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3.125in" table:align="left" fo:background-color="#ffffff" style:shadow="none">
        <style:background-image/>
      </style:table-properties>
    </style:style>
    <style:style style:name="Table1.A" style:family="table-column">
      <style:table-column-properties style:column-width="0.1813in"/>
    </style:style>
    <style:style style:name="Table1.B" style:family="table-column">
      <style:table-column-properties style:column-width="1.8174in"/>
    </style:style>
    <style:style style:name="Table1.C" style:family="table-column">
      <style:table-column-properties style:column-width="1.1264in"/>
    </style:style>
    <style:style style:name="Table1.A1" style:family="table-cell">
      <style:table-cell-properties style:vertical-align="middle" fo:background-color="#f9fafb" fo:padding-left="0in" fo:padding-right="0in" fo:padding-top="0in" fo:padding-bottom="0.0194in" fo:border-left="none" fo:border-right="none" fo:border-top="none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9fafb" fo:padding-left="0.0194in" fo:padding-right="0in" fo:padding-top="0in" fo:padding-bottom="0.0194in" fo:border-left="0.05pt solid #000000" fo:border-right="none" fo:border-top="none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f9fafb" fo:padding-left="0.0194in" fo:padding-right="0in" fo:padding-top="0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Table1.C2" style:family="table-cell">
      <style:table-cell-properties style:vertical-align="middle" fo:padding-left="0.0194in" fo:padding-right="0in" fo:padding-top="0in" fo:padding-bottom="0in" fo:border-left="0.05pt solid #000000" fo:border-right="0.05pt solid #000000" fo:border-top="none" fo:border-bottom="none"/>
    </style:style>
    <style:style style:name="Table1.A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6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6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6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7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7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7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8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8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8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9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9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9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0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0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0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6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6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6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7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7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7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8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8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8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19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19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19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0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0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0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6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6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6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7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7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7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8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8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8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29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29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29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0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0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0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6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6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6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7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7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7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8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8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8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39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39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39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0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0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0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6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6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6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7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7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7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8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8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8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49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49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49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0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0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0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1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1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1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2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2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2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3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3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3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4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4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4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6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6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6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7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7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7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8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8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8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59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59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59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0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0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0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1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1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1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2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2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3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3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4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4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Table1.A56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Table1.B565" style:family="table-cell">
      <style:table-cell-properties style:vertical-align="middle" fo:padding-left="0.0194in" fo:padding-right="0in" fo:padding-top="0.0194in" fo:padding-bottom="0in" fo:border-left="0.05pt solid #000000" fo:border-right="none" fo:border-top="0.05pt solid #000000" fo:border-bottom="none"/>
    </style:style>
    <style:style style:name="Table1.C565" style:family="table-cell">
      <style:table-cell-properties style:vertical-align="middle" fo:padding-left="0.0194in" fo:padding-right="0in" fo:padding-top="0.0194in" fo:padding-bottom="0in" fo:border-left="0.05pt solid #000000" fo:border-right="0.05pt solid #000000" fo:border-top="0.05pt solid #000000" fo:border-bottom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style:font-name="Times New Roman1"/>
    </style:style>
    <style:style style:name="P4" style:family="paragraph" style:parent-style-name="Table_20_Contents">
      <style:paragraph-properties fo:text-align="end" style:justify-single-word="false"/>
      <style:text-properties style:font-name="Times New Roman1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weight="bold" officeooo:paragraph-rsid="0016038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officeooo:paragraph-rsid="00160387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Times New Roman1"/>
    </style:style>
    <style:style style:name="P8" style:family="paragraph" style:parent-style-name="Table_20_Heading">
      <style:paragraph-properties fo:text-align="end" style:justify-single-word="false"/>
      <style:text-properties style:font-name="Times New Roman1" fo:font-size="8pt" fo:font-weight="bold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color="#4183c4" style:text-line-through-style="none" style:text-line-through-type="none" style:text-underline-style="none" fo:font-weight="bold" style:text-blinking="false"/>
    </style:style>
    <style:style style:name="T3" style:family="text">
      <style:text-properties style:text-line-through-style="none" style:text-line-through-type="none" style:text-underline-style="none" style:text-blinking="false"/>
    </style:style>
    <style:style style:name="T4" style:family="text">
      <style:text-properties fo:font-size="9pt"/>
    </style:style>
    <style:style style:name="T5" style:family="text">
      <style:text-properties style:font-name="Times New Roman1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#</text:p>
            </table:table-cell>
            <table:table-cell table:style-name="Table1.B1" office:value-type="string">
              <text:p text:style-name="Table_20_Heading"><text:span text:style-name="Strong_20_Emphasis"><text:span text:style-name="T5">Question</text:span></text:span></text:p>
            </table:table-cell>
            <table:table-cell table:style-name="Table1.C1" office:value-type="string">
              <text:p text:style-name="P5">Answer</text:p>
            </table:table-cell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3">a little, a bit</text:p>
          </table:table-cell>
          <table:table-cell table:style-name="Table1.C2" office:value-type="string">
            <text:p text:style-name="P6">un poco</text:p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3">a lot of; much; many</text:p>
          </table:table-cell>
          <table:table-cell table:style-name="Table1.C3" office:value-type="string">
            <text:p text:style-name="P6">mucho</text:p>
          </table:table-cell>
        </table:table-row>
        <table:table-row>
          <table:table-cell table:style-name="Table1.A4" office:value-type="string">
            <text:p text:style-name="P4">3</text:p>
          </table:table-cell>
          <table:table-cell table:style-name="Table1.B4" office:value-type="string">
            <text:p text:style-name="P3">about to leave</text:p>
          </table:table-cell>
          <table:table-cell table:style-name="Table1.C4" office:value-type="string">
            <text:p text:style-name="P6">a punto de salir</text:p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3">according to; depending on</text:p>
          </table:table-cell>
          <table:table-cell table:style-name="Table1.C5" office:value-type="string">
            <text:p text:style-name="P6">según</text:p>
          </table:table-cell>
        </table:table-row>
        <table:table-row>
          <table:table-cell table:style-name="Table1.A6" office:value-type="string">
            <text:p text:style-name="P4">5</text:p>
          </table:table-cell>
          <table:table-cell table:style-name="Table1.B6" office:value-type="string">
            <text:p text:style-name="P3">after, behind</text:p>
          </table:table-cell>
          <table:table-cell table:style-name="Table1.C6" office:value-type="string">
            <text:p text:style-name="P6">tras</text:p>
          </table:table-cell>
        </table:table-row>
        <table:table-row>
          <table:table-cell table:style-name="Table1.A7" office:value-type="string">
            <text:p text:style-name="P4">6</text:p>
          </table:table-cell>
          <table:table-cell table:style-name="Table1.B7" office:value-type="string">
            <text:p text:style-name="P3">again</text:p>
          </table:table-cell>
          <table:table-cell table:style-name="Table1.C7" office:value-type="string">
            <text:p text:style-name="P6">de nuevo</text:p>
          </table:table-cell>
        </table:table-row>
        <table:table-row>
          <table:table-cell table:style-name="Table1.A8" office:value-type="string">
            <text:p text:style-name="P4">7</text:p>
          </table:table-cell>
          <table:table-cell table:style-name="Table1.B8" office:value-type="string">
            <text:p text:style-name="P3">against</text:p>
          </table:table-cell>
          <table:table-cell table:style-name="Table1.C8" office:value-type="string">
            <text:p text:style-name="P6">contra</text:p>
          </table:table-cell>
        </table:table-row>
        <table:table-row>
          <table:table-cell table:style-name="Table1.A9" office:value-type="string">
            <text:p text:style-name="P4">8</text:p>
          </table:table-cell>
          <table:table-cell table:style-name="Table1.B9" office:value-type="string">
            <text:p text:style-name="P3">all, every</text:p>
          </table:table-cell>
          <table:table-cell table:style-name="Table1.C9" office:value-type="string">
            <text:p text:style-name="P6">todo</text:p>
          </table:table-cell>
        </table:table-row>
        <table:table-row>
          <table:table-cell table:style-name="Table1.A10" office:value-type="string">
            <text:p text:style-name="P4">9</text:p>
          </table:table-cell>
          <table:table-cell table:style-name="Table1.B10" office:value-type="string">
            <text:p text:style-name="P3">all; everyone, everybody</text:p>
          </table:table-cell>
          <table:table-cell table:style-name="Table1.C10" office:value-type="string">
            <text:p text:style-name="P6">todos</text:p>
          </table:table-cell>
        </table:table-row>
        <table:table-row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3">always</text:p>
          </table:table-cell>
          <table:table-cell table:style-name="Table1.C11" office:value-type="string">
            <text:p text:style-name="P6">siempre</text:p>
          </table:table-cell>
        </table:table-row>
        <table:table-row>
          <table:table-cell table:style-name="Table1.A12" office:value-type="string">
            <text:p text:style-name="P4">11</text:p>
          </table:table-cell>
          <table:table-cell table:style-name="Table1.B12" office:value-type="string">
            <text:p text:style-name="P3">and</text:p>
          </table:table-cell>
          <table:table-cell table:style-name="Table1.C12" office:value-type="string">
            <text:p text:style-name="P6">y</text:p>
          </table:table-cell>
        </table:table-row>
        <table:table-row>
          <table:table-cell table:style-name="Table1.A13" office:value-type="string">
            <text:p text:style-name="P4">12</text:p>
          </table:table-cell>
          <table:table-cell table:style-name="Table1.B13" office:value-type="string">
            <text:p text:style-name="P3">Argentina</text:p>
          </table:table-cell>
          <table:table-cell table:style-name="Table1.C13" office:value-type="string">
            <text:p text:style-name="P6">Argentina</text:p>
          </table:table-cell>
        </table:table-row>
        <table:table-row>
          <table:table-cell table:style-name="Table1.A14" office:value-type="string">
            <text:p text:style-name="P4">13</text:p>
          </table:table-cell>
          <table:table-cell table:style-name="Table1.B14" office:value-type="string">
            <text:p text:style-name="P3">around, round</text:p>
          </table:table-cell>
          <table:table-cell table:style-name="Table1.C14" office:value-type="string">
            <text:p text:style-name="P6">alrededor</text:p>
          </table:table-cell>
        </table:table-row>
        <table:table-row>
          <table:table-cell table:style-name="Table1.A15" office:value-type="string">
            <text:p text:style-name="P4">14</text:p>
          </table:table-cell>
          <table:table-cell table:style-name="Table1.B15" office:value-type="string">
            <text:p text:style-name="P3">beautiful</text:p>
          </table:table-cell>
          <table:table-cell table:style-name="Table1.C15" office:value-type="string">
            <text:p text:style-name="P6">hermoso</text:p>
          </table:table-cell>
        </table:table-row>
        <table:table-row>
          <table:table-cell table:style-name="Table1.A16" office:value-type="string">
            <text:p text:style-name="P4">15</text:p>
          </table:table-cell>
          <table:table-cell table:style-name="Table1.B16" office:value-type="string">
            <text:p text:style-name="P3">because</text:p>
          </table:table-cell>
          <table:table-cell table:style-name="Table1.C16" office:value-type="string">
            <text:p text:style-name="P6">porque</text:p>
          </table:table-cell>
        </table:table-row>
        <table:table-row>
          <table:table-cell table:style-name="Table1.A17" office:value-type="string">
            <text:p text:style-name="P4">16</text:p>
          </table:table-cell>
          <table:table-cell table:style-name="Table1.B17" office:value-type="string">
            <text:p text:style-name="P3">before; in the face of</text:p>
          </table:table-cell>
          <table:table-cell table:style-name="Table1.C17" office:value-type="string">
            <text:p text:style-name="P6">ante</text:p>
          </table:table-cell>
        </table:table-row>
        <table:table-row>
          <table:table-cell table:style-name="Table1.A18" office:value-type="string">
            <text:p text:style-name="P4">17</text:p>
          </table:table-cell>
          <table:table-cell table:style-name="Table1.B18" office:value-type="string">
            <text:p text:style-name="P3">between; among, amongst</text:p>
          </table:table-cell>
          <table:table-cell table:style-name="Table1.C18" office:value-type="string">
            <text:p text:style-name="P6">entre</text:p>
          </table:table-cell>
        </table:table-row>
        <table:table-row>
          <table:table-cell table:style-name="Table1.A19" office:value-type="string">
            <text:p text:style-name="P4">18</text:p>
          </table:table-cell>
          <table:table-cell table:style-name="Table1.B19" office:value-type="string">
            <text:p text:style-name="P3">black</text:p>
          </table:table-cell>
          <table:table-cell table:style-name="Table1.C19" office:value-type="string">
            <text:p text:style-name="P6">negro</text:p>
          </table:table-cell>
        </table:table-row>
        <table:table-row>
          <table:table-cell table:style-name="Table1.A20" office:value-type="string">
            <text:p text:style-name="P4">19</text:p>
          </table:table-cell>
          <table:table-cell table:style-name="Table1.B20" office:value-type="string">
            <text:p text:style-name="P3">blond<text:span text:style-name="T4">hair color</text:span></text:p>
          </table:table-cell>
          <table:table-cell table:style-name="Table1.C20" office:value-type="string">
            <text:p text:style-name="P6">rubio</text:p>
          </table:table-cell>
        </table:table-row>
        <table:table-row>
          <table:table-cell table:style-name="Table1.A21" office:value-type="string">
            <text:p text:style-name="P4">20</text:p>
          </table:table-cell>
          <table:table-cell table:style-name="Table1.B21" office:value-type="string">
            <text:p text:style-name="P3">blue</text:p>
          </table:table-cell>
          <table:table-cell table:style-name="Table1.C21" office:value-type="string">
            <text:p text:style-name="P6">azul</text:p>
          </table:table-cell>
        </table:table-row>
        <table:table-row>
          <table:table-cell table:style-name="Table1.A22" office:value-type="string">
            <text:p text:style-name="P4">21</text:p>
          </table:table-cell>
          <table:table-cell table:style-name="Table1.B22" office:value-type="string">
            <text:p text:style-name="P3">brown</text:p>
          </table:table-cell>
          <table:table-cell table:style-name="Table1.C22" office:value-type="string">
            <text:p text:style-name="P6">marrón</text:p>
          </table:table-cell>
        </table:table-row>
        <table:table-row>
          <table:table-cell table:style-name="Table1.A23" office:value-type="string">
            <text:p text:style-name="P4">22</text:p>
          </table:table-cell>
          <table:table-cell table:style-name="Table1.B23" office:value-type="string">
            <text:p text:style-name="P3">brown<text:span text:style-name="T4">hair color</text:span></text:p>
          </table:table-cell>
          <table:table-cell table:style-name="Table1.C23" office:value-type="string">
            <text:p text:style-name="P6">moreno</text:p>
          </table:table-cell>
        </table:table-row>
        <table:table-row>
          <table:table-cell table:style-name="Table1.A24" office:value-type="string">
            <text:p text:style-name="P4">23</text:p>
          </table:table-cell>
          <table:table-cell table:style-name="Table1.B24" office:value-type="string">
            <text:p text:style-name="P3">Buenos Aires</text:p>
          </table:table-cell>
          <table:table-cell table:style-name="Table1.C24" office:value-type="string">
            <text:p text:style-name="P6">Buenos Aires</text:p>
          </table:table-cell>
        </table:table-row>
        <table:table-row>
          <table:table-cell table:style-name="Table1.A25" office:value-type="string">
            <text:p text:style-name="P4">24</text:p>
          </table:table-cell>
          <table:table-cell table:style-name="Table1.B25" office:value-type="string">
            <text:p text:style-name="P3">but</text:p>
          </table:table-cell>
          <table:table-cell table:style-name="Table1.C25" office:value-type="string">
            <text:p text:style-name="P6">pero</text:p>
          </table:table-cell>
        </table:table-row>
        <table:table-row>
          <table:table-cell table:style-name="Table1.A26" office:value-type="string">
            <text:p text:style-name="P4">25</text:p>
          </table:table-cell>
          <table:table-cell table:style-name="Table1.B26" office:value-type="string">
            <text:p text:style-name="P3">by means of</text:p>
          </table:table-cell>
          <table:table-cell table:style-name="Table1.C26" office:value-type="string">
            <text:p text:style-name="P6">mediante</text:p>
          </table:table-cell>
        </table:table-row>
        <table:table-row>
          <table:table-cell table:style-name="Table1.A27" office:value-type="string">
            <text:p text:style-name="P4">26</text:p>
          </table:table-cell>
          <table:table-cell table:style-name="Table1.B27" office:value-type="string">
            <text:p text:style-name="P3">certain; sure; true</text:p>
          </table:table-cell>
          <table:table-cell table:style-name="Table1.C27" office:value-type="string">
            <text:p text:style-name="P6">cierto</text:p>
          </table:table-cell>
        </table:table-row>
        <table:table-row>
          <table:table-cell table:style-name="Table1.A28" office:value-type="string">
            <text:p text:style-name="P4">27</text:p>
          </table:table-cell>
          <table:table-cell table:style-name="Table1.B28" office:value-type="string">
            <text:p text:style-name="P3">content, pleased, satisfies, happy, glad</text:p>
          </table:table-cell>
          <table:table-cell table:style-name="Table1.C28" office:value-type="string">
            <text:p text:style-name="P6">contento</text:p>
          </table:table-cell>
        </table:table-row>
        <table:table-row>
          <table:table-cell table:style-name="Table1.A29" office:value-type="string">
            <text:p text:style-name="P4">28</text:p>
          </table:table-cell>
          <table:table-cell table:style-name="Table1.B29" office:value-type="string">
            <text:p text:style-name="P3">crazy</text:p>
          </table:table-cell>
          <table:table-cell table:style-name="Table1.C29" office:value-type="string">
            <text:p text:style-name="P6">loco</text:p>
          </table:table-cell>
        </table:table-row>
        <table:table-row>
          <table:table-cell table:style-name="Table1.A30" office:value-type="string">
            <text:p text:style-name="P4">29</text:p>
          </table:table-cell>
          <table:table-cell table:style-name="Table1.B30" office:value-type="string">
            <text:p text:style-name="P3">dark; obscure; dim</text:p>
          </table:table-cell>
          <table:table-cell table:style-name="Table1.C30" office:value-type="string">
            <text:p text:style-name="P6">oscuro</text:p>
          </table:table-cell>
        </table:table-row>
        <table:table-row>
          <table:table-cell table:style-name="Table1.A31" office:value-type="string">
            <text:p text:style-name="P4">30</text:p>
          </table:table-cell>
          <table:table-cell table:style-name="Table1.B31" office:value-type="string">
            <text:p text:style-name="P3">dead</text:p>
          </table:table-cell>
          <table:table-cell table:style-name="Table1.C31" office:value-type="string">
            <text:p text:style-name="P6">muerto</text:p>
          </table:table-cell>
        </table:table-row>
        <table:table-row>
          <table:table-cell table:style-name="Table1.A32" office:value-type="string">
            <text:p text:style-name="P4">31</text:p>
          </table:table-cell>
          <table:table-cell table:style-name="Table1.B32" office:value-type="string">
            <text:p text:style-name="P3">difficult</text:p>
          </table:table-cell>
          <table:table-cell table:style-name="Table1.C32" office:value-type="string">
            <text:p text:style-name="P6">difícil</text:p>
          </table:table-cell>
        </table:table-row>
        <table:table-row>
          <table:table-cell table:style-name="Table1.A33" office:value-type="string">
            <text:p text:style-name="P4">32</text:p>
          </table:table-cell>
          <table:table-cell table:style-name="Table1.B33" office:value-type="string">
            <text:p text:style-name="P3">drunk</text:p>
          </table:table-cell>
          <table:table-cell table:style-name="Table1.C33" office:value-type="string">
            <text:p text:style-name="P6">borracho</text:p>
          </table:table-cell>
        </table:table-row>
        <table:table-row>
          <table:table-cell table:style-name="Table1.A34" office:value-type="string">
            <text:p text:style-name="P4">33</text:p>
          </table:table-cell>
          <table:table-cell table:style-name="Table1.B34" office:value-type="string">
            <text:p text:style-name="P3">eight</text:p>
          </table:table-cell>
          <table:table-cell table:style-name="Table1.C34" office:value-type="string">
            <text:p text:style-name="P6">ocho</text:p>
          </table:table-cell>
        </table:table-row>
        <table:table-row>
          <table:table-cell table:style-name="Table1.A35" office:value-type="string">
            <text:p text:style-name="P4">34</text:p>
          </table:table-cell>
          <table:table-cell table:style-name="Table1.B35" office:value-type="string">
            <text:p text:style-name="P3">eight hundred</text:p>
          </table:table-cell>
          <table:table-cell table:style-name="Table1.C35" office:value-type="string">
            <text:p text:style-name="P6">ochocientos</text:p>
          </table:table-cell>
        </table:table-row>
        <table:table-row>
          <table:table-cell table:style-name="Table1.A36" office:value-type="string">
            <text:p text:style-name="P4">35</text:p>
          </table:table-cell>
          <table:table-cell table:style-name="Table1.B36" office:value-type="string">
            <text:p text:style-name="P3">eighteen</text:p>
          </table:table-cell>
          <table:table-cell table:style-name="Table1.C36" office:value-type="string">
            <text:p text:style-name="P6">dieciocho</text:p>
          </table:table-cell>
        </table:table-row>
        <table:table-row>
          <table:table-cell table:style-name="Table1.A37" office:value-type="string">
            <text:p text:style-name="P4">36</text:p>
          </table:table-cell>
          <table:table-cell table:style-name="Table1.B37" office:value-type="string">
            <text:p text:style-name="P3">eighty</text:p>
          </table:table-cell>
          <table:table-cell table:style-name="Table1.C37" office:value-type="string">
            <text:p text:style-name="P6">ochenta</text:p>
          </table:table-cell>
        </table:table-row>
        <table:table-row>
          <table:table-cell table:style-name="Table1.A38" office:value-type="string">
            <text:p text:style-name="P4">37</text:p>
          </table:table-cell>
          <table:table-cell table:style-name="Table1.B38" office:value-type="string">
            <text:p text:style-name="P3">eleven</text:p>
          </table:table-cell>
          <table:table-cell table:style-name="Table1.C38" office:value-type="string">
            <text:p text:style-name="P6">once</text:p>
          </table:table-cell>
        </table:table-row>
        <table:table-row>
          <table:table-cell table:style-name="Table1.A39" office:value-type="string">
            <text:p text:style-name="P4">38</text:p>
          </table:table-cell>
          <table:table-cell table:style-name="Table1.B39" office:value-type="string">
            <text:p text:style-name="P3">English</text:p>
          </table:table-cell>
          <table:table-cell table:style-name="Table1.C39" office:value-type="string">
            <text:p text:style-name="P6">inglés</text:p>
          </table:table-cell>
        </table:table-row>
        <table:table-row>
          <table:table-cell table:style-name="Table1.A40" office:value-type="string">
            <text:p text:style-name="P4">39</text:p>
          </table:table-cell>
          <table:table-cell table:style-name="Table1.B40" office:value-type="string">
            <text:p text:style-name="P3">except, except for</text:p>
          </table:table-cell>
          <table:table-cell table:style-name="Table1.C40" office:value-type="string">
            <text:p text:style-name="P6">excepto</text:p>
          </table:table-cell>
        </table:table-row>
        <table:table-row>
          <table:table-cell table:style-name="Table1.A41" office:value-type="string">
            <text:p text:style-name="P4">40</text:p>
          </table:table-cell>
          <table:table-cell table:style-name="Table1.B41" office:value-type="string">
            <text:p text:style-name="P3">female<text:span text:style-name="T4">animal</text:span></text:p>
          </table:table-cell>
          <table:table-cell table:style-name="Table1.C41" office:value-type="string">
            <text:p text:style-name="P6">hembra</text:p>
          </table:table-cell>
        </table:table-row>
        <table:table-row>
          <table:table-cell table:style-name="Table1.A42" office:value-type="string">
            <text:p text:style-name="P4">41</text:p>
          </table:table-cell>
          <table:table-cell table:style-name="Table1.B42" office:value-type="string">
            <text:p text:style-name="P3">fifteen</text:p>
          </table:table-cell>
          <table:table-cell table:style-name="Table1.C42" office:value-type="string">
            <text:p text:style-name="P6">quince</text:p>
          </table:table-cell>
        </table:table-row>
        <table:table-row>
          <table:table-cell table:style-name="Table1.A43" office:value-type="string">
            <text:p text:style-name="P4">42</text:p>
          </table:table-cell>
          <table:table-cell table:style-name="Table1.B43" office:value-type="string">
            <text:p text:style-name="P3">fifty</text:p>
          </table:table-cell>
          <table:table-cell table:style-name="Table1.C43" office:value-type="string">
            <text:p text:style-name="P6">cincuenta</text:p>
          </table:table-cell>
        </table:table-row>
        <table:table-row>
          <table:table-cell table:style-name="Table1.A44" office:value-type="string">
            <text:p text:style-name="P4">43</text:p>
          </table:table-cell>
          <table:table-cell table:style-name="Table1.B44" office:value-type="string">
            <text:p text:style-name="P3">five</text:p>
          </table:table-cell>
          <table:table-cell table:style-name="Table1.C44" office:value-type="string">
            <text:p text:style-name="P6">cinco</text:p>
          </table:table-cell>
        </table:table-row>
        <table:table-row>
          <table:table-cell table:style-name="Table1.A45" office:value-type="string">
            <text:p text:style-name="P4">44</text:p>
          </table:table-cell>
          <table:table-cell table:style-name="Table1.B45" office:value-type="string">
            <text:p text:style-name="P3">five hundred</text:p>
          </table:table-cell>
          <table:table-cell table:style-name="Table1.C45" office:value-type="string">
            <text:p text:style-name="P6">quinientos</text:p>
          </table:table-cell>
        </table:table-row>
        <table:table-row>
          <table:table-cell table:style-name="Table1.A46" office:value-type="string">
            <text:p text:style-name="P4">45</text:p>
          </table:table-cell>
          <table:table-cell table:style-name="Table1.B46" office:value-type="string">
            <text:p text:style-name="P3">for; by; through; because of; per<text:span text:style-name="T4">and much more</text:span></text:p>
          </table:table-cell>
          <table:table-cell table:style-name="Table1.C46" office:value-type="string">
            <text:p text:style-name="P6">por</text:p>
          </table:table-cell>
        </table:table-row>
        <table:table-row>
          <table:table-cell table:style-name="Table1.A47" office:value-type="string">
            <text:p text:style-name="P4">46</text:p>
          </table:table-cell>
          <table:table-cell table:style-name="Table1.B47" office:value-type="string">
            <text:p text:style-name="P3">forty</text:p>
          </table:table-cell>
          <table:table-cell table:style-name="Table1.C47" office:value-type="string">
            <text:p text:style-name="P6">cuarenta</text:p>
          </table:table-cell>
        </table:table-row>
        <table:table-row>
          <table:table-cell table:style-name="Table1.A48" office:value-type="string">
            <text:p text:style-name="P4">47</text:p>
          </table:table-cell>
          <table:table-cell table:style-name="Table1.B48" office:value-type="string">
            <text:p text:style-name="P3">four</text:p>
          </table:table-cell>
          <table:table-cell table:style-name="Table1.C48" office:value-type="string">
            <text:p text:style-name="P6">cuatro</text:p>
          </table:table-cell>
        </table:table-row>
        <table:table-row>
          <table:table-cell table:style-name="Table1.A49" office:value-type="string">
            <text:p text:style-name="P4">48</text:p>
          </table:table-cell>
          <table:table-cell table:style-name="Table1.B49" office:value-type="string">
            <text:p text:style-name="P3">four hundred</text:p>
          </table:table-cell>
          <table:table-cell table:style-name="Table1.C49" office:value-type="string">
            <text:p text:style-name="P6">cuatrocientos</text:p>
          </table:table-cell>
        </table:table-row>
        <table:table-row>
          <table:table-cell table:style-name="Table1.A50" office:value-type="string">
            <text:p text:style-name="P4">49</text:p>
          </table:table-cell>
          <table:table-cell table:style-name="Table1.B50" office:value-type="string">
            <text:p text:style-name="P3">fourteen</text:p>
          </table:table-cell>
          <table:table-cell table:style-name="Table1.C50" office:value-type="string">
            <text:p text:style-name="P6">catorce</text:p>
          </table:table-cell>
        </table:table-row>
        <table:table-row>
          <table:table-cell table:style-name="Table1.A51" office:value-type="string">
            <text:p text:style-name="P4">50</text:p>
          </table:table-cell>
          <table:table-cell table:style-name="Table1.B51" office:value-type="string">
            <text:p text:style-name="P3">French</text:p>
          </table:table-cell>
          <table:table-cell table:style-name="Table1.C51" office:value-type="string">
            <text:p text:style-name="P6">francés</text:p>
          </table:table-cell>
        </table:table-row>
        <table:table-row>
          <table:table-cell table:style-name="Table1.A52" office:value-type="string">
            <text:p text:style-name="P4">51</text:p>
          </table:table-cell>
          <table:table-cell table:style-name="Table1.B52" office:value-type="string">
            <text:p text:style-name="P7">French</text:p>
          </table:table-cell>
          <table:table-cell table:style-name="Table1.C52" office:value-type="string">
            <text:p text:style-name="P6">francesa</text:p>
          </table:table-cell>
        </table:table-row>
        <table:table-row>
          <table:table-cell table:style-name="Table1.A53" office:value-type="string">
            <text:p text:style-name="P4">52</text:p>
          </table:table-cell>
          <table:table-cell table:style-name="Table1.B53" office:value-type="string">
            <text:p text:style-name="P3">Friday</text:p>
          </table:table-cell>
          <table:table-cell table:style-name="Table1.C53" office:value-type="string">
            <text:p text:style-name="P6">el viernes</text:p>
          </table:table-cell>
        </table:table-row>
        <table:table-row>
          <table:table-cell table:style-name="Table1.A54" office:value-type="string">
            <text:p text:style-name="P4">53</text:p>
          </table:table-cell>
          <table:table-cell table:style-name="Table1.B54" office:value-type="string">
            <text:p text:style-name="P3">From where?</text:p>
          </table:table-cell>
          <table:table-cell table:style-name="Table1.C54" office:value-type="string">
            <text:p text:style-name="P6">¿De dónde?</text:p>
          </table:table-cell>
        </table:table-row>
        <table:table-row>
          <table:table-cell table:style-name="Table1.A55" office:value-type="string">
            <text:p text:style-name="P4">54</text:p>
          </table:table-cell>
          <table:table-cell table:style-name="Table1.B55" office:value-type="string">
            <text:p text:style-name="P3">from; of</text:p>
          </table:table-cell>
          <table:table-cell table:style-name="Table1.C55" office:value-type="string">
            <text:p text:style-name="P6">de</text:p>
          </table:table-cell>
        </table:table-row>
        <table:table-row>
          <table:table-cell table:style-name="Table1.A56" office:value-type="string">
            <text:p text:style-name="P4">55</text:p>
          </table:table-cell>
          <table:table-cell table:style-name="Table1.B56" office:value-type="string">
            <text:p text:style-name="P3">from; since</text:p>
          </table:table-cell>
          <table:table-cell table:style-name="Table1.C56" office:value-type="string">
            <text:p text:style-name="P6">desde</text:p>
          </table:table-cell>
        </table:table-row>
        <table:table-row>
          <table:table-cell table:style-name="Table1.A57" office:value-type="string">
            <text:p text:style-name="P4">56</text:p>
          </table:table-cell>
          <table:table-cell table:style-name="Table1.B57" office:value-type="string">
            <text:p text:style-name="P3">golden</text:p>
          </table:table-cell>
          <table:table-cell table:style-name="Table1.C57" office:value-type="string">
            <text:p text:style-name="P6">dorado</text:p>
          </table:table-cell>
        </table:table-row>
        <table:table-row>
          <table:table-cell table:style-name="Table1.A58" office:value-type="string">
            <text:p text:style-name="P4">57</text:p>
          </table:table-cell>
          <table:table-cell table:style-name="Table1.B58" office:value-type="string">
            <text:p text:style-name="P3">good</text:p>
          </table:table-cell>
          <table:table-cell table:style-name="Table1.C58" office:value-type="string">
            <text:p text:style-name="P6">bueno</text:p>
          </table:table-cell>
        </table:table-row>
        <table:table-row>
          <table:table-cell table:style-name="Table1.A59" office:value-type="string">
            <text:p text:style-name="P4">58</text:p>
          </table:table-cell>
          <table:table-cell table:style-name="Table1.B59" office:value-type="string">
            <text:p text:style-name="P3">Good afternoon.; Good evening.</text:p>
          </table:table-cell>
          <table:table-cell table:style-name="Table1.C59" office:value-type="string">
            <text:p text:style-name="P6">Buenas tardes.</text:p>
          </table:table-cell>
        </table:table-row>
        <table:table-row>
          <table:table-cell table:style-name="Table1.A60" office:value-type="string">
            <text:p text:style-name="P4">59</text:p>
          </table:table-cell>
          <table:table-cell table:style-name="Table1.B60" office:value-type="string">
            <text:p text:style-name="P3">Good evening.; Good night.</text:p>
          </table:table-cell>
          <table:table-cell table:style-name="Table1.C60" office:value-type="string">
            <text:p text:style-name="P6">Buenas noches.</text:p>
          </table:table-cell>
        </table:table-row>
        <table:table-row>
          <table:table-cell table:style-name="Table1.A61" office:value-type="string">
            <text:p text:style-name="P4">60</text:p>
          </table:table-cell>
          <table:table-cell table:style-name="Table1.B61" office:value-type="string">
            <text:p text:style-name="P3">Good morning.</text:p>
          </table:table-cell>
          <table:table-cell table:style-name="Table1.C61" office:value-type="string">
            <text:p text:style-name="P6">Buenos días.</text:p>
          </table:table-cell>
        </table:table-row>
        <table:table-row>
          <table:table-cell table:style-name="Table1.A62" office:value-type="string">
            <text:p text:style-name="P4">61</text:p>
          </table:table-cell>
          <table:table-cell table:style-name="Table1.B62" office:value-type="string">
            <text:p text:style-name="P3">goodbye, bye</text:p>
          </table:table-cell>
          <table:table-cell table:style-name="Table1.C62" office:value-type="string">
            <text:p text:style-name="P6">adiós</text:p>
          </table:table-cell>
        </table:table-row>
        <table:table-row>
          <table:table-cell table:style-name="Table1.A63" office:value-type="string">
            <text:p text:style-name="P4">62</text:p>
          </table:table-cell>
          <table:table-cell table:style-name="Table1.B63" office:value-type="string">
            <text:p text:style-name="P3">green</text:p>
          </table:table-cell>
          <table:table-cell table:style-name="Table1.C63" office:value-type="string">
            <text:p text:style-name="P6">verde</text:p>
          </table:table-cell>
        </table:table-row>
        <table:table-row>
          <table:table-cell table:style-name="Table1.A64" office:value-type="string">
            <text:p text:style-name="P4">63</text:p>
          </table:table-cell>
          <table:table-cell table:style-name="Table1.B64" office:value-type="string">
            <text:p text:style-name="P3">grey</text:p>
          </table:table-cell>
          <table:table-cell table:style-name="Table1.C64" office:value-type="string">
            <text:p text:style-name="P6">gris</text:p>
          </table:table-cell>
        </table:table-row>
        <table:table-row>
          <table:table-cell table:style-name="Table1.A65" office:value-type="string">
            <text:p text:style-name="P4">64</text:p>
          </table:table-cell>
          <table:table-cell table:style-name="Table1.B65" office:value-type="string">
            <text:p text:style-name="P3">half; middle; mean, average</text:p>
          </table:table-cell>
          <table:table-cell table:style-name="Table1.C65" office:value-type="string">
            <text:p text:style-name="P6">medio</text:p>
          </table:table-cell>
        </table:table-row>
        <table:table-row>
          <table:table-cell table:style-name="Table1.A66" office:value-type="string">
            <text:p text:style-name="P4">65</text:p>
          </table:table-cell>
          <table:table-cell table:style-name="Table1.B66" office:value-type="string">
            <text:p text:style-name="P3">he</text:p>
          </table:table-cell>
          <table:table-cell table:style-name="Table1.C66" office:value-type="string">
            <text:p text:style-name="P6">él</text:p>
          </table:table-cell>
        </table:table-row>
        <table:table-row>
          <table:table-cell table:style-name="Table1.A67" office:value-type="string">
            <text:p text:style-name="P4">66</text:p>
          </table:table-cell>
          <table:table-cell table:style-name="Table1.B67" office:value-type="string">
            <text:p text:style-name="P3">hello, hi</text:p>
          </table:table-cell>
          <table:table-cell table:style-name="Table1.C67" office:value-type="string">
            <text:p text:style-name="P6">hola</text:p>
          </table:table-cell>
        </table:table-row>
        <table:table-row>
          <table:table-cell table:style-name="Table1.A68" office:value-type="string">
            <text:p text:style-name="P4">67</text:p>
          </table:table-cell>
          <table:table-cell table:style-name="Table1.B68" office:value-type="string">
            <text:p text:style-name="P3">here</text:p>
          </table:table-cell>
          <table:table-cell table:style-name="Table1.C68" office:value-type="string">
            <text:p text:style-name="P6">aquí</text:p>
          </table:table-cell>
        </table:table-row>
        <table:table-row>
          <table:table-cell table:style-name="Table1.A69" office:value-type="string">
            <text:p text:style-name="P4">68</text:p>
          </table:table-cell>
          <table:table-cell table:style-name="Table1.B69" office:value-type="string">
            <text:p text:style-name="P3">his, her, its, yours</text:p>
          </table:table-cell>
          <table:table-cell table:style-name="Table1.C69" office:value-type="string">
            <text:p text:style-name="P6">suyo</text:p>
          </table:table-cell>
        </table:table-row>
        <table:table-row>
          <table:table-cell table:style-name="Table1.A70" office:value-type="string">
            <text:p text:style-name="P4">69</text:p>
          </table:table-cell>
          <table:table-cell table:style-name="Table1.B70" office:value-type="string">
            <text:p text:style-name="P3">hot</text:p>
          </table:table-cell>
          <table:table-cell table:style-name="Table1.C70" office:value-type="string">
            <text:p text:style-name="P6">caliente</text:p>
          </table:table-cell>
        </table:table-row>
        <table:table-row>
          <table:table-cell table:style-name="Table1.A71" office:value-type="string">
            <text:p text:style-name="P4">70</text:p>
          </table:table-cell>
          <table:table-cell table:style-name="Table1.B71" office:value-type="string">
            <text:p text:style-name="P3">How many?</text:p>
          </table:table-cell>
          <table:table-cell table:style-name="Table1.C71" office:value-type="string">
            <text:p text:style-name="P6">¿Cuántos?</text:p>
          </table:table-cell>
        </table:table-row>
        <table:table-row>
          <table:table-cell table:style-name="Table1.A72" office:value-type="string">
            <text:p text:style-name="P4">71</text:p>
          </table:table-cell>
          <table:table-cell table:style-name="Table1.B72" office:value-type="string">
            <text:p text:style-name="P3">How much?</text:p>
          </table:table-cell>
          <table:table-cell table:style-name="Table1.C72" office:value-type="string">
            <text:p text:style-name="P6">¿Cuánto?</text:p>
          </table:table-cell>
        </table:table-row>
        <table:table-row>
          <table:table-cell table:style-name="Table1.A73" office:value-type="string">
            <text:p text:style-name="P4">72</text:p>
          </table:table-cell>
          <table:table-cell table:style-name="Table1.B73" office:value-type="string">
            <text:p text:style-name="P3">How?</text:p>
          </table:table-cell>
          <table:table-cell table:style-name="Table1.C73" office:value-type="string">
            <text:p text:style-name="P6">¿Cómo?</text:p>
          </table:table-cell>
        </table:table-row>
        <table:table-row>
          <table:table-cell table:style-name="Table1.A74" office:value-type="string">
            <text:p text:style-name="P4">73</text:p>
          </table:table-cell>
          <table:table-cell table:style-name="Table1.B74" office:value-type="string">
            <text:p text:style-name="P3">human</text:p>
          </table:table-cell>
          <table:table-cell table:style-name="Table1.C74" office:value-type="string">
            <text:p text:style-name="P6">humano</text:p>
          </table:table-cell>
        </table:table-row>
        <table:table-row>
          <table:table-cell table:style-name="Table1.A75" office:value-type="string">
            <text:p text:style-name="P4">74</text:p>
          </table:table-cell>
          <table:table-cell table:style-name="Table1.B75" office:value-type="string">
            <text:p text:style-name="P3">hungry</text:p>
          </table:table-cell>
          <table:table-cell table:style-name="Table1.C75" office:value-type="string">
            <text:p text:style-name="P6">hambriento</text:p>
          </table:table-cell>
        </table:table-row>
        <table:table-row>
          <table:table-cell table:style-name="Table1.A76" office:value-type="string">
            <text:p text:style-name="P4">75</text:p>
          </table:table-cell>
          <table:table-cell table:style-name="Table1.B76" office:value-type="string">
            <text:p text:style-name="P3">I</text:p>
          </table:table-cell>
          <table:table-cell table:style-name="Table1.C76" office:value-type="string">
            <text:p text:style-name="P6">yo</text:p>
          </table:table-cell>
        </table:table-row>
        <table:table-row>
          <table:table-cell table:style-name="Table1.A77" office:value-type="string">
            <text:p text:style-name="P4">76</text:p>
          </table:table-cell>
          <table:table-cell table:style-name="Table1.B77" office:value-type="string">
            <text:p text:style-name="P3">I believe you<text:span text:style-name="T4">informal</text:span>.</text:p>
          </table:table-cell>
          <table:table-cell table:style-name="Table1.C77" office:value-type="string">
            <text:p text:style-name="P6">Te creo.</text:p>
          </table:table-cell>
        </table:table-row>
        <table:table-row>
          <table:table-cell table:style-name="Table1.A78" office:value-type="string">
            <text:p text:style-name="P4">77</text:p>
          </table:table-cell>
          <table:table-cell table:style-name="Table1.B78" office:value-type="string">
            <text:p text:style-name="P3">if</text:p>
          </table:table-cell>
          <table:table-cell table:style-name="Table1.C78" office:value-type="string">
            <text:p text:style-name="P6">si</text:p>
          </table:table-cell>
        </table:table-row>
        <table:table-row>
          <table:table-cell table:style-name="Table1.A79" office:value-type="string">
            <text:p text:style-name="P4">78</text:p>
          </table:table-cell>
          <table:table-cell table:style-name="Table1.B79" office:value-type="string">
            <text:p text:style-name="P3">in such a case</text:p>
          </table:table-cell>
          <table:table-cell table:style-name="Table1.C79" office:value-type="string">
            <text:p text:style-name="P6">en tal caso</text:p>
          </table:table-cell>
        </table:table-row>
        <table:table-row>
          <table:table-cell table:style-name="Table1.A80" office:value-type="string">
            <text:p text:style-name="P4">79</text:p>
          </table:table-cell>
          <table:table-cell table:style-name="Table1.B80" office:value-type="string">
            <text:p text:style-name="P3">in, on, at</text:p>
          </table:table-cell>
          <table:table-cell table:style-name="Table1.C80" office:value-type="string">
            <text:p text:style-name="P6">en</text:p>
          </table:table-cell>
        </table:table-row>
        <table:table-row>
          <table:table-cell table:style-name="Table1.A81" office:value-type="string">
            <text:p text:style-name="P4">80</text:p>
          </table:table-cell>
          <table:table-cell table:style-name="Table1.B81" office:value-type="string">
            <text:p text:style-name="P3">it<text:span text:style-name="T4">the thing, the part, the concept or idea</text:span></text:p>
          </table:table-cell>
          <table:table-cell table:style-name="Table1.C81" office:value-type="string">
            <text:p text:style-name="P6">lo</text:p>
          </table:table-cell>
        </table:table-row>
        <table:table-row>
          <table:table-cell table:style-name="Table1.A82" office:value-type="string">
            <text:p text:style-name="P4">81</text:p>
          </table:table-cell>
          <table:table-cell table:style-name="Table1.B82" office:value-type="string">
            <text:p text:style-name="P3">large, big</text:p>
          </table:table-cell>
          <table:table-cell table:style-name="Table1.C82" office:value-type="string">
            <text:p text:style-name="P6">grande</text:p>
          </table:table-cell>
        </table:table-row>
        <table:table-row>
          <table:table-cell table:style-name="Table1.A83" office:value-type="string">
            <text:p text:style-name="P4">82</text:p>
          </table:table-cell>
          <table:table-cell table:style-name="Table1.B83" office:value-type="string">
            <text:p text:style-name="P3">like, as; since</text:p>
          </table:table-cell>
          <table:table-cell table:style-name="Table1.C83" office:value-type="string">
            <text:p text:style-name="P6">como</text:p>
          </table:table-cell>
        </table:table-row>
        <table:table-row>
          <table:table-cell table:style-name="Table1.A84" office:value-type="string">
            <text:p text:style-name="P4">83</text:p>
          </table:table-cell>
          <table:table-cell table:style-name="Table1.B84" office:value-type="string">
            <text:p text:style-name="P3">little, not much; few, not many</text:p>
          </table:table-cell>
          <table:table-cell table:style-name="Table1.C84" office:value-type="string">
            <text:p text:style-name="P6">poco</text:p>
          </table:table-cell>
        </table:table-row>
        <table:table-row>
          <table:table-cell table:style-name="Table1.A85" office:value-type="string">
            <text:p text:style-name="P4">84</text:p>
          </table:table-cell>
          <table:table-cell table:style-name="Table1.B85" office:value-type="string">
            <text:p text:style-name="P3">long</text:p>
          </table:table-cell>
          <table:table-cell table:style-name="Table1.C85" office:value-type="string">
            <text:p text:style-name="P6">largo</text:p>
          </table:table-cell>
        </table:table-row>
        <table:table-row>
          <table:table-cell table:style-name="Table1.A86" office:value-type="string">
            <text:p text:style-name="P4">85</text:p>
          </table:table-cell>
          <table:table-cell table:style-name="Table1.B86" office:value-type="string">
            <text:p text:style-name="P3">Madrid</text:p>
          </table:table-cell>
          <table:table-cell table:style-name="Table1.C86" office:value-type="string">
            <text:p text:style-name="P6">Madrid</text:p>
          </table:table-cell>
        </table:table-row>
        <table:table-row>
          <table:table-cell table:style-name="Table1.A87" office:value-type="string">
            <text:p text:style-name="P4">86</text:p>
          </table:table-cell>
          <table:table-cell table:style-name="Table1.B87" office:value-type="string">
            <text:p text:style-name="P3">male<text:span text:style-name="T4">animal</text:span></text:p>
          </table:table-cell>
          <table:table-cell table:style-name="Table1.C87" office:value-type="string">
            <text:p text:style-name="P6">macho</text:p>
          </table:table-cell>
        </table:table-row>
        <text:soft-page-break/>
        <table:table-row>
          <table:table-cell table:style-name="Table1.A88" office:value-type="string">
            <text:p text:style-name="P4">87</text:p>
          </table:table-cell>
          <table:table-cell table:style-name="Table1.B88" office:value-type="string">
            <text:p text:style-name="P3">Mexico</text:p>
          </table:table-cell>
          <table:table-cell table:style-name="Table1.C88" office:value-type="string">
            <text:p text:style-name="P6">México</text:p>
          </table:table-cell>
        </table:table-row>
        <table:table-row>
          <table:table-cell table:style-name="Table1.A89" office:value-type="string">
            <text:p text:style-name="P4">88</text:p>
          </table:table-cell>
          <table:table-cell table:style-name="Table1.B89" office:value-type="string">
            <text:p text:style-name="P3">mine</text:p>
          </table:table-cell>
          <table:table-cell table:style-name="Table1.C89" office:value-type="string">
            <text:p text:style-name="P6">mío</text:p>
          </table:table-cell>
        </table:table-row>
        <table:table-row>
          <table:table-cell table:style-name="Table1.A90" office:value-type="string">
            <text:p text:style-name="P4">89</text:p>
          </table:table-cell>
          <table:table-cell table:style-name="Table1.B90" office:value-type="string">
            <text:p text:style-name="P3">Monday</text:p>
          </table:table-cell>
          <table:table-cell table:style-name="Table1.C90" office:value-type="string">
            <text:p text:style-name="P6">el lunes</text:p>
          </table:table-cell>
        </table:table-row>
        <table:table-row>
          <table:table-cell table:style-name="Table1.A91" office:value-type="string">
            <text:p text:style-name="P4">90</text:p>
          </table:table-cell>
          <table:table-cell table:style-name="Table1.B91" office:value-type="string">
            <text:p text:style-name="P3">more</text:p>
          </table:table-cell>
          <table:table-cell table:style-name="Table1.C91" office:value-type="string">
            <text:p text:style-name="P6">más</text:p>
          </table:table-cell>
        </table:table-row>
        <table:table-row>
          <table:table-cell table:style-name="Table1.A92" office:value-type="string">
            <text:p text:style-name="P4">91</text:p>
          </table:table-cell>
          <table:table-cell table:style-name="Table1.B92" office:value-type="string">
            <text:p text:style-name="P3">my</text:p>
          </table:table-cell>
          <table:table-cell table:style-name="Table1.C92" office:value-type="string">
            <text:p text:style-name="P6">mi</text:p>
          </table:table-cell>
        </table:table-row>
        <table:table-row>
          <table:table-cell table:style-name="Table1.A93" office:value-type="string">
            <text:p text:style-name="P4">92</text:p>
          </table:table-cell>
          <table:table-cell table:style-name="Table1.B93" office:value-type="string">
            <text:p text:style-name="P3">My house is your house.<text:span text:style-name="T4">Make yourself at home</text:span></text:p>
          </table:table-cell>
          <table:table-cell table:style-name="Table1.C93" office:value-type="string">
            <text:p text:style-name="P6">Mi casa es tu casa.</text:p>
          </table:table-cell>
        </table:table-row>
        <table:table-row>
          <table:table-cell table:style-name="Table1.A94" office:value-type="string">
            <text:p text:style-name="P4">93</text:p>
          </table:table-cell>
          <table:table-cell table:style-name="Table1.B94" office:value-type="string">
            <text:p text:style-name="P3">nervous</text:p>
          </table:table-cell>
          <table:table-cell table:style-name="Table1.C94" office:value-type="string">
            <text:p text:style-name="P6">nervoso</text:p>
          </table:table-cell>
        </table:table-row>
        <table:table-row>
          <table:table-cell table:style-name="Table1.A95" office:value-type="string">
            <text:p text:style-name="P4">94</text:p>
          </table:table-cell>
          <table:table-cell table:style-name="Table1.B95" office:value-type="string">
            <text:p text:style-name="P3">never</text:p>
          </table:table-cell>
          <table:table-cell table:style-name="Table1.C95" office:value-type="string">
            <text:p text:style-name="P6">nunca</text:p>
          </table:table-cell>
        </table:table-row>
        <table:table-row>
          <table:table-cell table:style-name="Table1.A96" office:value-type="string">
            <text:p text:style-name="P4">95</text:p>
          </table:table-cell>
          <table:table-cell table:style-name="Table1.B96" office:value-type="string">
            <text:p text:style-name="P3">new</text:p>
          </table:table-cell>
          <table:table-cell table:style-name="Table1.C96" office:value-type="string">
            <text:p text:style-name="P6">nuevo</text:p>
          </table:table-cell>
        </table:table-row>
        <table:table-row>
          <table:table-cell table:style-name="Table1.A97" office:value-type="string">
            <text:p text:style-name="P4">96</text:p>
          </table:table-cell>
          <table:table-cell table:style-name="Table1.B97" office:value-type="string">
            <text:p text:style-name="P3">next; close, near</text:p>
          </table:table-cell>
          <table:table-cell table:style-name="Table1.C97" office:value-type="string">
            <text:p text:style-name="P6">próximo</text:p>
          </table:table-cell>
        </table:table-row>
        <table:table-row>
          <table:table-cell table:style-name="Table1.A98" office:value-type="string">
            <text:p text:style-name="P4">97</text:p>
          </table:table-cell>
          <table:table-cell table:style-name="Table1.B98" office:value-type="string">
            <text:p text:style-name="P3">Nice to meet you.</text:p>
          </table:table-cell>
          <table:table-cell table:style-name="Table1.C98" office:value-type="string">
            <text:p text:style-name="P6">Mucho gusto.</text:p>
          </table:table-cell>
        </table:table-row>
        <table:table-row>
          <table:table-cell table:style-name="Table1.A99" office:value-type="string">
            <text:p text:style-name="P4">98</text:p>
          </table:table-cell>
          <table:table-cell table:style-name="Table1.B99" office:value-type="string">
            <text:p text:style-name="P3">nine</text:p>
          </table:table-cell>
          <table:table-cell table:style-name="Table1.C99" office:value-type="string">
            <text:p text:style-name="P6">nueve</text:p>
          </table:table-cell>
        </table:table-row>
        <table:table-row>
          <table:table-cell table:style-name="Table1.A100" office:value-type="string">
            <text:p text:style-name="P4">99</text:p>
          </table:table-cell>
          <table:table-cell table:style-name="Table1.B100" office:value-type="string">
            <text:p text:style-name="P3">nine hundred</text:p>
          </table:table-cell>
          <table:table-cell table:style-name="Table1.C100" office:value-type="string">
            <text:p text:style-name="P6">novecientos</text:p>
          </table:table-cell>
        </table:table-row>
        <table:table-row>
          <table:table-cell table:style-name="Table1.A101" office:value-type="string">
            <text:p text:style-name="P4">100</text:p>
          </table:table-cell>
          <table:table-cell table:style-name="Table1.B101" office:value-type="string">
            <text:p text:style-name="P3">nineteen</text:p>
          </table:table-cell>
          <table:table-cell table:style-name="Table1.C101" office:value-type="string">
            <text:p text:style-name="P6">diecinueve</text:p>
          </table:table-cell>
        </table:table-row>
        <table:table-row>
          <table:table-cell table:style-name="Table1.A102" office:value-type="string">
            <text:p text:style-name="P4">101</text:p>
          </table:table-cell>
          <table:table-cell table:style-name="Table1.B102" office:value-type="string">
            <text:p text:style-name="P3">ninety</text:p>
          </table:table-cell>
          <table:table-cell table:style-name="Table1.C102" office:value-type="string">
            <text:p text:style-name="P6">noventa</text:p>
          </table:table-cell>
        </table:table-row>
        <table:table-row>
          <table:table-cell table:style-name="Table1.A103" office:value-type="string">
            <text:p text:style-name="P4">102</text:p>
          </table:table-cell>
          <table:table-cell table:style-name="Table1.B103" office:value-type="string">
            <text:p text:style-name="P3">no one, nobody, anyone, anybody</text:p>
          </table:table-cell>
          <table:table-cell table:style-name="Table1.C103" office:value-type="string">
            <text:p text:style-name="P6">nadie</text:p>
          </table:table-cell>
        </table:table-row>
        <table:table-row>
          <table:table-cell table:style-name="Table1.A104" office:value-type="string">
            <text:p text:style-name="P4">103</text:p>
          </table:table-cell>
          <table:table-cell table:style-name="Table1.B104" office:value-type="string">
            <text:p text:style-name="P3">no; not</text:p>
          </table:table-cell>
          <table:table-cell table:style-name="Table1.C104" office:value-type="string">
            <text:p text:style-name="P6">no</text:p>
          </table:table-cell>
        </table:table-row>
        <table:table-row>
          <table:table-cell table:style-name="Table1.A105" office:value-type="string">
            <text:p text:style-name="P4">104</text:p>
          </table:table-cell>
          <table:table-cell table:style-name="Table1.B105" office:value-type="string">
            <text:p text:style-name="P3">none, none of them</text:p>
          </table:table-cell>
          <table:table-cell table:style-name="Table1.C105" office:value-type="string">
            <text:p text:style-name="P6">ninguno</text:p>
          </table:table-cell>
        </table:table-row>
        <table:table-row>
          <table:table-cell table:style-name="Table1.A106" office:value-type="string">
            <text:p text:style-name="P4">105</text:p>
          </table:table-cell>
          <table:table-cell table:style-name="Table1.B106" office:value-type="string">
            <text:p text:style-name="P3">noon, midday</text:p>
          </table:table-cell>
          <table:table-cell table:style-name="Table1.C106" office:value-type="string">
            <text:p text:style-name="P6">el mediodía</text:p>
          </table:table-cell>
        </table:table-row>
        <table:table-row>
          <table:table-cell table:style-name="Table1.A107" office:value-type="string">
            <text:p text:style-name="P4">106</text:p>
          </table:table-cell>
          <table:table-cell table:style-name="Table1.B107" office:value-type="string">
            <text:p text:style-name="P3">nothing, anything, none</text:p>
          </table:table-cell>
          <table:table-cell table:style-name="Table1.C107" office:value-type="string">
            <text:p text:style-name="P6">nada</text:p>
          </table:table-cell>
        </table:table-row>
        <table:table-row>
          <table:table-cell table:style-name="Table1.A108" office:value-type="string">
            <text:p text:style-name="P4">107</text:p>
          </table:table-cell>
          <table:table-cell table:style-name="Table1.B108" office:value-type="string">
            <text:p text:style-name="P3">now</text:p>
          </table:table-cell>
          <table:table-cell table:style-name="Table1.C108" office:value-type="string">
            <text:p text:style-name="P6">ahora</text:p>
          </table:table-cell>
        </table:table-row>
        <table:table-row>
          <table:table-cell table:style-name="Table1.A109" office:value-type="string">
            <text:p text:style-name="P4">108</text:p>
          </table:table-cell>
          <table:table-cell table:style-name="Table1.B109" office:value-type="string">
            <text:p text:style-name="P3">on top of; over; about</text:p>
          </table:table-cell>
          <table:table-cell table:style-name="Table1.C109" office:value-type="string">
            <text:p text:style-name="P6">sobre</text:p>
          </table:table-cell>
        </table:table-row>
        <table:table-row>
          <table:table-cell table:style-name="Table1.A110" office:value-type="string">
            <text:p text:style-name="P4">109</text:p>
          </table:table-cell>
          <table:table-cell table:style-name="Table1.B110" office:value-type="string">
            <text:p text:style-name="P3">one</text:p>
          </table:table-cell>
          <table:table-cell table:style-name="Table1.C110" office:value-type="string">
            <text:p text:style-name="P6">uno</text:p>
          </table:table-cell>
        </table:table-row>
        <table:table-row>
          <table:table-cell table:style-name="Table1.A111" office:value-type="string">
            <text:p text:style-name="P4">110</text:p>
          </table:table-cell>
          <table:table-cell table:style-name="Table1.B111" office:value-type="string">
            <text:p text:style-name="P3">one house</text:p>
          </table:table-cell>
          <table:table-cell table:style-name="Table1.C111" office:value-type="string">
            <text:p text:style-name="P6">una casa</text:p>
          </table:table-cell>
        </table:table-row>
        <table:table-row>
          <table:table-cell table:style-name="Table1.A112" office:value-type="string">
            <text:p text:style-name="P4">111</text:p>
          </table:table-cell>
          <table:table-cell table:style-name="Table1.B112" office:value-type="string">
            <text:p text:style-name="P3">one hundred</text:p>
          </table:table-cell>
          <table:table-cell table:style-name="Table1.C112" office:value-type="string">
            <text:p text:style-name="P6">cien</text:p>
          </table:table-cell>
        </table:table-row>
        <table:table-row>
          <table:table-cell table:style-name="Table1.A113" office:value-type="string">
            <text:p text:style-name="P4">112</text:p>
          </table:table-cell>
          <table:table-cell table:style-name="Table1.B113" office:value-type="string">
            <text:p text:style-name="P3">or</text:p>
          </table:table-cell>
          <table:table-cell table:style-name="Table1.C113" office:value-type="string">
            <text:p text:style-name="P6">o</text:p>
          </table:table-cell>
        </table:table-row>
        <table:table-row>
          <table:table-cell table:style-name="Table1.A114" office:value-type="string">
            <text:p text:style-name="P4">113</text:p>
          </table:table-cell>
          <table:table-cell table:style-name="Table1.B114" office:value-type="string">
            <text:p text:style-name="P3">orange</text:p>
          </table:table-cell>
          <table:table-cell table:style-name="Table1.C114" office:value-type="string">
            <text:p text:style-name="P6">anaranjado</text:p>
          </table:table-cell>
        </table:table-row>
        <table:table-row>
          <table:table-cell table:style-name="Table1.A115" office:value-type="string">
            <text:p text:style-name="P4">114</text:p>
          </table:table-cell>
          <table:table-cell table:style-name="Table1.B115" office:value-type="string">
            <text:p text:style-name="P3">orange</text:p>
          </table:table-cell>
          <table:table-cell table:style-name="Table1.C115" office:value-type="string">
            <text:p text:style-name="P6">naranja</text:p>
          </table:table-cell>
        </table:table-row>
        <table:table-row>
          <table:table-cell table:style-name="Table1.A116" office:value-type="string">
            <text:p text:style-name="P4">115</text:p>
          </table:table-cell>
          <table:table-cell table:style-name="Table1.B116" office:value-type="string">
            <text:p text:style-name="P3">other, another</text:p>
          </table:table-cell>
          <table:table-cell table:style-name="Table1.C116" office:value-type="string">
            <text:p text:style-name="P6">otro</text:p>
          </table:table-cell>
        </table:table-row>
        <table:table-row>
          <table:table-cell table:style-name="Table1.A117" office:value-type="string">
            <text:p text:style-name="P4">116</text:p>
          </table:table-cell>
          <table:table-cell table:style-name="Table1.B117" office:value-type="string">
            <text:p text:style-name="P3">our</text:p>
          </table:table-cell>
          <table:table-cell table:style-name="Table1.C117" office:value-type="string">
            <text:p text:style-name="P6">nuestro</text:p>
          </table:table-cell>
        </table:table-row>
        <table:table-row>
          <table:table-cell table:style-name="Table1.A118" office:value-type="string">
            <text:p text:style-name="P4">117</text:p>
          </table:table-cell>
          <table:table-cell table:style-name="Table1.B118" office:value-type="string">
            <text:p text:style-name="P3">ours</text:p>
          </table:table-cell>
          <table:table-cell table:style-name="Table1.C118" office:value-type="string">
            <text:p text:style-name="P6">nuestro</text:p>
          </table:table-cell>
        </table:table-row>
        <table:table-row>
          <table:table-cell table:style-name="Table1.A119" office:value-type="string">
            <text:p text:style-name="P4">118</text:p>
          </table:table-cell>
          <table:table-cell table:style-name="Table1.B119" office:value-type="string">
            <text:p text:style-name="P3">peso<text:span text:style-name="T4">currency</text:span></text:p>
          </table:table-cell>
          <table:table-cell table:style-name="Table1.C119" office:value-type="string">
            <text:p text:style-name="P6">peso</text:p>
          </table:table-cell>
        </table:table-row>
        <table:table-row>
          <table:table-cell table:style-name="Table1.A120" office:value-type="string">
            <text:p text:style-name="P4">119</text:p>
          </table:table-cell>
          <table:table-cell table:style-name="Table1.B120" office:value-type="string">
            <text:p text:style-name="P3">pink</text:p>
          </table:table-cell>
          <table:table-cell table:style-name="Table1.C120" office:value-type="string">
            <text:p text:style-name="P6">rosa</text:p>
          </table:table-cell>
        </table:table-row>
        <table:table-row>
          <table:table-cell table:style-name="Table1.A121" office:value-type="string">
            <text:p text:style-name="P4">120</text:p>
          </table:table-cell>
          <table:table-cell table:style-name="Table1.B121" office:value-type="string">
            <text:p text:style-name="P3">pink<text:span text:style-name="T4">south american</text:span></text:p>
          </table:table-cell>
          <table:table-cell table:style-name="Table1.C121" office:value-type="string">
            <text:p text:style-name="P6">rosado</text:p>
          </table:table-cell>
        </table:table-row>
        <table:table-row>
          <table:table-cell table:style-name="Table1.A122" office:value-type="string">
            <text:p text:style-name="P4">121</text:p>
          </table:table-cell>
          <table:table-cell table:style-name="Table1.B122" office:value-type="string">
            <text:p text:style-name="P3">possible</text:p>
          </table:table-cell>
          <table:table-cell table:style-name="Table1.C122" office:value-type="string">
            <text:p text:style-name="P6">posible</text:p>
          </table:table-cell>
        </table:table-row>
        <table:table-row>
          <table:table-cell table:style-name="Table1.A123" office:value-type="string">
            <text:p text:style-name="P4">122</text:p>
          </table:table-cell>
          <table:table-cell table:style-name="Table1.B123" office:value-type="string">
            <text:p text:style-name="P3">purple</text:p>
          </table:table-cell>
          <table:table-cell table:style-name="Table1.C123" office:value-type="string">
            <text:p text:style-name="P6">morado</text:p>
          </table:table-cell>
        </table:table-row>
        <table:table-row>
          <table:table-cell table:style-name="Table1.A124" office:value-type="string">
            <text:p text:style-name="P4">123</text:p>
          </table:table-cell>
          <table:table-cell table:style-name="Table1.B124" office:value-type="string">
            <text:p text:style-name="P3">red</text:p>
          </table:table-cell>
          <table:table-cell table:style-name="Table1.C124" office:value-type="string">
            <text:p text:style-name="P6">rojo</text:p>
          </table:table-cell>
        </table:table-row>
        <table:table-row>
          <table:table-cell table:style-name="Table1.A125" office:value-type="string">
            <text:p text:style-name="P4">124</text:p>
          </table:table-cell>
          <table:table-cell table:style-name="Table1.B125" office:value-type="string">
            <text:p text:style-name="P3">rich, wealthy; delicious</text:p>
          </table:table-cell>
          <table:table-cell table:style-name="Table1.C125" office:value-type="string">
            <text:p text:style-name="P6">rico</text:p>
          </table:table-cell>
        </table:table-row>
        <table:table-row>
          <table:table-cell table:style-name="Table1.A126" office:value-type="string">
            <text:p text:style-name="P4">125</text:p>
          </table:table-cell>
          <table:table-cell table:style-name="Table1.B126" office:value-type="string">
            <text:p text:style-name="P3">same</text:p>
          </table:table-cell>
          <table:table-cell table:style-name="Table1.C126" office:value-type="string">
            <text:p text:style-name="P6">mismo</text:p>
          </table:table-cell>
        </table:table-row>
        <table:table-row>
          <table:table-cell table:style-name="Table1.A127" office:value-type="string">
            <text:p text:style-name="P4">126</text:p>
          </table:table-cell>
          <table:table-cell table:style-name="Table1.B127" office:value-type="string">
            <text:p text:style-name="P3">Saturday</text:p>
          </table:table-cell>
          <table:table-cell table:style-name="Table1.C127" office:value-type="string">
            <text:p text:style-name="P6">el sábado</text:p>
          </table:table-cell>
        </table:table-row>
        <table:table-row>
          <table:table-cell table:style-name="Table1.A128" office:value-type="string">
            <text:p text:style-name="P4">127</text:p>
          </table:table-cell>
          <table:table-cell table:style-name="Table1.B128" office:value-type="string">
            <text:p text:style-name="P3">See you tomorrow!</text:p>
          </table:table-cell>
          <table:table-cell table:style-name="Table1.C128" office:value-type="string">
            <text:p text:style-name="P6">¡Hasta mañana!</text:p>
          </table:table-cell>
        </table:table-row>
        <table:table-row>
          <table:table-cell table:style-name="Table1.A129" office:value-type="string">
            <text:p text:style-name="P4">128</text:p>
          </table:table-cell>
          <table:table-cell table:style-name="Table1.B129" office:value-type="string">
            <text:p text:style-name="P3">seven</text:p>
          </table:table-cell>
          <table:table-cell table:style-name="Table1.C129" office:value-type="string">
            <text:p text:style-name="P6">siete</text:p>
          </table:table-cell>
        </table:table-row>
        <table:table-row>
          <table:table-cell table:style-name="Table1.A130" office:value-type="string">
            <text:p text:style-name="P4">129</text:p>
          </table:table-cell>
          <table:table-cell table:style-name="Table1.B130" office:value-type="string">
            <text:p text:style-name="P3">seven hundred</text:p>
          </table:table-cell>
          <table:table-cell table:style-name="Table1.C130" office:value-type="string">
            <text:p text:style-name="P6">setecientos</text:p>
          </table:table-cell>
        </table:table-row>
        <table:table-row>
          <table:table-cell table:style-name="Table1.A131" office:value-type="string">
            <text:p text:style-name="P4">130</text:p>
          </table:table-cell>
          <table:table-cell table:style-name="Table1.B131" office:value-type="string">
            <text:p text:style-name="P3">seventeen</text:p>
          </table:table-cell>
          <table:table-cell table:style-name="Table1.C131" office:value-type="string">
            <text:p text:style-name="P6">diecisiete</text:p>
          </table:table-cell>
        </table:table-row>
        <table:table-row>
          <table:table-cell table:style-name="Table1.A132" office:value-type="string">
            <text:p text:style-name="P4">131</text:p>
          </table:table-cell>
          <table:table-cell table:style-name="Table1.B132" office:value-type="string">
            <text:p text:style-name="P3">seventy</text:p>
          </table:table-cell>
          <table:table-cell table:style-name="Table1.C132" office:value-type="string">
            <text:p text:style-name="P6">setenta</text:p>
          </table:table-cell>
        </table:table-row>
        <table:table-row>
          <table:table-cell table:style-name="Table1.A133" office:value-type="string">
            <text:p text:style-name="P4">132</text:p>
          </table:table-cell>
          <table:table-cell table:style-name="Table1.B133" office:value-type="string">
            <text:p text:style-name="P3">she</text:p>
          </table:table-cell>
          <table:table-cell table:style-name="Table1.C133" office:value-type="string">
            <text:p text:style-name="P6">ella</text:p>
          </table:table-cell>
        </table:table-row>
        <table:table-row>
          <table:table-cell table:style-name="Table1.A134" office:value-type="string">
            <text:p text:style-name="P4">133</text:p>
          </table:table-cell>
          <table:table-cell table:style-name="Table1.B134" office:value-type="string">
            <text:p text:style-name="P3">short</text:p>
          </table:table-cell>
          <table:table-cell table:style-name="Table1.C134" office:value-type="string">
            <text:p text:style-name="P6">corto</text:p>
          </table:table-cell>
        </table:table-row>
        <table:table-row>
          <table:table-cell table:style-name="Table1.A135" office:value-type="string">
            <text:p text:style-name="P4">134</text:p>
          </table:table-cell>
          <table:table-cell table:style-name="Table1.B135" office:value-type="string">
            <text:p text:style-name="P3">should, ought to, must</text:p>
          </table:table-cell>
          <table:table-cell table:style-name="Table1.C135" office:value-type="string">
            <text:p text:style-name="P6">deber</text:p>
          </table:table-cell>
        </table:table-row>
        <table:table-row>
          <table:table-cell table:style-name="Table1.A136" office:value-type="string">
            <text:p text:style-name="P4">135</text:p>
          </table:table-cell>
          <table:table-cell table:style-name="Table1.B136" office:value-type="string">
            <text:p text:style-name="P3">silvery</text:p>
          </table:table-cell>
          <table:table-cell table:style-name="Table1.C136" office:value-type="string">
            <text:p text:style-name="P6">plateado</text:p>
          </table:table-cell>
        </table:table-row>
        <table:table-row>
          <table:table-cell table:style-name="Table1.A137" office:value-type="string">
            <text:p text:style-name="P4">136</text:p>
          </table:table-cell>
          <table:table-cell table:style-name="Table1.B137" office:value-type="string">
            <text:p text:style-name="P3">six</text:p>
          </table:table-cell>
          <table:table-cell table:style-name="Table1.C137" office:value-type="string">
            <text:p text:style-name="P6">seis</text:p>
          </table:table-cell>
        </table:table-row>
        <table:table-row>
          <table:table-cell table:style-name="Table1.A138" office:value-type="string">
            <text:p text:style-name="P4">137</text:p>
          </table:table-cell>
          <table:table-cell table:style-name="Table1.B138" office:value-type="string">
            <text:p text:style-name="P3">six hundred</text:p>
          </table:table-cell>
          <table:table-cell table:style-name="Table1.C138" office:value-type="string">
            <text:p text:style-name="P6">seiscientos</text:p>
          </table:table-cell>
        </table:table-row>
        <table:table-row>
          <table:table-cell table:style-name="Table1.A139" office:value-type="string">
            <text:p text:style-name="P4">138</text:p>
          </table:table-cell>
          <table:table-cell table:style-name="Table1.B139" office:value-type="string">
            <text:p text:style-name="P3">sixteen</text:p>
          </table:table-cell>
          <table:table-cell table:style-name="Table1.C139" office:value-type="string">
            <text:p text:style-name="P6">dieciséis</text:p>
          </table:table-cell>
        </table:table-row>
        <table:table-row>
          <table:table-cell table:style-name="Table1.A140" office:value-type="string">
            <text:p text:style-name="P4">139</text:p>
          </table:table-cell>
          <table:table-cell table:style-name="Table1.B140" office:value-type="string">
            <text:p text:style-name="P3">sixty</text:p>
          </table:table-cell>
          <table:table-cell table:style-name="Table1.C140" office:value-type="string">
            <text:p text:style-name="P6">sesenta</text:p>
          </table:table-cell>
        </table:table-row>
        <table:table-row>
          <table:table-cell table:style-name="Table1.A141" office:value-type="string">
            <text:p text:style-name="P4">140</text:p>
          </table:table-cell>
          <table:table-cell table:style-name="Table1.B141" office:value-type="string">
            <text:p text:style-name="P3">small, little</text:p>
          </table:table-cell>
          <table:table-cell table:style-name="Table1.C141" office:value-type="string">
            <text:p text:style-name="P6">pequeño</text:p>
          </table:table-cell>
        </table:table-row>
        <table:table-row>
          <table:table-cell table:style-name="Table1.A142" office:value-type="string">
            <text:p text:style-name="P4">141</text:p>
          </table:table-cell>
          <table:table-cell table:style-name="Table1.B142" office:value-type="string">
            <text:p text:style-name="P3">social</text:p>
          </table:table-cell>
          <table:table-cell table:style-name="Table1.C142" office:value-type="string">
            <text:p text:style-name="P6">social</text:p>
          </table:table-cell>
        </table:table-row>
        <table:table-row>
          <table:table-cell table:style-name="Table1.A143" office:value-type="string">
            <text:p text:style-name="P4">142</text:p>
          </table:table-cell>
          <table:table-cell table:style-name="Table1.B143" office:value-type="string">
            <text:p text:style-name="P3">some, some of it</text:p>
          </table:table-cell>
          <table:table-cell table:style-name="Table1.C143" office:value-type="string">
            <text:p text:style-name="P6">alguno</text:p>
          </table:table-cell>
        </table:table-row>
        <table:table-row>
          <table:table-cell table:style-name="Table1.A144" office:value-type="string">
            <text:p text:style-name="P4">143</text:p>
          </table:table-cell>
          <table:table-cell table:style-name="Table1.B144" office:value-type="string">
            <text:p text:style-name="P3">some, some of them</text:p>
          </table:table-cell>
          <table:table-cell table:style-name="Table1.C144" office:value-type="string">
            <text:p text:style-name="P6">algunos</text:p>
          </table:table-cell>
        </table:table-row>
        <table:table-row>
          <table:table-cell table:style-name="Table1.A145" office:value-type="string">
            <text:p text:style-name="P4">144</text:p>
          </table:table-cell>
          <table:table-cell table:style-name="Table1.B145" office:value-type="string">
            <text:p text:style-name="P3">someone, somebody; anyone, anybody</text:p>
          </table:table-cell>
          <table:table-cell table:style-name="Table1.C145" office:value-type="string">
            <text:p text:style-name="P6">alguien</text:p>
          </table:table-cell>
        </table:table-row>
        <table:table-row>
          <table:table-cell table:style-name="Table1.A146" office:value-type="string">
            <text:p text:style-name="P4">145</text:p>
          </table:table-cell>
          <table:table-cell table:style-name="Table1.B146" office:value-type="string">
            <text:p text:style-name="P3">something, anything</text:p>
          </table:table-cell>
          <table:table-cell table:style-name="Table1.C146" office:value-type="string">
            <text:p text:style-name="P6">algo</text:p>
          </table:table-cell>
        </table:table-row>
        <table:table-row>
          <table:table-cell table:style-name="Table1.A147" office:value-type="string">
            <text:p text:style-name="P4">146</text:p>
          </table:table-cell>
          <table:table-cell table:style-name="Table1.B147" office:value-type="string">
            <text:p text:style-name="P3">Spanish</text:p>
          </table:table-cell>
          <table:table-cell table:style-name="Table1.C147" office:value-type="string">
            <text:p text:style-name="P6">español</text:p>
          </table:table-cell>
        </table:table-row>
        <table:table-row>
          <table:table-cell table:style-name="Table1.A148" office:value-type="string">
            <text:p text:style-name="P4">147</text:p>
          </table:table-cell>
          <table:table-cell table:style-name="Table1.B148" office:value-type="string">
            <text:p text:style-name="P3">such</text:p>
          </table:table-cell>
          <table:table-cell table:style-name="Table1.C148" office:value-type="string">
            <text:p text:style-name="P6">tal</text:p>
          </table:table-cell>
        </table:table-row>
        <table:table-row>
          <table:table-cell table:style-name="Table1.A149" office:value-type="string">
            <text:p text:style-name="P4">148</text:p>
          </table:table-cell>
          <table:table-cell table:style-name="Table1.B149" office:value-type="string">
            <text:p text:style-name="P3">Sunday</text:p>
          </table:table-cell>
          <table:table-cell table:style-name="Table1.C149" office:value-type="string">
            <text:p text:style-name="P6">el domingo</text:p>
          </table:table-cell>
        </table:table-row>
        <table:table-row>
          <table:table-cell table:style-name="Table1.A150" office:value-type="string">
            <text:p text:style-name="P4">149</text:p>
          </table:table-cell>
          <table:table-cell table:style-name="Table1.B150" office:value-type="string">
            <text:p text:style-name="P3">ten</text:p>
          </table:table-cell>
          <table:table-cell table:style-name="Table1.C150" office:value-type="string">
            <text:p text:style-name="P6">diez</text:p>
          </table:table-cell>
        </table:table-row>
        <table:table-row>
          <table:table-cell table:style-name="Table1.A151" office:value-type="string">
            <text:p text:style-name="P4">150</text:p>
          </table:table-cell>
          <table:table-cell table:style-name="Table1.B151" office:value-type="string">
            <text:p text:style-name="P3">thank you, thanks</text:p>
          </table:table-cell>
          <table:table-cell table:style-name="Table1.C151" office:value-type="string">
            <text:p text:style-name="P6">gracias</text:p>
          </table:table-cell>
        </table:table-row>
        <table:table-row>
          <table:table-cell table:style-name="Table1.A152" office:value-type="string">
            <text:p text:style-name="P4">151</text:p>
          </table:table-cell>
          <table:table-cell table:style-name="Table1.B152" office:value-type="string">
            <text:p text:style-name="P3">that … over there; that one over there</text:p>
          </table:table-cell>
          <table:table-cell table:style-name="Table1.C152" office:value-type="string">
            <text:p text:style-name="P6">aquello</text:p>
          </table:table-cell>
        </table:table-row>
        <table:table-row>
          <table:table-cell table:style-name="Table1.A153" office:value-type="string">
            <text:p text:style-name="P4">152</text:p>
          </table:table-cell>
          <table:table-cell table:style-name="Table1.B153" office:value-type="string">
            <text:p text:style-name="P3">that; that one</text:p>
          </table:table-cell>
          <table:table-cell table:style-name="Table1.C153" office:value-type="string">
            <text:p text:style-name="P6">eso</text:p>
          </table:table-cell>
        </table:table-row>
        <table:table-row>
          <table:table-cell table:style-name="Table1.A154" office:value-type="string">
            <text:p text:style-name="P4">153</text:p>
          </table:table-cell>
          <table:table-cell table:style-name="Table1.B154" office:value-type="string">
            <text:p text:style-name="P3">that; which; who; whom</text:p>
          </table:table-cell>
          <table:table-cell table:style-name="Table1.C154" office:value-type="string">
            <text:p text:style-name="P6">que</text:p>
          </table:table-cell>
        </table:table-row>
        <table:table-row>
          <table:table-cell table:style-name="Table1.A155" office:value-type="string">
            <text:p text:style-name="P4">154</text:p>
          </table:table-cell>
          <table:table-cell table:style-name="Table1.B155" office:value-type="string">
            <text:p text:style-name="P3">the (human) back</text:p>
          </table:table-cell>
          <table:table-cell table:style-name="Table1.C155" office:value-type="string">
            <text:p text:style-name="P6">la espalda</text:p>
          </table:table-cell>
        </table:table-row>
        <table:table-row>
          <table:table-cell table:style-name="Table1.A156" office:value-type="string">
            <text:p text:style-name="P4">155</text:p>
          </table:table-cell>
          <table:table-cell table:style-name="Table1.B156" office:value-type="string">
            <text:p text:style-name="P3">the (human) chest</text:p>
          </table:table-cell>
          <table:table-cell table:style-name="Table1.C156" office:value-type="string">
            <text:p text:style-name="P6">el pecho</text:p>
          </table:table-cell>
        </table:table-row>
        <table:table-row>
          <table:table-cell table:style-name="Table1.A157" office:value-type="string">
            <text:p text:style-name="P4">156</text:p>
          </table:table-cell>
          <table:table-cell table:style-name="Table1.B157" office:value-type="string">
            <text:p text:style-name="P3">the (human) foot</text:p>
          </table:table-cell>
          <table:table-cell table:style-name="Table1.C157" office:value-type="string">
            <text:p text:style-name="P6">el pie</text:p>
          </table:table-cell>
        </table:table-row>
        <table:table-row>
          <table:table-cell table:style-name="Table1.A158" office:value-type="string">
            <text:p text:style-name="P4">157</text:p>
          </table:table-cell>
          <table:table-cell table:style-name="Table1.B158" office:value-type="string">
            <text:p text:style-name="P3">the (human) leg</text:p>
          </table:table-cell>
          <table:table-cell table:style-name="Table1.C158" office:value-type="string">
            <text:p text:style-name="P6">la pierna</text:p>
          </table:table-cell>
        </table:table-row>
        <table:table-row>
          <table:table-cell table:style-name="Table1.A159" office:value-type="string">
            <text:p text:style-name="P4">158</text:p>
          </table:table-cell>
          <table:table-cell table:style-name="Table1.B159" office:value-type="string">
            <text:p text:style-name="P3">the (human) nose</text:p>
          </table:table-cell>
          <table:table-cell table:style-name="Table1.C159" office:value-type="string">
            <text:p text:style-name="P6">la nariz</text:p>
          </table:table-cell>
        </table:table-row>
        <table:table-row>
          <table:table-cell table:style-name="Table1.A160" office:value-type="string">
            <text:p text:style-name="P4">159</text:p>
          </table:table-cell>
          <table:table-cell table:style-name="Table1.B160" office:value-type="string">
            <text:p text:style-name="P3">the (inner) ear; the hearing</text:p>
          </table:table-cell>
          <table:table-cell table:style-name="Table1.C160" office:value-type="string">
            <text:p text:style-name="P6">el oído</text:p>
          </table:table-cell>
        </table:table-row>
        <table:table-row>
          <table:table-cell table:style-name="Table1.A161" office:value-type="string">
            <text:p text:style-name="P4">160</text:p>
          </table:table-cell>
          <table:table-cell table:style-name="Table1.B161" office:value-type="string">
            <text:p text:style-name="P3">the (outer) ear</text:p>
          </table:table-cell>
          <table:table-cell table:style-name="Table1.C161" office:value-type="string">
            <text:p text:style-name="P6">la oreja</text:p>
          </table:table-cell>
        </table:table-row>
        <table:table-row>
          <table:table-cell table:style-name="Table1.A162" office:value-type="string">
            <text:p text:style-name="P4">161</text:p>
          </table:table-cell>
          <table:table-cell table:style-name="Table1.B162" office:value-type="string">
            <text:p text:style-name="P3">the actor</text:p>
          </table:table-cell>
          <table:table-cell table:style-name="Table1.C162" office:value-type="string">
            <text:p text:style-name="P6">el actor</text:p>
          </table:table-cell>
        </table:table-row>
        <table:table-row>
          <table:table-cell table:style-name="Table1.A163" office:value-type="string">
            <text:p text:style-name="P4">162</text:p>
          </table:table-cell>
          <table:table-cell table:style-name="Table1.B163" office:value-type="string">
            <text:p text:style-name="P3">the actress</text:p>
          </table:table-cell>
          <table:table-cell table:style-name="Table1.C163" office:value-type="string">
            <text:p text:style-name="P6">la actriz</text:p>
          </table:table-cell>
        </table:table-row>
        <table:table-row>
          <table:table-cell table:style-name="Table1.A164" office:value-type="string">
            <text:p text:style-name="P4">163</text:p>
          </table:table-cell>
          <table:table-cell table:style-name="Table1.B164" office:value-type="string">
            <text:p text:style-name="P3">the afternoon; the evening</text:p>
          </table:table-cell>
          <table:table-cell table:style-name="Table1.C164" office:value-type="string">
            <text:p text:style-name="P6">la tarde</text:p>
          </table:table-cell>
        </table:table-row>
        <table:table-row>
          <table:table-cell table:style-name="Table1.A165" office:value-type="string">
            <text:p text:style-name="P4">164</text:p>
          </table:table-cell>
          <table:table-cell table:style-name="Table1.B165" office:value-type="string">
            <text:p text:style-name="P3">the air</text:p>
          </table:table-cell>
          <table:table-cell table:style-name="Table1.C165" office:value-type="string">
            <text:p text:style-name="P6">el aire</text:p>
          </table:table-cell>
        </table:table-row>
        <table:table-row>
          <table:table-cell table:style-name="Table1.A166" office:value-type="string">
            <text:p text:style-name="P4">165</text:p>
          </table:table-cell>
          <table:table-cell table:style-name="Table1.B166" office:value-type="string">
            <text:p text:style-name="P3">the analysis</text:p>
          </table:table-cell>
          <table:table-cell table:style-name="Table1.C166" office:value-type="string">
            <text:p text:style-name="P6">el análisis</text:p>
          </table:table-cell>
        </table:table-row>
        <table:table-row>
          <table:table-cell table:style-name="Table1.A167" office:value-type="string">
            <text:p text:style-name="P4">166</text:p>
          </table:table-cell>
          <table:table-cell table:style-name="Table1.B167" office:value-type="string">
            <text:p text:style-name="P3">the animal</text:p>
          </table:table-cell>
          <table:table-cell table:style-name="Table1.C167" office:value-type="string">
            <text:p text:style-name="P6">el animal</text:p>
          </table:table-cell>
        </table:table-row>
        <table:table-row>
          <table:table-cell table:style-name="Table1.A168" office:value-type="string">
            <text:p text:style-name="P4">167</text:p>
          </table:table-cell>
          <table:table-cell table:style-name="Table1.B168" office:value-type="string">
            <text:p text:style-name="P3">the ankle</text:p>
          </table:table-cell>
          <table:table-cell table:style-name="Table1.C168" office:value-type="string">
            <text:p text:style-name="P6">el tobillo</text:p>
          </table:table-cell>
        </table:table-row>
        <table:table-row>
          <table:table-cell table:style-name="Table1.A169" office:value-type="string">
            <text:p text:style-name="P4">168</text:p>
          </table:table-cell>
          <table:table-cell table:style-name="Table1.B169" office:value-type="string">
            <text:p text:style-name="P3">the apple</text:p>
          </table:table-cell>
          <table:table-cell table:style-name="Table1.C169" office:value-type="string">
            <text:p text:style-name="P6">la manzana</text:p>
          </table:table-cell>
        </table:table-row>
        <table:table-row>
          <table:table-cell table:style-name="Table1.A170" office:value-type="string">
            <text:p text:style-name="P4">169</text:p>
          </table:table-cell>
          <table:table-cell table:style-name="Table1.B170" office:value-type="string">
            <text:p text:style-name="P3">the arm</text:p>
          </table:table-cell>
          <table:table-cell table:style-name="Table1.C170" office:value-type="string">
            <text:p text:style-name="P6">el brazo</text:p>
          </table:table-cell>
        </table:table-row>
        <table:table-row>
          <table:table-cell table:style-name="Table1.A171" office:value-type="string">
            <text:p text:style-name="P4">170</text:p>
          </table:table-cell>
          <table:table-cell table:style-name="Table1.B171" office:value-type="string">
            <text:p text:style-name="P3">the artery</text:p>
          </table:table-cell>
          <table:table-cell table:style-name="Table1.C171" office:value-type="string">
            <text:p text:style-name="P6">la arteria</text:p>
          </table:table-cell>
        </table:table-row>
        <table:table-row>
          <table:table-cell table:style-name="Table1.A172" office:value-type="string">
            <text:p text:style-name="P4">171</text:p>
          </table:table-cell>
          <table:table-cell table:style-name="Table1.B172" office:value-type="string">
            <text:p text:style-name="P3">the artist</text:p>
          </table:table-cell>
          <table:table-cell table:style-name="Table1.C172" office:value-type="string">
            <text:p text:style-name="P6">el artista</text:p>
          </table:table-cell>
        </table:table-row>
        <table:table-row>
          <table:table-cell table:style-name="Table1.A173" office:value-type="string">
            <text:p text:style-name="P4">172</text:p>
          </table:table-cell>
          <table:table-cell table:style-name="Table1.B173" office:value-type="string">
            <text:p text:style-name="P7">the artist</text:p>
          </table:table-cell>
          <table:table-cell table:style-name="Table1.C173" office:value-type="string">
            <text:p text:style-name="P6">la artista</text:p>
          </table:table-cell>
        </table:table-row>
        <table:table-row>
          <table:table-cell table:style-name="Table1.A174" office:value-type="string">
            <text:p text:style-name="P4">173</text:p>
          </table:table-cell>
          <table:table-cell table:style-name="Table1.B174" office:value-type="string">
            <text:p text:style-name="P3">the aunt</text:p>
          </table:table-cell>
          <table:table-cell table:style-name="Table1.C174" office:value-type="string">
            <text:p text:style-name="P6">la tía</text:p>
          </table:table-cell>
        </table:table-row>
        <table:table-row>
          <table:table-cell table:style-name="Table1.A175" office:value-type="string">
            <text:p text:style-name="P4">174</text:p>
          </table:table-cell>
          <table:table-cell table:style-name="Table1.B175" office:value-type="string">
            <text:p text:style-name="P3">the author; the writer</text:p>
          </table:table-cell>
          <table:table-cell table:style-name="Table1.C175" office:value-type="string">
            <text:p text:style-name="P6">el autor</text:p>
          </table:table-cell>
        </table:table-row>
        <text:soft-page-break/>
        <table:table-row>
          <table:table-cell table:style-name="Table1.A176" office:value-type="string">
            <text:p text:style-name="P4">175</text:p>
          </table:table-cell>
          <table:table-cell table:style-name="Table1.B176" office:value-type="string">
            <text:p text:style-name="P7">the author; the writer</text:p>
          </table:table-cell>
          <table:table-cell table:style-name="Table1.C176" office:value-type="string">
            <text:p text:style-name="P6">la autora</text:p>
          </table:table-cell>
        </table:table-row>
        <table:table-row>
          <table:table-cell table:style-name="Table1.A177" office:value-type="string">
            <text:p text:style-name="P4">176</text:p>
          </table:table-cell>
          <table:table-cell table:style-name="Table1.B177" office:value-type="string">
            <text:p text:style-name="P3">the baby</text:p>
          </table:table-cell>
          <table:table-cell table:style-name="Table1.C177" office:value-type="string">
            <text:p text:style-name="P6">el bebé</text:p>
          </table:table-cell>
        </table:table-row>
        <table:table-row>
          <table:table-cell table:style-name="Table1.A178" office:value-type="string">
            <text:p text:style-name="P4">177</text:p>
          </table:table-cell>
          <table:table-cell table:style-name="Table1.B178" office:value-type="string">
            <text:p text:style-name="P7">the baby</text:p>
          </table:table-cell>
          <table:table-cell table:style-name="Table1.C178" office:value-type="string">
            <text:p text:style-name="P6">la bebé</text:p>
          </table:table-cell>
        </table:table-row>
        <table:table-row>
          <table:table-cell table:style-name="Table1.A179" office:value-type="string">
            <text:p text:style-name="P4">178</text:p>
          </table:table-cell>
          <table:table-cell table:style-name="Table1.B179" office:value-type="string">
            <text:p text:style-name="P3">the bag, the sack</text:p>
          </table:table-cell>
          <table:table-cell table:style-name="Table1.C179" office:value-type="string">
            <text:p text:style-name="P6">la bolsa</text:p>
          </table:table-cell>
        </table:table-row>
        <table:table-row>
          <table:table-cell table:style-name="Table1.A180" office:value-type="string">
            <text:p text:style-name="P4">179</text:p>
          </table:table-cell>
          <table:table-cell table:style-name="Table1.B180" office:value-type="string">
            <text:p text:style-name="P3">the beard</text:p>
          </table:table-cell>
          <table:table-cell table:style-name="Table1.C180" office:value-type="string">
            <text:p text:style-name="P6">la barba</text:p>
          </table:table-cell>
        </table:table-row>
        <table:table-row>
          <table:table-cell table:style-name="Table1.A181" office:value-type="string">
            <text:p text:style-name="P4">180</text:p>
          </table:table-cell>
          <table:table-cell table:style-name="Table1.B181" office:value-type="string">
            <text:p text:style-name="P3">the beer</text:p>
          </table:table-cell>
          <table:table-cell table:style-name="Table1.C181" office:value-type="string">
            <text:p text:style-name="P6">la cerveza</text:p>
          </table:table-cell>
        </table:table-row>
        <table:table-row>
          <table:table-cell table:style-name="Table1.A182" office:value-type="string">
            <text:p text:style-name="P4">181</text:p>
          </table:table-cell>
          <table:table-cell table:style-name="Table1.B182" office:value-type="string">
            <text:p text:style-name="P3">the being</text:p>
          </table:table-cell>
          <table:table-cell table:style-name="Table1.C182" office:value-type="string">
            <text:p text:style-name="P6">el ser</text:p>
          </table:table-cell>
        </table:table-row>
        <table:table-row>
          <table:table-cell table:style-name="Table1.A183" office:value-type="string">
            <text:p text:style-name="P4">182</text:p>
          </table:table-cell>
          <table:table-cell table:style-name="Table1.B183" office:value-type="string">
            <text:p text:style-name="P3">the belly, the abdomen</text:p>
          </table:table-cell>
          <table:table-cell table:style-name="Table1.C183" office:value-type="string">
            <text:p text:style-name="P6">el vientre</text:p>
          </table:table-cell>
        </table:table-row>
        <table:table-row>
          <table:table-cell table:style-name="Table1.A184" office:value-type="string">
            <text:p text:style-name="P4">183</text:p>
          </table:table-cell>
          <table:table-cell table:style-name="Table1.B184" office:value-type="string">
            <text:p text:style-name="P3">the belt</text:p>
          </table:table-cell>
          <table:table-cell table:style-name="Table1.C184" office:value-type="string">
            <text:p text:style-name="P6">el cinturón</text:p>
          </table:table-cell>
        </table:table-row>
        <table:table-row>
          <table:table-cell table:style-name="Table1.A185" office:value-type="string">
            <text:p text:style-name="P4">184</text:p>
          </table:table-cell>
          <table:table-cell table:style-name="Table1.B185" office:value-type="string">
            <text:p text:style-name="P3">the bicycle</text:p>
          </table:table-cell>
          <table:table-cell table:style-name="Table1.C185" office:value-type="string">
            <text:p text:style-name="P6">la bicicleta</text:p>
          </table:table-cell>
        </table:table-row>
        <table:table-row>
          <table:table-cell table:style-name="Table1.A186" office:value-type="string">
            <text:p text:style-name="P4">185</text:p>
          </table:table-cell>
          <table:table-cell table:style-name="Table1.B186" office:value-type="string">
            <text:p text:style-name="P3">the bird</text:p>
          </table:table-cell>
          <table:table-cell table:style-name="Table1.C186" office:value-type="string">
            <text:p text:style-name="P6">el ave</text:p>
          </table:table-cell>
        </table:table-row>
        <table:table-row>
          <table:table-cell table:style-name="Table1.A187" office:value-type="string">
            <text:p text:style-name="P4">186</text:p>
          </table:table-cell>
          <table:table-cell table:style-name="Table1.B187" office:value-type="string">
            <text:p text:style-name="P3">the bird</text:p>
          </table:table-cell>
          <table:table-cell table:style-name="Table1.C187" office:value-type="string">
            <text:p text:style-name="P6">el pájaro</text:p>
          </table:table-cell>
        </table:table-row>
        <table:table-row>
          <table:table-cell table:style-name="Table1.A188" office:value-type="string">
            <text:p text:style-name="P4">187</text:p>
          </table:table-cell>
          <table:table-cell table:style-name="Table1.B188" office:value-type="string">
            <text:p text:style-name="P3">the blood</text:p>
          </table:table-cell>
          <table:table-cell table:style-name="Table1.C188" office:value-type="string">
            <text:p text:style-name="P6">la sangre</text:p>
          </table:table-cell>
        </table:table-row>
        <table:table-row>
          <table:table-cell table:style-name="Table1.A189" office:value-type="string">
            <text:p text:style-name="P4">188</text:p>
          </table:table-cell>
          <table:table-cell table:style-name="Table1.B189" office:value-type="string">
            <text:p text:style-name="P3">the blouse</text:p>
          </table:table-cell>
          <table:table-cell table:style-name="Table1.C189" office:value-type="string">
            <text:p text:style-name="P6">la blusa</text:p>
          </table:table-cell>
        </table:table-row>
        <table:table-row>
          <table:table-cell table:style-name="Table1.A190" office:value-type="string">
            <text:p text:style-name="P4">189</text:p>
          </table:table-cell>
          <table:table-cell table:style-name="Table1.B190" office:value-type="string">
            <text:p text:style-name="P3">the body</text:p>
          </table:table-cell>
          <table:table-cell table:style-name="Table1.C190" office:value-type="string">
            <text:p text:style-name="P6">el cuerpo</text:p>
          </table:table-cell>
        </table:table-row>
        <table:table-row>
          <table:table-cell table:style-name="Table1.A191" office:value-type="string">
            <text:p text:style-name="P4">190</text:p>
          </table:table-cell>
          <table:table-cell table:style-name="Table1.B191" office:value-type="string">
            <text:p text:style-name="P3">the bone</text:p>
          </table:table-cell>
          <table:table-cell table:style-name="Table1.C191" office:value-type="string">
            <text:p text:style-name="P6">el hueso</text:p>
          </table:table-cell>
        </table:table-row>
        <table:table-row>
          <table:table-cell table:style-name="Table1.A192" office:value-type="string">
            <text:p text:style-name="P4">191</text:p>
          </table:table-cell>
          <table:table-cell table:style-name="Table1.B192" office:value-type="string">
            <text:p text:style-name="P3">the book</text:p>
          </table:table-cell>
          <table:table-cell table:style-name="Table1.C192" office:value-type="string">
            <text:p text:style-name="P6">el libro</text:p>
          </table:table-cell>
        </table:table-row>
        <table:table-row>
          <table:table-cell table:style-name="Table1.A193" office:value-type="string">
            <text:p text:style-name="P4">192</text:p>
          </table:table-cell>
          <table:table-cell table:style-name="Table1.B193" office:value-type="string">
            <text:p text:style-name="P3">the boot</text:p>
          </table:table-cell>
          <table:table-cell table:style-name="Table1.C193" office:value-type="string">
            <text:p text:style-name="P6">la bota</text:p>
          </table:table-cell>
        </table:table-row>
        <table:table-row>
          <table:table-cell table:style-name="Table1.A194" office:value-type="string">
            <text:p text:style-name="P4">193</text:p>
          </table:table-cell>
          <table:table-cell table:style-name="Table1.B194" office:value-type="string">
            <text:p text:style-name="P3">the boy</text:p>
          </table:table-cell>
          <table:table-cell table:style-name="Table1.C194" office:value-type="string">
            <text:p text:style-name="P6">el chico</text:p>
          </table:table-cell>
        </table:table-row>
        <table:table-row>
          <table:table-cell table:style-name="Table1.A195" office:value-type="string">
            <text:p text:style-name="P4">194</text:p>
          </table:table-cell>
          <table:table-cell table:style-name="Table1.B195" office:value-type="string">
            <text:p text:style-name="P3">the boy, the kid, the child</text:p>
          </table:table-cell>
          <table:table-cell table:style-name="Table1.C195" office:value-type="string">
            <text:p text:style-name="P6">el niño</text:p>
          </table:table-cell>
        </table:table-row>
        <table:table-row>
          <table:table-cell table:style-name="Table1.A196" office:value-type="string">
            <text:p text:style-name="P4">195</text:p>
          </table:table-cell>
          <table:table-cell table:style-name="Table1.B196" office:value-type="string">
            <text:p text:style-name="P3">the boyfriend</text:p>
          </table:table-cell>
          <table:table-cell table:style-name="Table1.C196" office:value-type="string">
            <text:p text:style-name="P6">el novio</text:p>
          </table:table-cell>
        </table:table-row>
        <table:table-row>
          <table:table-cell table:style-name="Table1.A197" office:value-type="string">
            <text:p text:style-name="P4">196</text:p>
          </table:table-cell>
          <table:table-cell table:style-name="Table1.B197" office:value-type="string">
            <text:p text:style-name="P3">the brain</text:p>
          </table:table-cell>
          <table:table-cell table:style-name="Table1.C197" office:value-type="string">
            <text:p text:style-name="P6">el cerebro</text:p>
          </table:table-cell>
        </table:table-row>
        <table:table-row>
          <table:table-cell table:style-name="Table1.A198" office:value-type="string">
            <text:p text:style-name="P4">197</text:p>
          </table:table-cell>
          <table:table-cell table:style-name="Table1.B198" office:value-type="string">
            <text:p text:style-name="P3">the bread</text:p>
          </table:table-cell>
          <table:table-cell table:style-name="Table1.C198" office:value-type="string">
            <text:p text:style-name="P6">el pan</text:p>
          </table:table-cell>
        </table:table-row>
        <table:table-row>
          <table:table-cell table:style-name="Table1.A199" office:value-type="string">
            <text:p text:style-name="P4">198</text:p>
          </table:table-cell>
          <table:table-cell table:style-name="Table1.B199" office:value-type="string">
            <text:p text:style-name="P3">the breakfast</text:p>
          </table:table-cell>
          <table:table-cell table:style-name="Table1.C199" office:value-type="string">
            <text:p text:style-name="P6">el desayuno</text:p>
          </table:table-cell>
        </table:table-row>
        <table:table-row>
          <table:table-cell table:style-name="Table1.A200" office:value-type="string">
            <text:p text:style-name="P4">199</text:p>
          </table:table-cell>
          <table:table-cell table:style-name="Table1.B200" office:value-type="string">
            <text:p text:style-name="P3">the breast, the bosom</text:p>
          </table:table-cell>
          <table:table-cell table:style-name="Table1.C200" office:value-type="string">
            <text:p text:style-name="P6">el seno</text:p>
          </table:table-cell>
        </table:table-row>
        <table:table-row>
          <table:table-cell table:style-name="Table1.A201" office:value-type="string">
            <text:p text:style-name="P4">200</text:p>
          </table:table-cell>
          <table:table-cell table:style-name="Table1.B201" office:value-type="string">
            <text:p text:style-name="P3">the brother; the sibling</text:p>
          </table:table-cell>
          <table:table-cell table:style-name="Table1.C201" office:value-type="string">
            <text:p text:style-name="P6">el hermano</text:p>
          </table:table-cell>
        </table:table-row>
        <table:table-row>
          <table:table-cell table:style-name="Table1.A202" office:value-type="string">
            <text:p text:style-name="P4">201</text:p>
          </table:table-cell>
          <table:table-cell table:style-name="Table1.B202" office:value-type="string">
            <text:p text:style-name="P3">the bull</text:p>
          </table:table-cell>
          <table:table-cell table:style-name="Table1.C202" office:value-type="string">
            <text:p text:style-name="P6">el toro</text:p>
          </table:table-cell>
        </table:table-row>
        <table:table-row>
          <table:table-cell table:style-name="Table1.A203" office:value-type="string">
            <text:p text:style-name="P4">202</text:p>
          </table:table-cell>
          <table:table-cell table:style-name="Table1.B203" office:value-type="string">
            <text:p text:style-name="P3">the buttock</text:p>
          </table:table-cell>
          <table:table-cell table:style-name="Table1.C203" office:value-type="string">
            <text:p text:style-name="P6">la nalga</text:p>
          </table:table-cell>
        </table:table-row>
        <table:table-row>
          <table:table-cell table:style-name="Table1.A204" office:value-type="string">
            <text:p text:style-name="P4">203</text:p>
          </table:table-cell>
          <table:table-cell table:style-name="Table1.B204" office:value-type="string">
            <text:p text:style-name="P3">the button</text:p>
          </table:table-cell>
          <table:table-cell table:style-name="Table1.C204" office:value-type="string">
            <text:p text:style-name="P6">el botón</text:p>
          </table:table-cell>
        </table:table-row>
        <table:table-row>
          <table:table-cell table:style-name="Table1.A205" office:value-type="string">
            <text:p text:style-name="P4">204</text:p>
          </table:table-cell>
          <table:table-cell table:style-name="Table1.B205" office:value-type="string">
            <text:p text:style-name="P3">the car</text:p>
          </table:table-cell>
          <table:table-cell table:style-name="Table1.C205" office:value-type="string">
            <text:p text:style-name="P6">el coche</text:p>
          </table:table-cell>
        </table:table-row>
        <table:table-row>
          <table:table-cell table:style-name="Table1.A206" office:value-type="string">
            <text:p text:style-name="P4">205</text:p>
          </table:table-cell>
          <table:table-cell table:style-name="Table1.B206" office:value-type="string">
            <text:p text:style-name="P3">the case</text:p>
          </table:table-cell>
          <table:table-cell table:style-name="Table1.C206" office:value-type="string">
            <text:p text:style-name="P6">el caso</text:p>
          </table:table-cell>
        </table:table-row>
        <table:table-row>
          <table:table-cell table:style-name="Table1.A207" office:value-type="string">
            <text:p text:style-name="P4">206</text:p>
          </table:table-cell>
          <table:table-cell table:style-name="Table1.B207" office:value-type="string">
            <text:p text:style-name="P3">the cat</text:p>
          </table:table-cell>
          <table:table-cell table:style-name="Table1.C207" office:value-type="string">
            <text:p text:style-name="P6">el gato</text:p>
          </table:table-cell>
        </table:table-row>
        <table:table-row>
          <table:table-cell table:style-name="Table1.A208" office:value-type="string">
            <text:p text:style-name="P4">207</text:p>
          </table:table-cell>
          <table:table-cell table:style-name="Table1.B208" office:value-type="string">
            <text:p text:style-name="P7">the cat</text:p>
          </table:table-cell>
          <table:table-cell table:style-name="Table1.C208" office:value-type="string">
            <text:p text:style-name="P6">la gata</text:p>
          </table:table-cell>
        </table:table-row>
        <table:table-row>
          <table:table-cell table:style-name="Table1.A209" office:value-type="string">
            <text:p text:style-name="P4">208</text:p>
          </table:table-cell>
          <table:table-cell table:style-name="Table1.B209" office:value-type="string">
            <text:p text:style-name="P3">the check, the bill</text:p>
          </table:table-cell>
          <table:table-cell table:style-name="Table1.C209" office:value-type="string">
            <text:p text:style-name="P6">la cuenta</text:p>
          </table:table-cell>
        </table:table-row>
        <table:table-row>
          <table:table-cell table:style-name="Table1.A210" office:value-type="string">
            <text:p text:style-name="P4">209</text:p>
          </table:table-cell>
          <table:table-cell table:style-name="Table1.B210" office:value-type="string">
            <text:p text:style-name="P3">the cheek</text:p>
          </table:table-cell>
          <table:table-cell table:style-name="Table1.C210" office:value-type="string">
            <text:p text:style-name="P6">la mejilla</text:p>
          </table:table-cell>
        </table:table-row>
        <table:table-row>
          <table:table-cell table:style-name="Table1.A211" office:value-type="string">
            <text:p text:style-name="P4">210</text:p>
          </table:table-cell>
          <table:table-cell table:style-name="Table1.B211" office:value-type="string">
            <text:p text:style-name="P3">the cheese</text:p>
          </table:table-cell>
          <table:table-cell table:style-name="Table1.C211" office:value-type="string">
            <text:p text:style-name="P6">el queso</text:p>
          </table:table-cell>
        </table:table-row>
        <table:table-row>
          <table:table-cell table:style-name="Table1.A212" office:value-type="string">
            <text:p text:style-name="P4">211</text:p>
          </table:table-cell>
          <table:table-cell table:style-name="Table1.B212" office:value-type="string">
            <text:p text:style-name="P3">the chicken</text:p>
          </table:table-cell>
          <table:table-cell table:style-name="Table1.C212" office:value-type="string">
            <text:p text:style-name="P6">el pollo</text:p>
          </table:table-cell>
        </table:table-row>
        <table:table-row>
          <table:table-cell table:style-name="Table1.A213" office:value-type="string">
            <text:p text:style-name="P4">212</text:p>
          </table:table-cell>
          <table:table-cell table:style-name="Table1.B213" office:value-type="string">
            <text:p text:style-name="P3">the chief, the boss; the manager</text:p>
          </table:table-cell>
          <table:table-cell table:style-name="Table1.C213" office:value-type="string">
            <text:p text:style-name="P6">el jefe</text:p>
          </table:table-cell>
        </table:table-row>
        <table:table-row>
          <table:table-cell table:style-name="Table1.A214" office:value-type="string">
            <text:p text:style-name="P4">213</text:p>
          </table:table-cell>
          <table:table-cell table:style-name="Table1.B214" office:value-type="string">
            <text:p text:style-name="P7">the chief, the boss; the manager</text:p>
          </table:table-cell>
          <table:table-cell table:style-name="Table1.C214" office:value-type="string">
            <text:p text:style-name="P6">la jefa</text:p>
          </table:table-cell>
        </table:table-row>
        <table:table-row>
          <table:table-cell table:style-name="Table1.A215" office:value-type="string">
            <text:p text:style-name="P4">214</text:p>
          </table:table-cell>
          <table:table-cell table:style-name="Table1.B215" office:value-type="string">
            <text:p text:style-name="P3">the city</text:p>
          </table:table-cell>
          <table:table-cell table:style-name="Table1.C215" office:value-type="string">
            <text:p text:style-name="P6">la ciudad</text:p>
          </table:table-cell>
        </table:table-row>
        <table:table-row>
          <table:table-cell table:style-name="Table1.A216" office:value-type="string">
            <text:p text:style-name="P4">215</text:p>
          </table:table-cell>
          <table:table-cell table:style-name="Table1.B216" office:value-type="string">
            <text:p text:style-name="P3">the cloak, the mantle</text:p>
          </table:table-cell>
          <table:table-cell table:style-name="Table1.C216" office:value-type="string">
            <text:p text:style-name="P6">el manto</text:p>
          </table:table-cell>
        </table:table-row>
        <table:table-row>
          <table:table-cell table:style-name="Table1.A217" office:value-type="string">
            <text:p text:style-name="P4">216</text:p>
          </table:table-cell>
          <table:table-cell table:style-name="Table1.B217" office:value-type="string">
            <text:p text:style-name="P3">the clothing, the clothes</text:p>
          </table:table-cell>
          <table:table-cell table:style-name="Table1.C217" office:value-type="string">
            <text:p text:style-name="P6">la ropa</text:p>
          </table:table-cell>
        </table:table-row>
        <table:table-row>
          <table:table-cell table:style-name="Table1.A218" office:value-type="string">
            <text:p text:style-name="P4">217</text:p>
          </table:table-cell>
          <table:table-cell table:style-name="Table1.B218" office:value-type="string">
            <text:p text:style-name="P3">the coat, the overcoat</text:p>
          </table:table-cell>
          <table:table-cell table:style-name="Table1.C218" office:value-type="string">
            <text:p text:style-name="P6">el abrigo</text:p>
          </table:table-cell>
        </table:table-row>
        <table:table-row>
          <table:table-cell table:style-name="Table1.A219" office:value-type="string">
            <text:p text:style-name="P4">218</text:p>
          </table:table-cell>
          <table:table-cell table:style-name="Table1.B219" office:value-type="string">
            <text:p text:style-name="P3">the coffee</text:p>
          </table:table-cell>
          <table:table-cell table:style-name="Table1.C219" office:value-type="string">
            <text:p text:style-name="P6">el café</text:p>
          </table:table-cell>
        </table:table-row>
        <table:table-row>
          <table:table-cell table:style-name="Table1.A220" office:value-type="string">
            <text:p text:style-name="P4">219</text:p>
          </table:table-cell>
          <table:table-cell table:style-name="Table1.B220" office:value-type="string">
            <text:p text:style-name="P3">the color</text:p>
          </table:table-cell>
          <table:table-cell table:style-name="Table1.C220" office:value-type="string">
            <text:p text:style-name="P6">el color</text:p>
          </table:table-cell>
        </table:table-row>
        <table:table-row>
          <table:table-cell table:style-name="Table1.A221" office:value-type="string">
            <text:p text:style-name="P4">220</text:p>
          </table:table-cell>
          <table:table-cell table:style-name="Table1.B221" office:value-type="string">
            <text:p text:style-name="P3">the company</text:p>
          </table:table-cell>
          <table:table-cell table:style-name="Table1.C221" office:value-type="string">
            <text:p text:style-name="P6">la compañia</text:p>
          </table:table-cell>
        </table:table-row>
        <table:table-row>
          <table:table-cell table:style-name="Table1.A222" office:value-type="string">
            <text:p text:style-name="P4">221</text:p>
          </table:table-cell>
          <table:table-cell table:style-name="Table1.B222" office:value-type="string">
            <text:p text:style-name="P3">the computer</text:p>
          </table:table-cell>
          <table:table-cell table:style-name="Table1.C222" office:value-type="string">
            <text:p text:style-name="P6">la computadora</text:p>
          </table:table-cell>
        </table:table-row>
        <table:table-row>
          <table:table-cell table:style-name="Table1.A223" office:value-type="string">
            <text:p text:style-name="P4">222</text:p>
          </table:table-cell>
          <table:table-cell table:style-name="Table1.B223" office:value-type="string">
            <text:p text:style-name="P3">the country</text:p>
          </table:table-cell>
          <table:table-cell table:style-name="Table1.C223" office:value-type="string">
            <text:p text:style-name="P6">el país</text:p>
          </table:table-cell>
        </table:table-row>
        <table:table-row>
          <table:table-cell table:style-name="Table1.A224" office:value-type="string">
            <text:p text:style-name="P4">223</text:p>
          </table:table-cell>
          <table:table-cell table:style-name="Table1.B224" office:value-type="string">
            <text:p text:style-name="P3">the cousin</text:p>
          </table:table-cell>
          <table:table-cell table:style-name="Table1.C224" office:value-type="string">
            <text:p text:style-name="P6">el primo</text:p>
          </table:table-cell>
        </table:table-row>
        <table:table-row>
          <table:table-cell table:style-name="Table1.A225" office:value-type="string">
            <text:p text:style-name="P4">224</text:p>
          </table:table-cell>
          <table:table-cell table:style-name="Table1.B225" office:value-type="string">
            <text:p text:style-name="P7">the cousin</text:p>
          </table:table-cell>
          <table:table-cell table:style-name="Table1.C225" office:value-type="string">
            <text:p text:style-name="P6">la prima</text:p>
          </table:table-cell>
        </table:table-row>
        <table:table-row>
          <table:table-cell table:style-name="Table1.A226" office:value-type="string">
            <text:p text:style-name="P4">225</text:p>
          </table:table-cell>
          <table:table-cell table:style-name="Table1.B226" office:value-type="string">
            <text:p text:style-name="P3">the cow</text:p>
          </table:table-cell>
          <table:table-cell table:style-name="Table1.C226" office:value-type="string">
            <text:p text:style-name="P6">la vaca</text:p>
          </table:table-cell>
        </table:table-row>
        <table:table-row>
          <table:table-cell table:style-name="Table1.A227" office:value-type="string">
            <text:p text:style-name="P4">226</text:p>
          </table:table-cell>
          <table:table-cell table:style-name="Table1.B227" office:value-type="string">
            <text:p text:style-name="P3">the crisis</text:p>
          </table:table-cell>
          <table:table-cell table:style-name="Table1.C227" office:value-type="string">
            <text:p text:style-name="P6">la crisis</text:p>
          </table:table-cell>
        </table:table-row>
        <table:table-row>
          <table:table-cell table:style-name="Table1.A228" office:value-type="string">
            <text:p text:style-name="P4">227</text:p>
          </table:table-cell>
          <table:table-cell table:style-name="Table1.B228" office:value-type="string">
            <text:p text:style-name="P3">the dad</text:p>
          </table:table-cell>
          <table:table-cell table:style-name="Table1.C228" office:value-type="string">
            <text:p text:style-name="P6">el papá</text:p>
          </table:table-cell>
        </table:table-row>
        <table:table-row>
          <table:table-cell table:style-name="Table1.A229" office:value-type="string">
            <text:p text:style-name="P4">228</text:p>
          </table:table-cell>
          <table:table-cell table:style-name="Table1.B229" office:value-type="string">
            <text:p text:style-name="P3">the danger</text:p>
          </table:table-cell>
          <table:table-cell table:style-name="Table1.C229" office:value-type="string">
            <text:p text:style-name="P6">el peligro</text:p>
          </table:table-cell>
        </table:table-row>
        <table:table-row>
          <table:table-cell table:style-name="Table1.A230" office:value-type="string">
            <text:p text:style-name="P4">229</text:p>
          </table:table-cell>
          <table:table-cell table:style-name="Table1.B230" office:value-type="string">
            <text:p text:style-name="P3">the daughter</text:p>
          </table:table-cell>
          <table:table-cell table:style-name="Table1.C230" office:value-type="string">
            <text:p text:style-name="P6">la hija</text:p>
          </table:table-cell>
        </table:table-row>
        <table:table-row>
          <table:table-cell table:style-name="Table1.A231" office:value-type="string">
            <text:p text:style-name="P4">230</text:p>
          </table:table-cell>
          <table:table-cell table:style-name="Table1.B231" office:value-type="string">
            <text:p text:style-name="P3">the day</text:p>
          </table:table-cell>
          <table:table-cell table:style-name="Table1.C231" office:value-type="string">
            <text:p text:style-name="P6">el día</text:p>
          </table:table-cell>
        </table:table-row>
        <table:table-row>
          <table:table-cell table:style-name="Table1.A232" office:value-type="string">
            <text:p text:style-name="P4">231</text:p>
          </table:table-cell>
          <table:table-cell table:style-name="Table1.B232" office:value-type="string">
            <text:p text:style-name="P3">the dinner</text:p>
          </table:table-cell>
          <table:table-cell table:style-name="Table1.C232" office:value-type="string">
            <text:p text:style-name="P6">la cena</text:p>
          </table:table-cell>
        </table:table-row>
        <table:table-row>
          <table:table-cell table:style-name="Table1.A233" office:value-type="string">
            <text:p text:style-name="P4">232</text:p>
          </table:table-cell>
          <table:table-cell table:style-name="Table1.B233" office:value-type="string">
            <text:p text:style-name="P3">the diploma</text:p>
          </table:table-cell>
          <table:table-cell table:style-name="Table1.C233" office:value-type="string">
            <text:p text:style-name="P6">el diploma</text:p>
          </table:table-cell>
        </table:table-row>
        <table:table-row>
          <table:table-cell table:style-name="Table1.A234" office:value-type="string">
            <text:p text:style-name="P4">233</text:p>
          </table:table-cell>
          <table:table-cell table:style-name="Table1.B234" office:value-type="string">
            <text:p text:style-name="P3">the director, the manager</text:p>
          </table:table-cell>
          <table:table-cell table:style-name="Table1.C234" office:value-type="string">
            <text:p text:style-name="P6">el director</text:p>
          </table:table-cell>
        </table:table-row>
        <table:table-row>
          <table:table-cell table:style-name="Table1.A235" office:value-type="string">
            <text:p text:style-name="P4">234</text:p>
          </table:table-cell>
          <table:table-cell table:style-name="Table1.B235" office:value-type="string">
            <text:p text:style-name="P7">the director, the manager</text:p>
          </table:table-cell>
          <table:table-cell table:style-name="Table1.C235" office:value-type="string">
            <text:p text:style-name="P6">la directora</text:p>
          </table:table-cell>
        </table:table-row>
        <table:table-row>
          <table:table-cell table:style-name="Table1.A236" office:value-type="string">
            <text:p text:style-name="P4">235</text:p>
          </table:table-cell>
          <table:table-cell table:style-name="Table1.B236" office:value-type="string">
            <text:p text:style-name="P3">the doctor, the physician</text:p>
          </table:table-cell>
          <table:table-cell table:style-name="Table1.C236" office:value-type="string">
            <text:p text:style-name="P6">el médico</text:p>
          </table:table-cell>
        </table:table-row>
        <table:table-row>
          <table:table-cell table:style-name="Table1.A237" office:value-type="string">
            <text:p text:style-name="P4">236</text:p>
          </table:table-cell>
          <table:table-cell table:style-name="Table1.B237" office:value-type="string">
            <text:p text:style-name="P3">the doctor, the physician; the Ph. D.</text:p>
          </table:table-cell>
          <table:table-cell table:style-name="Table1.C237" office:value-type="string">
            <text:p text:style-name="P6">el doctor</text:p>
          </table:table-cell>
        </table:table-row>
        <table:table-row>
          <table:table-cell table:style-name="Table1.A238" office:value-type="string">
            <text:p text:style-name="P4">237</text:p>
          </table:table-cell>
          <table:table-cell table:style-name="Table1.B238" office:value-type="string">
            <text:p text:style-name="P7">the doctor, the physician; the Ph. D.</text:p>
          </table:table-cell>
          <table:table-cell table:style-name="Table1.C238" office:value-type="string">
            <text:p text:style-name="P6">la doctora</text:p>
          </table:table-cell>
        </table:table-row>
        <table:table-row>
          <table:table-cell table:style-name="Table1.A239" office:value-type="string">
            <text:p text:style-name="P4">238</text:p>
          </table:table-cell>
          <table:table-cell table:style-name="Table1.B239" office:value-type="string">
            <text:p text:style-name="P7">the doctor</text:p>
          </table:table-cell>
          <table:table-cell table:style-name="Table1.C239" office:value-type="string">
            <text:p text:style-name="P6">la médica</text:p>
          </table:table-cell>
        </table:table-row>
        <table:table-row>
          <table:table-cell table:style-name="Table1.A240" office:value-type="string">
            <text:p text:style-name="P4">239</text:p>
          </table:table-cell>
          <table:table-cell table:style-name="Table1.B240" office:value-type="string">
            <text:p text:style-name="P3">the dog</text:p>
          </table:table-cell>
          <table:table-cell table:style-name="Table1.C240" office:value-type="string">
            <text:p text:style-name="P6">el perro</text:p>
          </table:table-cell>
        </table:table-row>
        <table:table-row>
          <table:table-cell table:style-name="Table1.A241" office:value-type="string">
            <text:p text:style-name="P4">240</text:p>
          </table:table-cell>
          <table:table-cell table:style-name="Table1.B241" office:value-type="string">
            <text:p text:style-name="P7">the dog</text:p>
          </table:table-cell>
          <table:table-cell table:style-name="Table1.C241" office:value-type="string">
            <text:p text:style-name="P6">la perra</text:p>
          </table:table-cell>
        </table:table-row>
        <table:table-row>
          <table:table-cell table:style-name="Table1.A242" office:value-type="string">
            <text:p text:style-name="P4">241</text:p>
          </table:table-cell>
          <table:table-cell table:style-name="Table1.B242" office:value-type="string">
            <text:p text:style-name="P3">the dollar</text:p>
          </table:table-cell>
          <table:table-cell table:style-name="Table1.C242" office:value-type="string">
            <text:p text:style-name="P6">el dólar</text:p>
          </table:table-cell>
        </table:table-row>
        <table:table-row>
          <table:table-cell table:style-name="Table1.A243" office:value-type="string">
            <text:p text:style-name="P4">242</text:p>
          </table:table-cell>
          <table:table-cell table:style-name="Table1.B243" office:value-type="string">
            <text:p text:style-name="P3">the door, the gate</text:p>
          </table:table-cell>
          <table:table-cell table:style-name="Table1.C243" office:value-type="string">
            <text:p text:style-name="P6">la puerta</text:p>
          </table:table-cell>
        </table:table-row>
        <table:table-row>
          <table:table-cell table:style-name="Table1.A244" office:value-type="string">
            <text:p text:style-name="P4">243</text:p>
          </table:table-cell>
          <table:table-cell table:style-name="Table1.B244" office:value-type="string">
            <text:p text:style-name="P3">the dress</text:p>
          </table:table-cell>
          <table:table-cell table:style-name="Table1.C244" office:value-type="string">
            <text:p text:style-name="P6">el vestido</text:p>
          </table:table-cell>
        </table:table-row>
        <table:table-row>
          <table:table-cell table:style-name="Table1.A245" office:value-type="string">
            <text:p text:style-name="P4">244</text:p>
          </table:table-cell>
          <table:table-cell table:style-name="Table1.B245" office:value-type="string">
            <text:p text:style-name="P3">the drunkard</text:p>
          </table:table-cell>
          <table:table-cell table:style-name="Table1.C245" office:value-type="string">
            <text:p text:style-name="P6">el borracho</text:p>
          </table:table-cell>
        </table:table-row>
        <table:table-row>
          <table:table-cell table:style-name="Table1.A246" office:value-type="string">
            <text:p text:style-name="P4">245</text:p>
          </table:table-cell>
          <table:table-cell table:style-name="Table1.B246" office:value-type="string">
            <text:p text:style-name="P7">the drunkard</text:p>
          </table:table-cell>
          <table:table-cell table:style-name="Table1.C246" office:value-type="string">
            <text:p text:style-name="P6">la borracha</text:p>
          </table:table-cell>
        </table:table-row>
        <table:table-row>
          <table:table-cell table:style-name="Table1.A247" office:value-type="string">
            <text:p text:style-name="P4">246</text:p>
          </table:table-cell>
          <table:table-cell table:style-name="Table1.B247" office:value-type="string">
            <text:p text:style-name="P3">the Earth</text:p>
          </table:table-cell>
          <table:table-cell table:style-name="Table1.C247" office:value-type="string">
            <text:p text:style-name="P6">la Tierra</text:p>
          </table:table-cell>
        </table:table-row>
        <table:table-row>
          <table:table-cell table:style-name="Table1.A248" office:value-type="string">
            <text:p text:style-name="P4">247</text:p>
          </table:table-cell>
          <table:table-cell table:style-name="Table1.B248" office:value-type="string">
            <text:p text:style-name="P3">the egg</text:p>
          </table:table-cell>
          <table:table-cell table:style-name="Table1.C248" office:value-type="string">
            <text:p text:style-name="P6">el huevo</text:p>
          </table:table-cell>
        </table:table-row>
        <table:table-row>
          <table:table-cell table:style-name="Table1.A249" office:value-type="string">
            <text:p text:style-name="P4">248</text:p>
          </table:table-cell>
          <table:table-cell table:style-name="Table1.B249" office:value-type="string">
            <text:p text:style-name="P3">the elbow</text:p>
          </table:table-cell>
          <table:table-cell table:style-name="Table1.C249" office:value-type="string">
            <text:p text:style-name="P6">el codo</text:p>
          </table:table-cell>
        </table:table-row>
        <table:table-row>
          <table:table-cell table:style-name="Table1.A250" office:value-type="string">
            <text:p text:style-name="P4">249</text:p>
          </table:table-cell>
          <table:table-cell table:style-name="Table1.B250" office:value-type="string">
            <text:p text:style-name="P3">the employee, the worker</text:p>
          </table:table-cell>
          <table:table-cell table:style-name="Table1.C250" office:value-type="string">
            <text:p text:style-name="P6">el empleado</text:p>
          </table:table-cell>
        </table:table-row>
        <table:table-row>
          <table:table-cell table:style-name="Table1.A251" office:value-type="string">
            <text:p text:style-name="P4">250</text:p>
          </table:table-cell>
          <table:table-cell table:style-name="Table1.B251" office:value-type="string">
            <text:p text:style-name="P7">the employee, the worker</text:p>
          </table:table-cell>
          <table:table-cell table:style-name="Table1.C251" office:value-type="string">
            <text:p text:style-name="P6">la empleada</text:p>
          </table:table-cell>
        </table:table-row>
        <table:table-row>
          <table:table-cell table:style-name="Table1.A252" office:value-type="string">
            <text:p text:style-name="P4">251</text:p>
          </table:table-cell>
          <table:table-cell table:style-name="Table1.B252" office:value-type="string">
            <text:p text:style-name="P3">the entrails, the bowels</text:p>
          </table:table-cell>
          <table:table-cell table:style-name="Table1.C252" office:value-type="string">
            <text:p text:style-name="P6">las entrañas</text:p>
          </table:table-cell>
        </table:table-row>
        <table:table-row>
          <table:table-cell table:style-name="Table1.A253" office:value-type="string">
            <text:p text:style-name="P4">252</text:p>
          </table:table-cell>
          <table:table-cell table:style-name="Table1.B253" office:value-type="string">
            <text:p text:style-name="P3">the euro</text:p>
          </table:table-cell>
          <table:table-cell table:style-name="Table1.C253" office:value-type="string">
            <text:p text:style-name="P6">el euro</text:p>
          </table:table-cell>
        </table:table-row>
        <table:table-row>
          <table:table-cell table:style-name="Table1.A254" office:value-type="string">
            <text:p text:style-name="P4">253</text:p>
          </table:table-cell>
          <table:table-cell table:style-name="Table1.B254" office:value-type="string">
            <text:p text:style-name="P3">the exam, the examination</text:p>
          </table:table-cell>
          <table:table-cell table:style-name="Table1.C254" office:value-type="string">
            <text:p text:style-name="P6">el examen</text:p>
          </table:table-cell>
        </table:table-row>
        <table:table-row>
          <table:table-cell table:style-name="Table1.A255" office:value-type="string">
            <text:p text:style-name="P4">254</text:p>
          </table:table-cell>
          <table:table-cell table:style-name="Table1.B255" office:value-type="string">
            <text:p text:style-name="P3">the eye</text:p>
          </table:table-cell>
          <table:table-cell table:style-name="Table1.C255" office:value-type="string">
            <text:p text:style-name="P6">el ojo</text:p>
          </table:table-cell>
        </table:table-row>
        <table:table-row>
          <table:table-cell table:style-name="Table1.A256" office:value-type="string">
            <text:p text:style-name="P4">255</text:p>
          </table:table-cell>
          <table:table-cell table:style-name="Table1.B256" office:value-type="string">
            <text:p text:style-name="P3">the eyebrow</text:p>
          </table:table-cell>
          <table:table-cell table:style-name="Table1.C256" office:value-type="string">
            <text:p text:style-name="P6">la ceja</text:p>
          </table:table-cell>
        </table:table-row>
        <table:table-row>
          <table:table-cell table:style-name="Table1.A257" office:value-type="string">
            <text:p text:style-name="P4">256</text:p>
          </table:table-cell>
          <table:table-cell table:style-name="Table1.B257" office:value-type="string">
            <text:p text:style-name="P3">the eyelash</text:p>
          </table:table-cell>
          <table:table-cell table:style-name="Table1.C257" office:value-type="string">
            <text:p text:style-name="P6">la pestaña</text:p>
          </table:table-cell>
        </table:table-row>
        <table:table-row>
          <table:table-cell table:style-name="Table1.A258" office:value-type="string">
            <text:p text:style-name="P4">257</text:p>
          </table:table-cell>
          <table:table-cell table:style-name="Table1.B258" office:value-type="string">
            <text:p text:style-name="P3">the face</text:p>
          </table:table-cell>
          <table:table-cell table:style-name="Table1.C258" office:value-type="string">
            <text:p text:style-name="P6">la cara</text:p>
          </table:table-cell>
        </table:table-row>
        <table:table-row>
          <table:table-cell table:style-name="Table1.A259" office:value-type="string">
            <text:p text:style-name="P4">258</text:p>
          </table:table-cell>
          <table:table-cell table:style-name="Table1.B259" office:value-type="string">
            <text:p text:style-name="P3">the family</text:p>
          </table:table-cell>
          <table:table-cell table:style-name="Table1.C259" office:value-type="string">
            <text:p text:style-name="P6">la familia</text:p>
          </table:table-cell>
        </table:table-row>
        <table:table-row>
          <table:table-cell table:style-name="Table1.A260" office:value-type="string">
            <text:p text:style-name="P4">259</text:p>
          </table:table-cell>
          <table:table-cell table:style-name="Table1.B260" office:value-type="string">
            <text:p text:style-name="P3">the father</text:p>
          </table:table-cell>
          <table:table-cell table:style-name="Table1.C260" office:value-type="string">
            <text:p text:style-name="P6">el padre</text:p>
          </table:table-cell>
        </table:table-row>
        <table:table-row>
          <table:table-cell table:style-name="Table1.A261" office:value-type="string">
            <text:p text:style-name="P4">260</text:p>
          </table:table-cell>
          <table:table-cell table:style-name="Table1.B261" office:value-type="string">
            <text:p text:style-name="P3">the fatherland</text:p>
          </table:table-cell>
          <table:table-cell table:style-name="Table1.C261" office:value-type="string">
            <text:p text:style-name="P6">la patria</text:p>
          </table:table-cell>
        </table:table-row>
        <table:table-row>
          <table:table-cell table:style-name="Table1.A262" office:value-type="string">
            <text:p text:style-name="P4">261</text:p>
          </table:table-cell>
          <table:table-cell table:style-name="Table1.B262" office:value-type="string">
            <text:p text:style-name="P3">the fax</text:p>
          </table:table-cell>
          <table:table-cell table:style-name="Table1.C262" office:value-type="string">
            <text:p text:style-name="P6">el fax</text:p>
          </table:table-cell>
        </table:table-row>
        <table:table-row>
          <table:table-cell table:style-name="Table1.A263" office:value-type="string">
            <text:p text:style-name="P4">262</text:p>
          </table:table-cell>
          <table:table-cell table:style-name="Table1.B263" office:value-type="string">
            <text:p text:style-name="P3">the fear</text:p>
          </table:table-cell>
          <table:table-cell table:style-name="Table1.C263" office:value-type="string">
            <text:p text:style-name="P6">el miedo</text:p>
          </table:table-cell>
        </table:table-row>
        <text:soft-page-break/>
        <table:table-row>
          <table:table-cell table:style-name="Table1.A264" office:value-type="string">
            <text:p text:style-name="P4">263</text:p>
          </table:table-cell>
          <table:table-cell table:style-name="Table1.B264" office:value-type="string">
            <text:p text:style-name="P3">the finger; the toe</text:p>
          </table:table-cell>
          <table:table-cell table:style-name="Table1.C264" office:value-type="string">
            <text:p text:style-name="P6">el dedo</text:p>
          </table:table-cell>
        </table:table-row>
        <table:table-row>
          <table:table-cell table:style-name="Table1.A265" office:value-type="string">
            <text:p text:style-name="P4">264</text:p>
          </table:table-cell>
          <table:table-cell table:style-name="Table1.B265" office:value-type="string">
            <text:p text:style-name="P3">the fingernail; the toenail</text:p>
          </table:table-cell>
          <table:table-cell table:style-name="Table1.C265" office:value-type="string">
            <text:p text:style-name="P6">la uña</text:p>
          </table:table-cell>
        </table:table-row>
        <table:table-row>
          <table:table-cell table:style-name="Table1.A266" office:value-type="string">
            <text:p text:style-name="P4">265</text:p>
          </table:table-cell>
          <table:table-cell table:style-name="Table1.B266" office:value-type="string">
            <text:p text:style-name="P3">the fish</text:p>
          </table:table-cell>
          <table:table-cell table:style-name="Table1.C266" office:value-type="string">
            <text:p text:style-name="P6">el pez</text:p>
          </table:table-cell>
        </table:table-row>
        <table:table-row>
          <table:table-cell table:style-name="Table1.A267" office:value-type="string">
            <text:p text:style-name="P4">266</text:p>
          </table:table-cell>
          <table:table-cell table:style-name="Table1.B267" office:value-type="string">
            <text:p text:style-name="P3">the fish<text:span text:style-name="T4">intended for food</text:span></text:p>
          </table:table-cell>
          <table:table-cell table:style-name="Table1.C267" office:value-type="string">
            <text:p text:style-name="P6">el pescado</text:p>
          </table:table-cell>
        </table:table-row>
        <table:table-row>
          <table:table-cell table:style-name="Table1.A268" office:value-type="string">
            <text:p text:style-name="P4">267</text:p>
          </table:table-cell>
          <table:table-cell table:style-name="Table1.B268" office:value-type="string">
            <text:p text:style-name="P3">the fist</text:p>
          </table:table-cell>
          <table:table-cell table:style-name="Table1.C268" office:value-type="string">
            <text:p text:style-name="P6">el puño</text:p>
          </table:table-cell>
        </table:table-row>
        <table:table-row>
          <table:table-cell table:style-name="Table1.A269" office:value-type="string">
            <text:p text:style-name="P4">268</text:p>
          </table:table-cell>
          <table:table-cell table:style-name="Table1.B269" office:value-type="string">
            <text:p text:style-name="P3">the fly</text:p>
          </table:table-cell>
          <table:table-cell table:style-name="Table1.C269" office:value-type="string">
            <text:p text:style-name="P6">la mosca</text:p>
          </table:table-cell>
        </table:table-row>
        <table:table-row>
          <table:table-cell table:style-name="Table1.A270" office:value-type="string">
            <text:p text:style-name="P4">269</text:p>
          </table:table-cell>
          <table:table-cell table:style-name="Table1.B270" office:value-type="string">
            <text:p text:style-name="P3">the food</text:p>
          </table:table-cell>
          <table:table-cell table:style-name="Table1.C270" office:value-type="string">
            <text:p text:style-name="P6">la comida</text:p>
          </table:table-cell>
        </table:table-row>
        <table:table-row>
          <table:table-cell table:style-name="Table1.A271" office:value-type="string">
            <text:p text:style-name="P4">270</text:p>
          </table:table-cell>
          <table:table-cell table:style-name="Table1.B271" office:value-type="string">
            <text:p text:style-name="P3">the forest</text:p>
          </table:table-cell>
          <table:table-cell table:style-name="Table1.C271" office:value-type="string">
            <text:p text:style-name="P6">el bosque</text:p>
          </table:table-cell>
        </table:table-row>
        <table:table-row>
          <table:table-cell table:style-name="Table1.A272" office:value-type="string">
            <text:p text:style-name="P4">271</text:p>
          </table:table-cell>
          <table:table-cell table:style-name="Table1.B272" office:value-type="string">
            <text:p text:style-name="P3">the fox</text:p>
          </table:table-cell>
          <table:table-cell table:style-name="Table1.C272" office:value-type="string">
            <text:p text:style-name="P6">el zorro</text:p>
          </table:table-cell>
        </table:table-row>
        <table:table-row>
          <table:table-cell table:style-name="Table1.A273" office:value-type="string">
            <text:p text:style-name="P4">272</text:p>
          </table:table-cell>
          <table:table-cell table:style-name="Table1.B273" office:value-type="string">
            <text:p text:style-name="P7">the fox</text:p>
          </table:table-cell>
          <table:table-cell table:style-name="Table1.C273" office:value-type="string">
            <text:p text:style-name="P6">la zorra</text:p>
          </table:table-cell>
        </table:table-row>
        <table:table-row>
          <table:table-cell table:style-name="Table1.A274" office:value-type="string">
            <text:p text:style-name="P4">273</text:p>
          </table:table-cell>
          <table:table-cell table:style-name="Table1.B274" office:value-type="string">
            <text:p text:style-name="P3">the friend</text:p>
          </table:table-cell>
          <table:table-cell table:style-name="Table1.C274" office:value-type="string">
            <text:p text:style-name="P6">el amigo</text:p>
          </table:table-cell>
        </table:table-row>
        <table:table-row>
          <table:table-cell table:style-name="Table1.A275" office:value-type="string">
            <text:p text:style-name="P4">274</text:p>
          </table:table-cell>
          <table:table-cell table:style-name="Table1.B275" office:value-type="string">
            <text:p text:style-name="P7">the friend</text:p>
          </table:table-cell>
          <table:table-cell table:style-name="Table1.C275" office:value-type="string">
            <text:p text:style-name="P6">la amiga</text:p>
          </table:table-cell>
        </table:table-row>
        <table:table-row>
          <table:table-cell table:style-name="Table1.A276" office:value-type="string">
            <text:p text:style-name="P4">275</text:p>
          </table:table-cell>
          <table:table-cell table:style-name="Table1.B276" office:value-type="string">
            <text:p text:style-name="P3">the garden</text:p>
          </table:table-cell>
          <table:table-cell table:style-name="Table1.C276" office:value-type="string">
            <text:p text:style-name="P6">el jardín</text:p>
          </table:table-cell>
        </table:table-row>
        <table:table-row>
          <table:table-cell table:style-name="Table1.A277" office:value-type="string">
            <text:p text:style-name="P4">276</text:p>
          </table:table-cell>
          <table:table-cell table:style-name="Table1.B277" office:value-type="string">
            <text:p text:style-name="P3">the garment<text:span text:style-name="T4">piece of clothing</text:span></text:p>
          </table:table-cell>
          <table:table-cell table:style-name="Table1.C277" office:value-type="string">
            <text:p text:style-name="P6">la prenda</text:p>
          </table:table-cell>
        </table:table-row>
        <table:table-row>
          <table:table-cell table:style-name="Table1.A278" office:value-type="string">
            <text:p text:style-name="P4">277</text:p>
          </table:table-cell>
          <table:table-cell table:style-name="Table1.B278" office:value-type="string">
            <text:p text:style-name="P3">the girl</text:p>
          </table:table-cell>
          <table:table-cell table:style-name="Table1.C278" office:value-type="string">
            <text:p text:style-name="P6">la chica</text:p>
          </table:table-cell>
        </table:table-row>
        <table:table-row>
          <table:table-cell table:style-name="Table1.A279" office:value-type="string">
            <text:p text:style-name="P4">278</text:p>
          </table:table-cell>
          <table:table-cell table:style-name="Table1.B279" office:value-type="string">
            <text:p text:style-name="P3">the girl</text:p>
          </table:table-cell>
          <table:table-cell table:style-name="Table1.C279" office:value-type="string">
            <text:p text:style-name="P6">la niña</text:p>
          </table:table-cell>
        </table:table-row>
        <table:table-row>
          <table:table-cell table:style-name="Table1.A280" office:value-type="string">
            <text:p text:style-name="P4">279</text:p>
          </table:table-cell>
          <table:table-cell table:style-name="Table1.B280" office:value-type="string">
            <text:p text:style-name="P3">the girlfriend</text:p>
          </table:table-cell>
          <table:table-cell table:style-name="Table1.C280" office:value-type="string">
            <text:p text:style-name="P6">la novia</text:p>
          </table:table-cell>
        </table:table-row>
        <table:table-row>
          <table:table-cell table:style-name="Table1.A281" office:value-type="string">
            <text:p text:style-name="P4">280</text:p>
          </table:table-cell>
          <table:table-cell table:style-name="Table1.B281" office:value-type="string">
            <text:p text:style-name="P3">the glove</text:p>
          </table:table-cell>
          <table:table-cell table:style-name="Table1.C281" office:value-type="string">
            <text:p text:style-name="P6">el guante</text:p>
          </table:table-cell>
        </table:table-row>
        <table:table-row>
          <table:table-cell table:style-name="Table1.A282" office:value-type="string">
            <text:p text:style-name="P4">281</text:p>
          </table:table-cell>
          <table:table-cell table:style-name="Table1.B282" office:value-type="string">
            <text:p text:style-name="P3">the grandfather; the grandparent</text:p>
          </table:table-cell>
          <table:table-cell table:style-name="Table1.C282" office:value-type="string">
            <text:p text:style-name="P6">el abuelo</text:p>
          </table:table-cell>
        </table:table-row>
        <table:table-row>
          <table:table-cell table:style-name="Table1.A283" office:value-type="string">
            <text:p text:style-name="P4">282</text:p>
          </table:table-cell>
          <table:table-cell table:style-name="Table1.B283" office:value-type="string">
            <text:p text:style-name="P3">the grandmother</text:p>
          </table:table-cell>
          <table:table-cell table:style-name="Table1.C283" office:value-type="string">
            <text:p text:style-name="P6">la abuela</text:p>
          </table:table-cell>
        </table:table-row>
        <table:table-row>
          <table:table-cell table:style-name="Table1.A284" office:value-type="string">
            <text:p text:style-name="P4">283</text:p>
          </table:table-cell>
          <table:table-cell table:style-name="Table1.B284" office:value-type="string">
            <text:p text:style-name="P3">the hair</text:p>
          </table:table-cell>
          <table:table-cell table:style-name="Table1.C284" office:value-type="string">
            <text:p text:style-name="P6">el cabello</text:p>
          </table:table-cell>
        </table:table-row>
        <table:table-row>
          <table:table-cell table:style-name="Table1.A285" office:value-type="string">
            <text:p text:style-name="P4">284</text:p>
          </table:table-cell>
          <table:table-cell table:style-name="Table1.B285" office:value-type="string">
            <text:p text:style-name="P3">the hair</text:p>
          </table:table-cell>
          <table:table-cell table:style-name="Table1.C285" office:value-type="string">
            <text:p text:style-name="P6">el pelo</text:p>
          </table:table-cell>
        </table:table-row>
        <table:table-row>
          <table:table-cell table:style-name="Table1.A286" office:value-type="string">
            <text:p text:style-name="P4">285</text:p>
          </table:table-cell>
          <table:table-cell table:style-name="Table1.B286" office:value-type="string">
            <text:p text:style-name="P3">the hand</text:p>
          </table:table-cell>
          <table:table-cell table:style-name="Table1.C286" office:value-type="string">
            <text:p text:style-name="P6">el mano</text:p>
          </table:table-cell>
        </table:table-row>
        <table:table-row>
          <table:table-cell table:style-name="Table1.A287" office:value-type="string">
            <text:p text:style-name="P4">286</text:p>
          </table:table-cell>
          <table:table-cell table:style-name="Table1.B287" office:value-type="string">
            <text:p text:style-name="P3">the handbag</text:p>
          </table:table-cell>
          <table:table-cell table:style-name="Table1.C287" office:value-type="string">
            <text:p text:style-name="P6">el bolso</text:p>
          </table:table-cell>
        </table:table-row>
        <table:table-row>
          <table:table-cell table:style-name="Table1.A288" office:value-type="string">
            <text:p text:style-name="P4">287</text:p>
          </table:table-cell>
          <table:table-cell table:style-name="Table1.B288" office:value-type="string">
            <text:p text:style-name="P3">the hat</text:p>
          </table:table-cell>
          <table:table-cell table:style-name="Table1.C288" office:value-type="string">
            <text:p text:style-name="P6">el sombrero</text:p>
          </table:table-cell>
        </table:table-row>
        <table:table-row>
          <table:table-cell table:style-name="Table1.A289" office:value-type="string">
            <text:p text:style-name="P4">288</text:p>
          </table:table-cell>
          <table:table-cell table:style-name="Table1.B289" office:value-type="string">
            <text:p text:style-name="P3">the head</text:p>
          </table:table-cell>
          <table:table-cell table:style-name="Table1.C289" office:value-type="string">
            <text:p text:style-name="P6">la cabeza</text:p>
          </table:table-cell>
        </table:table-row>
        <table:table-row>
          <table:table-cell table:style-name="Table1.A290" office:value-type="string">
            <text:p text:style-name="P4">289</text:p>
          </table:table-cell>
          <table:table-cell table:style-name="Table1.B290" office:value-type="string">
            <text:p text:style-name="P3">the heart</text:p>
          </table:table-cell>
          <table:table-cell table:style-name="Table1.C290" office:value-type="string">
            <text:p text:style-name="P6">el corazón</text:p>
          </table:table-cell>
        </table:table-row>
        <table:table-row>
          <table:table-cell table:style-name="Table1.A291" office:value-type="string">
            <text:p text:style-name="P4">290</text:p>
          </table:table-cell>
          <table:table-cell table:style-name="Table1.B291" office:value-type="string">
            <text:p text:style-name="P3">the hen</text:p>
          </table:table-cell>
          <table:table-cell table:style-name="Table1.C291" office:value-type="string">
            <text:p text:style-name="P6">la gallina</text:p>
          </table:table-cell>
        </table:table-row>
        <table:table-row>
          <table:table-cell table:style-name="Table1.A292" office:value-type="string">
            <text:p text:style-name="P4">291</text:p>
          </table:table-cell>
          <table:table-cell table:style-name="Table1.B292" office:value-type="string">
            <text:p text:style-name="P3">the hip</text:p>
          </table:table-cell>
          <table:table-cell table:style-name="Table1.C292" office:value-type="string">
            <text:p text:style-name="P6">la cadera</text:p>
          </table:table-cell>
        </table:table-row>
        <table:table-row>
          <table:table-cell table:style-name="Table1.A293" office:value-type="string">
            <text:p text:style-name="P4">292</text:p>
          </table:table-cell>
          <table:table-cell table:style-name="Table1.B293" office:value-type="string">
            <text:p text:style-name="P3">the horse, the stallion<text:span text:style-name="T4">male horse</text:span></text:p>
          </table:table-cell>
          <table:table-cell table:style-name="Table1.C293" office:value-type="string">
            <text:p text:style-name="P6">el caballo</text:p>
          </table:table-cell>
        </table:table-row>
        <table:table-row>
          <table:table-cell table:style-name="Table1.A294" office:value-type="string">
            <text:p text:style-name="P4">293</text:p>
          </table:table-cell>
          <table:table-cell table:style-name="Table1.B294" office:value-type="string">
            <text:p text:style-name="P3">the hour</text:p>
          </table:table-cell>
          <table:table-cell table:style-name="Table1.C294" office:value-type="string">
            <text:p text:style-name="P6">la hora</text:p>
          </table:table-cell>
        </table:table-row>
        <table:table-row>
          <table:table-cell table:style-name="Table1.A295" office:value-type="string">
            <text:p text:style-name="P4">294</text:p>
          </table:table-cell>
          <table:table-cell table:style-name="Table1.B295" office:value-type="string">
            <text:p text:style-name="P3">the house</text:p>
          </table:table-cell>
          <table:table-cell table:style-name="Table1.C295" office:value-type="string">
            <text:p text:style-name="P6">la casa</text:p>
          </table:table-cell>
        </table:table-row>
        <table:table-row>
          <table:table-cell table:style-name="Table1.A296" office:value-type="string">
            <text:p text:style-name="P4">295</text:p>
          </table:table-cell>
          <table:table-cell table:style-name="Table1.B296" office:value-type="string">
            <text:p text:style-name="P3">the human</text:p>
          </table:table-cell>
          <table:table-cell table:style-name="Table1.C296" office:value-type="string">
            <text:p text:style-name="P6">el humano</text:p>
          </table:table-cell>
        </table:table-row>
        <table:table-row>
          <table:table-cell table:style-name="Table1.A297" office:value-type="string">
            <text:p text:style-name="P4">296</text:p>
          </table:table-cell>
          <table:table-cell table:style-name="Table1.B297" office:value-type="string">
            <text:p text:style-name="P3">the human being</text:p>
          </table:table-cell>
          <table:table-cell table:style-name="Table1.C297" office:value-type="string">
            <text:p text:style-name="P6">el ser humano</text:p>
          </table:table-cell>
        </table:table-row>
        <table:table-row>
          <table:table-cell table:style-name="Table1.A298" office:value-type="string">
            <text:p text:style-name="P4">297</text:p>
          </table:table-cell>
          <table:table-cell table:style-name="Table1.B298" office:value-type="string">
            <text:p text:style-name="P3">the hunger</text:p>
          </table:table-cell>
          <table:table-cell table:style-name="Table1.C298" office:value-type="string">
            <text:p text:style-name="P6">el hambre</text:p>
          </table:table-cell>
        </table:table-row>
        <table:table-row>
          <table:table-cell table:style-name="Table1.A299" office:value-type="string">
            <text:p text:style-name="P4">298</text:p>
          </table:table-cell>
          <table:table-cell table:style-name="Table1.B299" office:value-type="string">
            <text:p text:style-name="P3">the husband</text:p>
          </table:table-cell>
          <table:table-cell table:style-name="Table1.C299" office:value-type="string">
            <text:p text:style-name="P6">el marido</text:p>
          </table:table-cell>
        </table:table-row>
        <table:table-row>
          <table:table-cell table:style-name="Table1.A300" office:value-type="string">
            <text:p text:style-name="P4">299</text:p>
          </table:table-cell>
          <table:table-cell table:style-name="Table1.B300" office:value-type="string">
            <text:p text:style-name="P3">the husband; the spouse</text:p>
          </table:table-cell>
          <table:table-cell table:style-name="Table1.C300" office:value-type="string">
            <text:p text:style-name="P6">el esposo</text:p>
          </table:table-cell>
        </table:table-row>
        <table:table-row>
          <table:table-cell table:style-name="Table1.A301" office:value-type="string">
            <text:p text:style-name="P4">300</text:p>
          </table:table-cell>
          <table:table-cell table:style-name="Table1.B301" office:value-type="string">
            <text:p text:style-name="P3">the ice</text:p>
          </table:table-cell>
          <table:table-cell table:style-name="Table1.C301" office:value-type="string">
            <text:p text:style-name="P6">el hielo</text:p>
          </table:table-cell>
        </table:table-row>
        <table:table-row>
          <table:table-cell table:style-name="Table1.A302" office:value-type="string">
            <text:p text:style-name="P4">301</text:p>
          </table:table-cell>
          <table:table-cell table:style-name="Table1.B302" office:value-type="string">
            <text:p text:style-name="P3">the intestine</text:p>
          </table:table-cell>
          <table:table-cell table:style-name="Table1.C302" office:value-type="string">
            <text:p text:style-name="P6">el intestino</text:p>
          </table:table-cell>
        </table:table-row>
        <table:table-row>
          <table:table-cell table:style-name="Table1.A303" office:value-type="string">
            <text:p text:style-name="P4">302</text:p>
          </table:table-cell>
          <table:table-cell table:style-name="Table1.B303" office:value-type="string">
            <text:p text:style-name="P3">the iris</text:p>
          </table:table-cell>
          <table:table-cell table:style-name="Table1.C303" office:value-type="string">
            <text:p text:style-name="P6">el iris</text:p>
          </table:table-cell>
        </table:table-row>
        <table:table-row>
          <table:table-cell table:style-name="Table1.A304" office:value-type="string">
            <text:p text:style-name="P4">303</text:p>
          </table:table-cell>
          <table:table-cell table:style-name="Table1.B304" office:value-type="string">
            <text:p text:style-name="P3">the island</text:p>
          </table:table-cell>
          <table:table-cell table:style-name="Table1.C304" office:value-type="string">
            <text:p text:style-name="P6">la isla</text:p>
          </table:table-cell>
        </table:table-row>
        <table:table-row>
          <table:table-cell table:style-name="Table1.A305" office:value-type="string">
            <text:p text:style-name="P4">304</text:p>
          </table:table-cell>
          <table:table-cell table:style-name="Table1.B305" office:value-type="string">
            <text:p text:style-name="P3">the jacket</text:p>
          </table:table-cell>
          <table:table-cell table:style-name="Table1.C305" office:value-type="string">
            <text:p text:style-name="P6">la chaqueta</text:p>
          </table:table-cell>
        </table:table-row>
        <table:table-row>
          <table:table-cell table:style-name="Table1.A306" office:value-type="string">
            <text:p text:style-name="P4">305</text:p>
          </table:table-cell>
          <table:table-cell table:style-name="Table1.B306" office:value-type="string">
            <text:p text:style-name="P3">the jaw</text:p>
          </table:table-cell>
          <table:table-cell table:style-name="Table1.C306" office:value-type="string">
            <text:p text:style-name="P6">la mandíbula</text:p>
          </table:table-cell>
        </table:table-row>
        <table:table-row>
          <table:table-cell table:style-name="Table1.A307" office:value-type="string">
            <text:p text:style-name="P4">306</text:p>
          </table:table-cell>
          <table:table-cell table:style-name="Table1.B307" office:value-type="string">
            <text:p text:style-name="P3">the juice</text:p>
          </table:table-cell>
          <table:table-cell table:style-name="Table1.C307" office:value-type="string">
            <text:p text:style-name="P6">el jugo</text:p>
          </table:table-cell>
        </table:table-row>
        <table:table-row>
          <table:table-cell table:style-name="Table1.A308" office:value-type="string">
            <text:p text:style-name="P4">307</text:p>
          </table:table-cell>
          <table:table-cell table:style-name="Table1.B308" office:value-type="string">
            <text:p text:style-name="P3">the kidney</text:p>
          </table:table-cell>
          <table:table-cell table:style-name="Table1.C308" office:value-type="string">
            <text:p text:style-name="P6">el riñón</text:p>
          </table:table-cell>
        </table:table-row>
        <table:table-row>
          <table:table-cell table:style-name="Table1.A309" office:value-type="string">
            <text:p text:style-name="P4">308</text:p>
          </table:table-cell>
          <table:table-cell table:style-name="Table1.B309" office:value-type="string">
            <text:p text:style-name="P3">the knee</text:p>
          </table:table-cell>
          <table:table-cell table:style-name="Table1.C309" office:value-type="string">
            <text:p text:style-name="P6">la rodilla</text:p>
          </table:table-cell>
        </table:table-row>
        <table:table-row>
          <table:table-cell table:style-name="Table1.A310" office:value-type="string">
            <text:p text:style-name="P4">309</text:p>
          </table:table-cell>
          <table:table-cell table:style-name="Table1.B310" office:value-type="string">
            <text:p text:style-name="P3">the land; the ground; the earth</text:p>
          </table:table-cell>
          <table:table-cell table:style-name="Table1.C310" office:value-type="string">
            <text:p text:style-name="P6">la tierra</text:p>
          </table:table-cell>
        </table:table-row>
        <table:table-row>
          <table:table-cell table:style-name="Table1.A311" office:value-type="string">
            <text:p text:style-name="P4">310</text:p>
          </table:table-cell>
          <table:table-cell table:style-name="Table1.B311" office:value-type="string">
            <text:p text:style-name="P3">the letter</text:p>
          </table:table-cell>
          <table:table-cell table:style-name="Table1.C311" office:value-type="string">
            <text:p text:style-name="P6">la carta</text:p>
          </table:table-cell>
        </table:table-row>
        <table:table-row>
          <table:table-cell table:style-name="Table1.A312" office:value-type="string">
            <text:p text:style-name="P4">311</text:p>
          </table:table-cell>
          <table:table-cell table:style-name="Table1.B312" office:value-type="string">
            <text:p text:style-name="P3">the life</text:p>
          </table:table-cell>
          <table:table-cell table:style-name="Table1.C312" office:value-type="string">
            <text:p text:style-name="P6">la vida</text:p>
          </table:table-cell>
        </table:table-row>
        <table:table-row>
          <table:table-cell table:style-name="Table1.A313" office:value-type="string">
            <text:p text:style-name="P4">312</text:p>
          </table:table-cell>
          <table:table-cell table:style-name="Table1.B313" office:value-type="string">
            <text:p text:style-name="P3">the line</text:p>
          </table:table-cell>
          <table:table-cell table:style-name="Table1.C313" office:value-type="string">
            <text:p text:style-name="P6">la línea</text:p>
          </table:table-cell>
        </table:table-row>
        <table:table-row>
          <table:table-cell table:style-name="Table1.A314" office:value-type="string">
            <text:p text:style-name="P4">313</text:p>
          </table:table-cell>
          <table:table-cell table:style-name="Table1.B314" office:value-type="string">
            <text:p text:style-name="P3">the lion</text:p>
          </table:table-cell>
          <table:table-cell table:style-name="Table1.C314" office:value-type="string">
            <text:p text:style-name="P6">el león</text:p>
          </table:table-cell>
        </table:table-row>
        <table:table-row>
          <table:table-cell table:style-name="Table1.A315" office:value-type="string">
            <text:p text:style-name="P4">314</text:p>
          </table:table-cell>
          <table:table-cell table:style-name="Table1.B315" office:value-type="string">
            <text:p text:style-name="P7">the lion</text:p>
          </table:table-cell>
          <table:table-cell table:style-name="Table1.C315" office:value-type="string">
            <text:p text:style-name="P6">la leona</text:p>
          </table:table-cell>
        </table:table-row>
        <table:table-row>
          <table:table-cell table:style-name="Table1.A316" office:value-type="string">
            <text:p text:style-name="P4">315</text:p>
          </table:table-cell>
          <table:table-cell table:style-name="Table1.B316" office:value-type="string">
            <text:p text:style-name="P3">the lip</text:p>
          </table:table-cell>
          <table:table-cell table:style-name="Table1.C316" office:value-type="string">
            <text:p text:style-name="P6">el labio</text:p>
          </table:table-cell>
        </table:table-row>
        <table:table-row>
          <table:table-cell table:style-name="Table1.A317" office:value-type="string">
            <text:p text:style-name="P4">316</text:p>
          </table:table-cell>
          <table:table-cell table:style-name="Table1.B317" office:value-type="string">
            <text:p text:style-name="P3">the liver</text:p>
          </table:table-cell>
          <table:table-cell table:style-name="Table1.C317" office:value-type="string">
            <text:p text:style-name="P6">el hígado</text:p>
          </table:table-cell>
        </table:table-row>
        <table:table-row>
          <table:table-cell table:style-name="Table1.A318" office:value-type="string">
            <text:p text:style-name="P4">317</text:p>
          </table:table-cell>
          <table:table-cell table:style-name="Table1.B318" office:value-type="string">
            <text:p text:style-name="P3">the livestock<text:span text:style-name="T4">animals for commercial use</text:span></text:p>
          </table:table-cell>
          <table:table-cell table:style-name="Table1.C318" office:value-type="string">
            <text:p text:style-name="P6">el ganado</text:p>
          </table:table-cell>
        </table:table-row>
        <table:table-row>
          <table:table-cell table:style-name="Table1.A319" office:value-type="string">
            <text:p text:style-name="P4">318</text:p>
          </table:table-cell>
          <table:table-cell table:style-name="Table1.B319" office:value-type="string">
            <text:p text:style-name="P3">the lunch</text:p>
          </table:table-cell>
          <table:table-cell table:style-name="Table1.C319" office:value-type="string">
            <text:p text:style-name="P6">el almuerzo</text:p>
          </table:table-cell>
        </table:table-row>
        <table:table-row>
          <table:table-cell table:style-name="Table1.A320" office:value-type="string">
            <text:p text:style-name="P4">319</text:p>
          </table:table-cell>
          <table:table-cell table:style-name="Table1.B320" office:value-type="string">
            <text:p text:style-name="P3">the lung</text:p>
          </table:table-cell>
          <table:table-cell table:style-name="Table1.C320" office:value-type="string">
            <text:p text:style-name="P6">el pulmón</text:p>
          </table:table-cell>
        </table:table-row>
        <table:table-row>
          <table:table-cell table:style-name="Table1.A321" office:value-type="string">
            <text:p text:style-name="P4">320</text:p>
          </table:table-cell>
          <table:table-cell table:style-name="Table1.B321" office:value-type="string">
            <text:p text:style-name="P3">the man</text:p>
          </table:table-cell>
          <table:table-cell table:style-name="Table1.C321" office:value-type="string">
            <text:p text:style-name="P6">el hombre</text:p>
          </table:table-cell>
        </table:table-row>
        <table:table-row>
          <table:table-cell table:style-name="Table1.A322" office:value-type="string">
            <text:p text:style-name="P4">321</text:p>
          </table:table-cell>
          <table:table-cell table:style-name="Table1.B322" office:value-type="string">
            <text:p text:style-name="P3">the mare<text:span text:style-name="T4">female horse</text:span></text:p>
          </table:table-cell>
          <table:table-cell table:style-name="Table1.C322" office:value-type="string">
            <text:p text:style-name="P6">la yegua</text:p>
          </table:table-cell>
        </table:table-row>
        <table:table-row>
          <table:table-cell table:style-name="Table1.A323" office:value-type="string">
            <text:p text:style-name="P4">322</text:p>
          </table:table-cell>
          <table:table-cell table:style-name="Table1.B323" office:value-type="string">
            <text:p text:style-name="P3">the meat</text:p>
          </table:table-cell>
          <table:table-cell table:style-name="Table1.C323" office:value-type="string">
            <text:p text:style-name="P6">la carne</text:p>
          </table:table-cell>
        </table:table-row>
        <table:table-row>
          <table:table-cell table:style-name="Table1.A324" office:value-type="string">
            <text:p text:style-name="P4">323</text:p>
          </table:table-cell>
          <table:table-cell table:style-name="Table1.B324" office:value-type="string">
            <text:p text:style-name="P3">the middle; the means</text:p>
          </table:table-cell>
          <table:table-cell table:style-name="Table1.C324" office:value-type="string">
            <text:p text:style-name="P6">el medio</text:p>
          </table:table-cell>
        </table:table-row>
        <table:table-row>
          <table:table-cell table:style-name="Table1.A325" office:value-type="string">
            <text:p text:style-name="P4">324</text:p>
          </table:table-cell>
          <table:table-cell table:style-name="Table1.B325" office:value-type="string">
            <text:p text:style-name="P3">the milk</text:p>
          </table:table-cell>
          <table:table-cell table:style-name="Table1.C325" office:value-type="string">
            <text:p text:style-name="P6">la leche</text:p>
          </table:table-cell>
        </table:table-row>
        <table:table-row>
          <table:table-cell table:style-name="Table1.A326" office:value-type="string">
            <text:p text:style-name="P4">325</text:p>
          </table:table-cell>
          <table:table-cell table:style-name="Table1.B326" office:value-type="string">
            <text:p text:style-name="P3">the minute</text:p>
          </table:table-cell>
          <table:table-cell table:style-name="Table1.C326" office:value-type="string">
            <text:p text:style-name="P6">el minuto</text:p>
          </table:table-cell>
        </table:table-row>
        <table:table-row>
          <table:table-cell table:style-name="Table1.A327" office:value-type="string">
            <text:p text:style-name="P4">326</text:p>
          </table:table-cell>
          <table:table-cell table:style-name="Table1.B327" office:value-type="string">
            <text:p text:style-name="P3">the mom</text:p>
          </table:table-cell>
          <table:table-cell table:style-name="Table1.C327" office:value-type="string">
            <text:p text:style-name="P6">la mamá</text:p>
          </table:table-cell>
        </table:table-row>
        <table:table-row>
          <table:table-cell table:style-name="Table1.A328" office:value-type="string">
            <text:p text:style-name="P4">327</text:p>
          </table:table-cell>
          <table:table-cell table:style-name="Table1.B328" office:value-type="string">
            <text:p text:style-name="P3">the moment</text:p>
          </table:table-cell>
          <table:table-cell table:style-name="Table1.C328" office:value-type="string">
            <text:p text:style-name="P6">el momento</text:p>
          </table:table-cell>
        </table:table-row>
        <table:table-row>
          <table:table-cell table:style-name="Table1.A329" office:value-type="string">
            <text:p text:style-name="P4">328</text:p>
          </table:table-cell>
          <table:table-cell table:style-name="Table1.B329" office:value-type="string">
            <text:p text:style-name="P3">the monkey</text:p>
          </table:table-cell>
          <table:table-cell table:style-name="Table1.C329" office:value-type="string">
            <text:p text:style-name="P6">el mono</text:p>
          </table:table-cell>
        </table:table-row>
        <table:table-row>
          <table:table-cell table:style-name="Table1.A330" office:value-type="string">
            <text:p text:style-name="P4">329</text:p>
          </table:table-cell>
          <table:table-cell table:style-name="Table1.B330" office:value-type="string">
            <text:p text:style-name="P7">the monkey</text:p>
          </table:table-cell>
          <table:table-cell table:style-name="Table1.C330" office:value-type="string">
            <text:p text:style-name="P6">la mona</text:p>
          </table:table-cell>
        </table:table-row>
        <table:table-row>
          <table:table-cell table:style-name="Table1.A331" office:value-type="string">
            <text:p text:style-name="P4">330</text:p>
          </table:table-cell>
          <table:table-cell table:style-name="Table1.B331" office:value-type="string">
            <text:p text:style-name="P3">the month</text:p>
          </table:table-cell>
          <table:table-cell table:style-name="Table1.C331" office:value-type="string">
            <text:p text:style-name="P6">el mes</text:p>
          </table:table-cell>
        </table:table-row>
        <table:table-row>
          <table:table-cell table:style-name="Table1.A332" office:value-type="string">
            <text:p text:style-name="P4">331</text:p>
          </table:table-cell>
          <table:table-cell table:style-name="Table1.B332" office:value-type="string">
            <text:p text:style-name="P3">the moon</text:p>
          </table:table-cell>
          <table:table-cell table:style-name="Table1.C332" office:value-type="string">
            <text:p text:style-name="P6">la luna</text:p>
          </table:table-cell>
        </table:table-row>
        <table:table-row>
          <table:table-cell table:style-name="Table1.A333" office:value-type="string">
            <text:p text:style-name="P4">332</text:p>
          </table:table-cell>
          <table:table-cell table:style-name="Table1.B333" office:value-type="string">
            <text:p text:style-name="P3">the morning</text:p>
          </table:table-cell>
          <table:table-cell table:style-name="Table1.C333" office:value-type="string">
            <text:p text:style-name="P6">la mañana</text:p>
          </table:table-cell>
        </table:table-row>
        <table:table-row>
          <table:table-cell table:style-name="Table1.A334" office:value-type="string">
            <text:p text:style-name="P4">333</text:p>
          </table:table-cell>
          <table:table-cell table:style-name="Table1.B334" office:value-type="string">
            <text:p text:style-name="P3">the mosquito</text:p>
          </table:table-cell>
          <table:table-cell table:style-name="Table1.C334" office:value-type="string">
            <text:p text:style-name="P6">el mosquito</text:p>
          </table:table-cell>
        </table:table-row>
        <table:table-row>
          <table:table-cell table:style-name="Table1.A335" office:value-type="string">
            <text:p text:style-name="P4">334</text:p>
          </table:table-cell>
          <table:table-cell table:style-name="Table1.B335" office:value-type="string">
            <text:p text:style-name="P3">the mother</text:p>
          </table:table-cell>
          <table:table-cell table:style-name="Table1.C335" office:value-type="string">
            <text:p text:style-name="P6">la madre</text:p>
          </table:table-cell>
        </table:table-row>
        <table:table-row>
          <table:table-cell table:style-name="Table1.A336" office:value-type="string">
            <text:p text:style-name="P4">335</text:p>
          </table:table-cell>
          <table:table-cell table:style-name="Table1.B336" office:value-type="string">
            <text:p text:style-name="P3">the mouth</text:p>
          </table:table-cell>
          <table:table-cell table:style-name="Table1.C336" office:value-type="string">
            <text:p text:style-name="P6">la boca</text:p>
          </table:table-cell>
        </table:table-row>
        <table:table-row>
          <table:table-cell table:style-name="Table1.A337" office:value-type="string">
            <text:p text:style-name="P4">336</text:p>
          </table:table-cell>
          <table:table-cell table:style-name="Table1.B337" office:value-type="string">
            <text:p text:style-name="P3">the muscle</text:p>
          </table:table-cell>
          <table:table-cell table:style-name="Table1.C337" office:value-type="string">
            <text:p text:style-name="P6">el músculo</text:p>
          </table:table-cell>
        </table:table-row>
        <table:table-row>
          <table:table-cell table:style-name="Table1.A338" office:value-type="string">
            <text:p text:style-name="P4">337</text:p>
          </table:table-cell>
          <table:table-cell table:style-name="Table1.B338" office:value-type="string">
            <text:p text:style-name="P3">the mustache</text:p>
          </table:table-cell>
          <table:table-cell table:style-name="Table1.C338" office:value-type="string">
            <text:p text:style-name="P6">el bigote</text:p>
          </table:table-cell>
        </table:table-row>
        <table:table-row>
          <table:table-cell table:style-name="Table1.A339" office:value-type="string">
            <text:p text:style-name="P4">338</text:p>
          </table:table-cell>
          <table:table-cell table:style-name="Table1.B339" office:value-type="string">
            <text:p text:style-name="P3">the name</text:p>
          </table:table-cell>
          <table:table-cell table:style-name="Table1.C339" office:value-type="string">
            <text:p text:style-name="P6">el nombre</text:p>
          </table:table-cell>
        </table:table-row>
        <table:table-row>
          <table:table-cell table:style-name="Table1.A340" office:value-type="string">
            <text:p text:style-name="P4">339</text:p>
          </table:table-cell>
          <table:table-cell table:style-name="Table1.B340" office:value-type="string">
            <text:p text:style-name="P3">the nape<text:span text:style-name="T4">the back of the neck</text:span></text:p>
          </table:table-cell>
          <table:table-cell table:style-name="Table1.C340" office:value-type="string">
            <text:p text:style-name="P6">la nuca</text:p>
          </table:table-cell>
        </table:table-row>
        <table:table-row>
          <table:table-cell table:style-name="Table1.A341" office:value-type="string">
            <text:p text:style-name="P4">340</text:p>
          </table:table-cell>
          <table:table-cell table:style-name="Table1.B341" office:value-type="string">
            <text:p text:style-name="P3">the neck</text:p>
          </table:table-cell>
          <table:table-cell table:style-name="Table1.C341" office:value-type="string">
            <text:p text:style-name="P6">el cuello</text:p>
          </table:table-cell>
        </table:table-row>
        <table:table-row>
          <table:table-cell table:style-name="Table1.A342" office:value-type="string">
            <text:p text:style-name="P4">341</text:p>
          </table:table-cell>
          <table:table-cell table:style-name="Table1.B342" office:value-type="string">
            <text:p text:style-name="P3">the nephew</text:p>
          </table:table-cell>
          <table:table-cell table:style-name="Table1.C342" office:value-type="string">
            <text:p text:style-name="P6">el sobrino</text:p>
          </table:table-cell>
        </table:table-row>
        <table:table-row>
          <table:table-cell table:style-name="Table1.A343" office:value-type="string">
            <text:p text:style-name="P4">342</text:p>
          </table:table-cell>
          <table:table-cell table:style-name="Table1.B343" office:value-type="string">
            <text:p text:style-name="P3">the nerve</text:p>
          </table:table-cell>
          <table:table-cell table:style-name="Table1.C343" office:value-type="string">
            <text:p text:style-name="P6">el nervio</text:p>
          </table:table-cell>
        </table:table-row>
        <table:table-row>
          <table:table-cell table:style-name="Table1.A344" office:value-type="string">
            <text:p text:style-name="P4">343</text:p>
          </table:table-cell>
          <table:table-cell table:style-name="Table1.B344" office:value-type="string">
            <text:p text:style-name="P3">the newspaper</text:p>
          </table:table-cell>
          <table:table-cell table:style-name="Table1.C344" office:value-type="string">
            <text:p text:style-name="P6">el periódico</text:p>
          </table:table-cell>
        </table:table-row>
        <table:table-row>
          <table:table-cell table:style-name="Table1.A345" office:value-type="string">
            <text:p text:style-name="P4">344</text:p>
          </table:table-cell>
          <table:table-cell table:style-name="Table1.B345" office:value-type="string">
            <text:p text:style-name="P3">the niece</text:p>
          </table:table-cell>
          <table:table-cell table:style-name="Table1.C345" office:value-type="string">
            <text:p text:style-name="P6">la sobrina</text:p>
          </table:table-cell>
        </table:table-row>
        <table:table-row>
          <table:table-cell table:style-name="Table1.A346" office:value-type="string">
            <text:p text:style-name="P4">345</text:p>
          </table:table-cell>
          <table:table-cell table:style-name="Table1.B346" office:value-type="string">
            <text:p text:style-name="P3">the night; the evening</text:p>
          </table:table-cell>
          <table:table-cell table:style-name="Table1.C346" office:value-type="string">
            <text:p text:style-name="P6">la noche</text:p>
          </table:table-cell>
        </table:table-row>
        <table:table-row>
          <table:table-cell table:style-name="Table1.A347" office:value-type="string">
            <text:p text:style-name="P4">346</text:p>
          </table:table-cell>
          <table:table-cell table:style-name="Table1.B347" office:value-type="string">
            <text:p text:style-name="P3">the number</text:p>
          </table:table-cell>
          <table:table-cell table:style-name="Table1.C347" office:value-type="string">
            <text:p text:style-name="P6">el número</text:p>
          </table:table-cell>
        </table:table-row>
        <table:table-row>
          <table:table-cell table:style-name="Table1.A348" office:value-type="string">
            <text:p text:style-name="P4">347</text:p>
          </table:table-cell>
          <table:table-cell table:style-name="Table1.B348" office:value-type="string">
            <text:p text:style-name="P3">the owner, the landlord</text:p>
          </table:table-cell>
          <table:table-cell table:style-name="Table1.C348" office:value-type="string">
            <text:p text:style-name="P6">el dueño</text:p>
          </table:table-cell>
        </table:table-row>
        <table:table-row>
          <table:table-cell table:style-name="Table1.A349" office:value-type="string">
            <text:p text:style-name="P4">348</text:p>
          </table:table-cell>
          <table:table-cell table:style-name="Table1.B349" office:value-type="string">
            <text:p text:style-name="P7">the owner, the landlord</text:p>
          </table:table-cell>
          <table:table-cell table:style-name="Table1.C349" office:value-type="string">
            <text:p text:style-name="P6">la dueña</text:p>
          </table:table-cell>
        </table:table-row>
        <table:table-row>
          <table:table-cell table:style-name="Table1.A350" office:value-type="string">
            <text:p text:style-name="P4">349</text:p>
          </table:table-cell>
          <table:table-cell table:style-name="Table1.B350" office:value-type="string">
            <text:p text:style-name="P3">the paella</text:p>
          </table:table-cell>
          <table:table-cell table:style-name="Table1.C350" office:value-type="string">
            <text:p text:style-name="P6">la paella</text:p>
          </table:table-cell>
        </table:table-row>
        <table:table-row>
          <table:table-cell table:style-name="Table1.A351" office:value-type="string">
            <text:p text:style-name="P4">350</text:p>
          </table:table-cell>
          <table:table-cell table:style-name="Table1.B351" office:value-type="string">
            <text:p text:style-name="P3">the pancreas</text:p>
          </table:table-cell>
          <table:table-cell table:style-name="Table1.C351" office:value-type="string">
            <text:p text:style-name="P6">el páncreas</text:p>
          </table:table-cell>
        </table:table-row>
        <table:table-row>
          <table:table-cell table:style-name="Table1.A352" office:value-type="string">
            <text:p text:style-name="P4">351</text:p>
          </table:table-cell>
          <table:table-cell table:style-name="Table1.B352" office:value-type="string">
            <text:p text:style-name="P3">the pants</text:p>
          </table:table-cell>
          <table:table-cell table:style-name="Table1.C352" office:value-type="string">
            <text:p text:style-name="P6">el pantalón</text:p>
          </table:table-cell>
        </table:table-row>
        <table:table-row>
          <table:table-cell table:style-name="Table1.A353" office:value-type="string">
            <text:p text:style-name="P4">352</text:p>
          </table:table-cell>
          <table:table-cell table:style-name="Table1.B353" office:value-type="string">
            <text:p text:style-name="P3">the parents</text:p>
          </table:table-cell>
          <table:table-cell table:style-name="Table1.C353" office:value-type="string">
            <text:p text:style-name="P6">los padres</text:p>
          </table:table-cell>
        </table:table-row>
        <text:soft-page-break/>
        <table:table-row>
          <table:table-cell table:style-name="Table1.A354" office:value-type="string">
            <text:p text:style-name="P4">353</text:p>
          </table:table-cell>
          <table:table-cell table:style-name="Table1.B354" office:value-type="string">
            <text:p text:style-name="P3">the party; the holiday</text:p>
          </table:table-cell>
          <table:table-cell table:style-name="Table1.C354" office:value-type="string">
            <text:p text:style-name="P6">la fiesta</text:p>
          </table:table-cell>
        </table:table-row>
        <table:table-row>
          <table:table-cell table:style-name="Table1.A355" office:value-type="string">
            <text:p text:style-name="P4">354</text:p>
          </table:table-cell>
          <table:table-cell table:style-name="Table1.B355" office:value-type="string">
            <text:p text:style-name="P3">the pasta</text:p>
          </table:table-cell>
          <table:table-cell table:style-name="Table1.C355" office:value-type="string">
            <text:p text:style-name="P6">la pasta</text:p>
          </table:table-cell>
        </table:table-row>
        <table:table-row>
          <table:table-cell table:style-name="Table1.A356" office:value-type="string">
            <text:p text:style-name="P4">355</text:p>
          </table:table-cell>
          <table:table-cell table:style-name="Table1.B356" office:value-type="string">
            <text:p text:style-name="P3">the pencil</text:p>
          </table:table-cell>
          <table:table-cell table:style-name="Table1.C356" office:value-type="string">
            <text:p text:style-name="P6">el lápiz</text:p>
          </table:table-cell>
        </table:table-row>
        <table:table-row>
          <table:table-cell table:style-name="Table1.A357" office:value-type="string">
            <text:p text:style-name="P4">356</text:p>
          </table:table-cell>
          <table:table-cell table:style-name="Table1.B357" office:value-type="string">
            <text:p text:style-name="P3">the people</text:p>
          </table:table-cell>
          <table:table-cell table:style-name="Table1.C357" office:value-type="string">
            <text:p text:style-name="P6">la gente</text:p>
          </table:table-cell>
        </table:table-row>
        <table:table-row>
          <table:table-cell table:style-name="Table1.A358" office:value-type="string">
            <text:p text:style-name="P4">357</text:p>
          </table:table-cell>
          <table:table-cell table:style-name="Table1.B358" office:value-type="string">
            <text:p text:style-name="P3">the pepper<text:span text:style-name="T4">spice</text:span></text:p>
          </table:table-cell>
          <table:table-cell table:style-name="Table1.C358" office:value-type="string">
            <text:p text:style-name="P6">la pimienta</text:p>
          </table:table-cell>
        </table:table-row>
        <table:table-row>
          <table:table-cell table:style-name="Table1.A359" office:value-type="string">
            <text:p text:style-name="P4">358</text:p>
          </table:table-cell>
          <table:table-cell table:style-name="Table1.B359" office:value-type="string">
            <text:p text:style-name="P3">the person</text:p>
          </table:table-cell>
          <table:table-cell table:style-name="Table1.C359" office:value-type="string">
            <text:p text:style-name="P6">la persona</text:p>
          </table:table-cell>
        </table:table-row>
        <table:table-row>
          <table:table-cell table:style-name="Table1.A360" office:value-type="string">
            <text:p text:style-name="P4">359</text:p>
          </table:table-cell>
          <table:table-cell table:style-name="Table1.B360" office:value-type="string">
            <text:p text:style-name="P3">the pig</text:p>
          </table:table-cell>
          <table:table-cell table:style-name="Table1.C360" office:value-type="string">
            <text:p text:style-name="P6">el cerdo</text:p>
          </table:table-cell>
        </table:table-row>
        <table:table-row>
          <table:table-cell table:style-name="Table1.A361" office:value-type="string">
            <text:p text:style-name="P4">360</text:p>
          </table:table-cell>
          <table:table-cell table:style-name="Table1.B361" office:value-type="string">
            <text:p text:style-name="P7">the pig</text:p>
          </table:table-cell>
          <table:table-cell table:style-name="Table1.C361" office:value-type="string">
            <text:p text:style-name="P6">la cerda</text:p>
          </table:table-cell>
        </table:table-row>
        <table:table-row>
          <table:table-cell table:style-name="Table1.A362" office:value-type="string">
            <text:p text:style-name="P4">361</text:p>
          </table:table-cell>
          <table:table-cell table:style-name="Table1.B362" office:value-type="string">
            <text:p text:style-name="P3">the pizza</text:p>
          </table:table-cell>
          <table:table-cell table:style-name="Table1.C362" office:value-type="string">
            <text:p text:style-name="P6">la pizza</text:p>
          </table:table-cell>
        </table:table-row>
        <table:table-row>
          <table:table-cell table:style-name="Table1.A363" office:value-type="string">
            <text:p text:style-name="P4">362</text:p>
          </table:table-cell>
          <table:table-cell table:style-name="Table1.B363" office:value-type="string">
            <text:p text:style-name="P3">the place</text:p>
          </table:table-cell>
          <table:table-cell table:style-name="Table1.C363" office:value-type="string">
            <text:p text:style-name="P6">el lugar</text:p>
          </table:table-cell>
        </table:table-row>
        <table:table-row>
          <table:table-cell table:style-name="Table1.A364" office:value-type="string">
            <text:p text:style-name="P4">363</text:p>
          </table:table-cell>
          <table:table-cell table:style-name="Table1.B364" office:value-type="string">
            <text:p text:style-name="P3">the plane</text:p>
          </table:table-cell>
          <table:table-cell table:style-name="Table1.C364" office:value-type="string">
            <text:p text:style-name="P6">el avión</text:p>
          </table:table-cell>
        </table:table-row>
        <table:table-row>
          <table:table-cell table:style-name="Table1.A365" office:value-type="string">
            <text:p text:style-name="P4">364</text:p>
          </table:table-cell>
          <table:table-cell table:style-name="Table1.B365" office:value-type="string">
            <text:p text:style-name="P3">the point; the dot; the spot</text:p>
          </table:table-cell>
          <table:table-cell table:style-name="Table1.C365" office:value-type="string">
            <text:p text:style-name="P6">el punto</text:p>
          </table:table-cell>
        </table:table-row>
        <table:table-row>
          <table:table-cell table:style-name="Table1.A366" office:value-type="string">
            <text:p text:style-name="P4">365</text:p>
          </table:table-cell>
          <table:table-cell table:style-name="Table1.B366" office:value-type="string">
            <text:p text:style-name="P3">the policeman</text:p>
          </table:table-cell>
          <table:table-cell table:style-name="Table1.C366" office:value-type="string">
            <text:p text:style-name="P6">el policía</text:p>
          </table:table-cell>
        </table:table-row>
        <table:table-row>
          <table:table-cell table:style-name="Table1.A367" office:value-type="string">
            <text:p text:style-name="P4">366</text:p>
          </table:table-cell>
          <table:table-cell table:style-name="Table1.B367" office:value-type="string">
            <text:p text:style-name="P3">the policewoman</text:p>
          </table:table-cell>
          <table:table-cell table:style-name="Table1.C367" office:value-type="string">
            <text:p text:style-name="P6">la policía</text:p>
          </table:table-cell>
        </table:table-row>
        <table:table-row>
          <table:table-cell table:style-name="Table1.A368" office:value-type="string">
            <text:p text:style-name="P4">367</text:p>
          </table:table-cell>
          <table:table-cell table:style-name="Table1.B368" office:value-type="string">
            <text:p text:style-name="P3">the politics, the policy</text:p>
          </table:table-cell>
          <table:table-cell table:style-name="Table1.C368" office:value-type="string">
            <text:p text:style-name="P6">la política</text:p>
          </table:table-cell>
        </table:table-row>
        <table:table-row>
          <table:table-cell table:style-name="Table1.A369" office:value-type="string">
            <text:p text:style-name="P4">368</text:p>
          </table:table-cell>
          <table:table-cell table:style-name="Table1.B369" office:value-type="string">
            <text:p text:style-name="P3">the potato<text:span text:style-name="T4">South America</text:span></text:p>
          </table:table-cell>
          <table:table-cell table:style-name="Table1.C369" office:value-type="string">
            <text:p text:style-name="P6">la papa</text:p>
          </table:table-cell>
        </table:table-row>
        <table:table-row>
          <table:table-cell table:style-name="Table1.A370" office:value-type="string">
            <text:p text:style-name="P4">369</text:p>
          </table:table-cell>
          <table:table-cell table:style-name="Table1.B370" office:value-type="string">
            <text:p text:style-name="P3">the potato<text:span text:style-name="T4">Spain</text:span></text:p>
          </table:table-cell>
          <table:table-cell table:style-name="Table1.C370" office:value-type="string">
            <text:p text:style-name="P6">la patata</text:p>
          </table:table-cell>
        </table:table-row>
        <table:table-row>
          <table:table-cell table:style-name="Table1.A371" office:value-type="string">
            <text:p text:style-name="P4">370</text:p>
          </table:table-cell>
          <table:table-cell table:style-name="Table1.B371" office:value-type="string">
            <text:p text:style-name="P3">the problem</text:p>
          </table:table-cell>
          <table:table-cell table:style-name="Table1.C371" office:value-type="string">
            <text:p text:style-name="P6">el problema</text:p>
          </table:table-cell>
        </table:table-row>
        <table:table-row>
          <table:table-cell table:style-name="Table1.A372" office:value-type="string">
            <text:p text:style-name="P4">371</text:p>
          </table:table-cell>
          <table:table-cell table:style-name="Table1.B372" office:value-type="string">
            <text:p text:style-name="P3">the profession, the occupation</text:p>
          </table:table-cell>
          <table:table-cell table:style-name="Table1.C372" office:value-type="string">
            <text:p text:style-name="P6">la profesión</text:p>
          </table:table-cell>
        </table:table-row>
        <table:table-row>
          <table:table-cell table:style-name="Table1.A373" office:value-type="string">
            <text:p text:style-name="P4">372</text:p>
          </table:table-cell>
          <table:table-cell table:style-name="Table1.B373" office:value-type="string">
            <text:p text:style-name="P3">the pupil (of the eye)</text:p>
          </table:table-cell>
          <table:table-cell table:style-name="Table1.C373" office:value-type="string">
            <text:p text:style-name="P6">la pupila</text:p>
          </table:table-cell>
        </table:table-row>
        <table:table-row>
          <table:table-cell table:style-name="Table1.A374" office:value-type="string">
            <text:p text:style-name="P4">373</text:p>
          </table:table-cell>
          <table:table-cell table:style-name="Table1.B374" office:value-type="string">
            <text:p text:style-name="P3">the question</text:p>
          </table:table-cell>
          <table:table-cell table:style-name="Table1.C374" office:value-type="string">
            <text:p text:style-name="P6">la pregunta</text:p>
          </table:table-cell>
        </table:table-row>
        <table:table-row>
          <table:table-cell table:style-name="Table1.A375" office:value-type="string">
            <text:p text:style-name="P4">374</text:p>
          </table:table-cell>
          <table:table-cell table:style-name="Table1.B375" office:value-type="string">
            <text:p text:style-name="P3">the relationship</text:p>
          </table:table-cell>
          <table:table-cell table:style-name="Table1.C375" office:value-type="string">
            <text:p text:style-name="P6">la relación</text:p>
          </table:table-cell>
        </table:table-row>
        <table:table-row>
          <table:table-cell table:style-name="Table1.A376" office:value-type="string">
            <text:p text:style-name="P4">375</text:p>
          </table:table-cell>
          <table:table-cell table:style-name="Table1.B376" office:value-type="string">
            <text:p text:style-name="P3">the respect<text:span text:style-name="T4">esteem, consideration</text:span></text:p>
          </table:table-cell>
          <table:table-cell table:style-name="Table1.C376" office:value-type="string">
            <text:p text:style-name="P6">el respeto</text:p>
          </table:table-cell>
        </table:table-row>
        <table:table-row>
          <table:table-cell table:style-name="Table1.A377" office:value-type="string">
            <text:p text:style-name="P4">376</text:p>
          </table:table-cell>
          <table:table-cell table:style-name="Table1.B377" office:value-type="string">
            <text:p text:style-name="P3">the result, the outcome</text:p>
          </table:table-cell>
          <table:table-cell table:style-name="Table1.C377" office:value-type="string">
            <text:p text:style-name="P6">el resultado</text:p>
          </table:table-cell>
        </table:table-row>
        <table:table-row>
          <table:table-cell table:style-name="Table1.A378" office:value-type="string">
            <text:p text:style-name="P4">377</text:p>
          </table:table-cell>
          <table:table-cell table:style-name="Table1.B378" office:value-type="string">
            <text:p text:style-name="P3">the retina</text:p>
          </table:table-cell>
          <table:table-cell table:style-name="Table1.C378" office:value-type="string">
            <text:p text:style-name="P6">la retina</text:p>
          </table:table-cell>
        </table:table-row>
        <table:table-row>
          <table:table-cell table:style-name="Table1.A379" office:value-type="string">
            <text:p text:style-name="P4">378</text:p>
          </table:table-cell>
          <table:table-cell table:style-name="Table1.B379" office:value-type="string">
            <text:p text:style-name="P3">the rice</text:p>
          </table:table-cell>
          <table:table-cell table:style-name="Table1.C379" office:value-type="string">
            <text:p text:style-name="P6">el arroz</text:p>
          </table:table-cell>
        </table:table-row>
        <table:table-row>
          <table:table-cell table:style-name="Table1.A380" office:value-type="string">
            <text:p text:style-name="P4">379</text:p>
          </table:table-cell>
          <table:table-cell table:style-name="Table1.B380" office:value-type="string">
            <text:p text:style-name="P3">the river</text:p>
          </table:table-cell>
          <table:table-cell table:style-name="Table1.C380" office:value-type="string">
            <text:p text:style-name="P6">el río</text:p>
          </table:table-cell>
        </table:table-row>
        <table:table-row>
          <table:table-cell table:style-name="Table1.A381" office:value-type="string">
            <text:p text:style-name="P4">380</text:p>
          </table:table-cell>
          <table:table-cell table:style-name="Table1.B381" office:value-type="string">
            <text:p text:style-name="P3">the rooster</text:p>
          </table:table-cell>
          <table:table-cell table:style-name="Table1.C381" office:value-type="string">
            <text:p text:style-name="P6">el gallo</text:p>
          </table:table-cell>
        </table:table-row>
        <table:table-row>
          <table:table-cell table:style-name="Table1.A382" office:value-type="string">
            <text:p text:style-name="P4">381</text:p>
          </table:table-cell>
          <table:table-cell table:style-name="Table1.B382" office:value-type="string">
            <text:p text:style-name="P3">the salt</text:p>
          </table:table-cell>
          <table:table-cell table:style-name="Table1.C382" office:value-type="string">
            <text:p text:style-name="P6">la sal</text:p>
          </table:table-cell>
        </table:table-row>
        <table:table-row>
          <table:table-cell table:style-name="Table1.A383" office:value-type="string">
            <text:p text:style-name="P4">382</text:p>
          </table:table-cell>
          <table:table-cell table:style-name="Table1.B383" office:value-type="string">
            <text:p text:style-name="P3">the school</text:p>
          </table:table-cell>
          <table:table-cell table:style-name="Table1.C383" office:value-type="string">
            <text:p text:style-name="P6">la escuela</text:p>
          </table:table-cell>
        </table:table-row>
        <table:table-row>
          <table:table-cell table:style-name="Table1.A384" office:value-type="string">
            <text:p text:style-name="P4">383</text:p>
          </table:table-cell>
          <table:table-cell table:style-name="Table1.B384" office:value-type="string">
            <text:p text:style-name="P3">the sea</text:p>
          </table:table-cell>
          <table:table-cell table:style-name="Table1.C384" office:value-type="string">
            <text:p text:style-name="P6">el mar</text:p>
          </table:table-cell>
        </table:table-row>
        <table:table-row>
          <table:table-cell table:style-name="Table1.A385" office:value-type="string">
            <text:p text:style-name="P4">384</text:p>
          </table:table-cell>
          <table:table-cell table:style-name="Table1.B385" office:value-type="string">
            <text:p text:style-name="P3">the second</text:p>
          </table:table-cell>
          <table:table-cell table:style-name="Table1.C385" office:value-type="string">
            <text:p text:style-name="P6">el segundo</text:p>
          </table:table-cell>
        </table:table-row>
        <table:table-row>
          <table:table-cell table:style-name="Table1.A386" office:value-type="string">
            <text:p text:style-name="P4">385</text:p>
          </table:table-cell>
          <table:table-cell table:style-name="Table1.B386" office:value-type="string">
            <text:p text:style-name="P3">the shame, the pity</text:p>
          </table:table-cell>
          <table:table-cell table:style-name="Table1.C386" office:value-type="string">
            <text:p text:style-name="P6">la lástima</text:p>
          </table:table-cell>
        </table:table-row>
        <table:table-row>
          <table:table-cell table:style-name="Table1.A387" office:value-type="string">
            <text:p text:style-name="P4">386</text:p>
          </table:table-cell>
          <table:table-cell table:style-name="Table1.B387" office:value-type="string">
            <text:p text:style-name="P3">the shirt</text:p>
          </table:table-cell>
          <table:table-cell table:style-name="Table1.C387" office:value-type="string">
            <text:p text:style-name="P6">la camisa</text:p>
          </table:table-cell>
        </table:table-row>
        <table:table-row>
          <table:table-cell table:style-name="Table1.A388" office:value-type="string">
            <text:p text:style-name="P4">387</text:p>
          </table:table-cell>
          <table:table-cell table:style-name="Table1.B388" office:value-type="string">
            <text:p text:style-name="P3">the shoe</text:p>
          </table:table-cell>
          <table:table-cell table:style-name="Table1.C388" office:value-type="string">
            <text:p text:style-name="P6">el zapato</text:p>
          </table:table-cell>
        </table:table-row>
        <table:table-row>
          <table:table-cell table:style-name="Table1.A389" office:value-type="string">
            <text:p text:style-name="P4">388</text:p>
          </table:table-cell>
          <table:table-cell table:style-name="Table1.B389" office:value-type="string">
            <text:p text:style-name="P3">the shoulder</text:p>
          </table:table-cell>
          <table:table-cell table:style-name="Table1.C389" office:value-type="string">
            <text:p text:style-name="P6">el hombro</text:p>
          </table:table-cell>
        </table:table-row>
        <table:table-row>
          <table:table-cell table:style-name="Table1.A390" office:value-type="string">
            <text:p text:style-name="P4">389</text:p>
          </table:table-cell>
          <table:table-cell table:style-name="Table1.B390" office:value-type="string">
            <text:p text:style-name="P3">the sister</text:p>
          </table:table-cell>
          <table:table-cell table:style-name="Table1.C390" office:value-type="string">
            <text:p text:style-name="P6">la hermana</text:p>
          </table:table-cell>
        </table:table-row>
        <table:table-row>
          <table:table-cell table:style-name="Table1.A391" office:value-type="string">
            <text:p text:style-name="P4">390</text:p>
          </table:table-cell>
          <table:table-cell table:style-name="Table1.B391" office:value-type="string">
            <text:p text:style-name="P3">the skeleton</text:p>
          </table:table-cell>
          <table:table-cell table:style-name="Table1.C391" office:value-type="string">
            <text:p text:style-name="P6">el esqueleto</text:p>
          </table:table-cell>
        </table:table-row>
        <table:table-row>
          <table:table-cell table:style-name="Table1.A392" office:value-type="string">
            <text:p text:style-name="P4">391</text:p>
          </table:table-cell>
          <table:table-cell table:style-name="Table1.B392" office:value-type="string">
            <text:p text:style-name="P3">the skin; the fur; the hide; the leather</text:p>
          </table:table-cell>
          <table:table-cell table:style-name="Table1.C392" office:value-type="string">
            <text:p text:style-name="P6">la piel</text:p>
          </table:table-cell>
        </table:table-row>
        <table:table-row>
          <table:table-cell table:style-name="Table1.A393" office:value-type="string">
            <text:p text:style-name="P4">392</text:p>
          </table:table-cell>
          <table:table-cell table:style-name="Table1.B393" office:value-type="string">
            <text:p text:style-name="P3">the skirt</text:p>
          </table:table-cell>
          <table:table-cell table:style-name="Table1.C393" office:value-type="string">
            <text:p text:style-name="P6">la falda</text:p>
          </table:table-cell>
        </table:table-row>
        <table:table-row>
          <table:table-cell table:style-name="Table1.A394" office:value-type="string">
            <text:p text:style-name="P4">393</text:p>
          </table:table-cell>
          <table:table-cell table:style-name="Table1.B394" office:value-type="string">
            <text:p text:style-name="P3">the skull</text:p>
          </table:table-cell>
          <table:table-cell table:style-name="Table1.C394" office:value-type="string">
            <text:p text:style-name="P6">el cráneo</text:p>
          </table:table-cell>
        </table:table-row>
        <table:table-row>
          <table:table-cell table:style-name="Table1.A395" office:value-type="string">
            <text:p text:style-name="P4">394</text:p>
          </table:table-cell>
          <table:table-cell table:style-name="Table1.B395" office:value-type="string">
            <text:p text:style-name="P3">the sleeve</text:p>
          </table:table-cell>
          <table:table-cell table:style-name="Table1.C395" office:value-type="string">
            <text:p text:style-name="P6">la manga</text:p>
          </table:table-cell>
        </table:table-row>
        <table:table-row>
          <table:table-cell table:style-name="Table1.A396" office:value-type="string">
            <text:p text:style-name="P4">395</text:p>
          </table:table-cell>
          <table:table-cell table:style-name="Table1.B396" office:value-type="string">
            <text:p text:style-name="P3">the sock</text:p>
          </table:table-cell>
          <table:table-cell table:style-name="Table1.C396" office:value-type="string">
            <text:p text:style-name="P6">el calcetín</text:p>
          </table:table-cell>
        </table:table-row>
        <table:table-row>
          <table:table-cell table:style-name="Table1.A397" office:value-type="string">
            <text:p text:style-name="P4">396</text:p>
          </table:table-cell>
          <table:table-cell table:style-name="Table1.B397" office:value-type="string">
            <text:p text:style-name="P3">the son; the child</text:p>
          </table:table-cell>
          <table:table-cell table:style-name="Table1.C397" office:value-type="string">
            <text:p text:style-name="P6">el hijo</text:p>
          </table:table-cell>
        </table:table-row>
        <table:table-row>
          <table:table-cell table:style-name="Table1.A398" office:value-type="string">
            <text:p text:style-name="P4">397</text:p>
          </table:table-cell>
          <table:table-cell table:style-name="Table1.B398" office:value-type="string">
            <text:p text:style-name="P3">the soup</text:p>
          </table:table-cell>
          <table:table-cell table:style-name="Table1.C398" office:value-type="string">
            <text:p text:style-name="P6">la sopa</text:p>
          </table:table-cell>
        </table:table-row>
        <table:table-row>
          <table:table-cell table:style-name="Table1.A399" office:value-type="string">
            <text:p text:style-name="P4">398</text:p>
          </table:table-cell>
          <table:table-cell table:style-name="Table1.B399" office:value-type="string">
            <text:p text:style-name="P3">the stomach</text:p>
          </table:table-cell>
          <table:table-cell table:style-name="Table1.C399" office:value-type="string">
            <text:p text:style-name="P6">el estómago</text:p>
          </table:table-cell>
        </table:table-row>
        <table:table-row>
          <table:table-cell table:style-name="Table1.A400" office:value-type="string">
            <text:p text:style-name="P4">399</text:p>
          </table:table-cell>
          <table:table-cell table:style-name="Table1.B400" office:value-type="string">
            <text:p text:style-name="P3">the street</text:p>
          </table:table-cell>
          <table:table-cell table:style-name="Table1.C400" office:value-type="string">
            <text:p text:style-name="P6">la calle</text:p>
          </table:table-cell>
        </table:table-row>
        <table:table-row>
          <table:table-cell table:style-name="Table1.A401" office:value-type="string">
            <text:p text:style-name="P4">400</text:p>
          </table:table-cell>
          <table:table-cell table:style-name="Table1.B401" office:value-type="string">
            <text:p text:style-name="P3">the student</text:p>
          </table:table-cell>
          <table:table-cell table:style-name="Table1.C401" office:value-type="string">
            <text:p text:style-name="P6">el estudiante</text:p>
          </table:table-cell>
        </table:table-row>
        <table:table-row>
          <table:table-cell table:style-name="Table1.A402" office:value-type="string">
            <text:p text:style-name="P4">401</text:p>
          </table:table-cell>
          <table:table-cell table:style-name="Table1.B402" office:value-type="string">
            <text:p text:style-name="P7">the student</text:p>
          </table:table-cell>
          <table:table-cell table:style-name="Table1.C402" office:value-type="string">
            <text:p text:style-name="P6">la estudiante</text:p>
          </table:table-cell>
        </table:table-row>
        <table:table-row>
          <table:table-cell table:style-name="Table1.A403" office:value-type="string">
            <text:p text:style-name="P4">402</text:p>
          </table:table-cell>
          <table:table-cell table:style-name="Table1.B403" office:value-type="string">
            <text:p text:style-name="P3">the sugar</text:p>
          </table:table-cell>
          <table:table-cell table:style-name="Table1.C403" office:value-type="string">
            <text:p text:style-name="P6">el/la azúcar</text:p>
          </table:table-cell>
        </table:table-row>
        <table:table-row>
          <table:table-cell table:style-name="Table1.A404" office:value-type="string">
            <text:p text:style-name="P4">403</text:p>
          </table:table-cell>
          <table:table-cell table:style-name="Table1.B404" office:value-type="string">
            <text:p text:style-name="P3">the suit; the costume</text:p>
          </table:table-cell>
          <table:table-cell table:style-name="Table1.C404" office:value-type="string">
            <text:p text:style-name="P6">el traje</text:p>
          </table:table-cell>
        </table:table-row>
        <table:table-row>
          <table:table-cell table:style-name="Table1.A405" office:value-type="string">
            <text:p text:style-name="P4">404</text:p>
          </table:table-cell>
          <table:table-cell table:style-name="Table1.B405" office:value-type="string">
            <text:p text:style-name="P3">the T-shirt</text:p>
          </table:table-cell>
          <table:table-cell table:style-name="Table1.C405" office:value-type="string">
            <text:p text:style-name="P6">la camiseta</text:p>
          </table:table-cell>
        </table:table-row>
        <table:table-row>
          <table:table-cell table:style-name="Table1.A406" office:value-type="string">
            <text:p text:style-name="P4">405</text:p>
          </table:table-cell>
          <table:table-cell table:style-name="Table1.B406" office:value-type="string">
            <text:p text:style-name="P3">the table</text:p>
          </table:table-cell>
          <table:table-cell table:style-name="Table1.C406" office:value-type="string">
            <text:p text:style-name="P6">la mesa</text:p>
          </table:table-cell>
        </table:table-row>
        <table:table-row>
          <table:table-cell table:style-name="Table1.A407" office:value-type="string">
            <text:p text:style-name="P4">406</text:p>
          </table:table-cell>
          <table:table-cell table:style-name="Table1.B407" office:value-type="string">
            <text:p text:style-name="P3">the taste; the liking; the pleasure</text:p>
          </table:table-cell>
          <table:table-cell table:style-name="Table1.C407" office:value-type="string">
            <text:p text:style-name="P6">el gusto</text:p>
          </table:table-cell>
        </table:table-row>
        <table:table-row>
          <table:table-cell table:style-name="Table1.A408" office:value-type="string">
            <text:p text:style-name="P4">407</text:p>
          </table:table-cell>
          <table:table-cell table:style-name="Table1.B408" office:value-type="string">
            <text:p text:style-name="P3">the tea</text:p>
          </table:table-cell>
          <table:table-cell table:style-name="Table1.C408" office:value-type="string">
            <text:p text:style-name="P6">el té</text:p>
          </table:table-cell>
        </table:table-row>
        <table:table-row>
          <table:table-cell table:style-name="Table1.A409" office:value-type="string">
            <text:p text:style-name="P4">408</text:p>
          </table:table-cell>
          <table:table-cell table:style-name="Table1.B409" office:value-type="string">
            <text:p text:style-name="P3">the teacher</text:p>
          </table:table-cell>
          <table:table-cell table:style-name="Table1.C409" office:value-type="string">
            <text:p text:style-name="P6">el maestro</text:p>
          </table:table-cell>
        </table:table-row>
        <table:table-row>
          <table:table-cell table:style-name="Table1.A410" office:value-type="string">
            <text:p text:style-name="P4">409</text:p>
          </table:table-cell>
          <table:table-cell table:style-name="Table1.B410" office:value-type="string">
            <text:p text:style-name="P3">the teacher; the professor</text:p>
          </table:table-cell>
          <table:table-cell table:style-name="Table1.C410" office:value-type="string">
            <text:p text:style-name="P6">el profesor</text:p>
          </table:table-cell>
        </table:table-row>
        <table:table-row>
          <table:table-cell table:style-name="Table1.A411" office:value-type="string">
            <text:p text:style-name="P4">410</text:p>
          </table:table-cell>
          <table:table-cell table:style-name="Table1.B411" office:value-type="string">
            <text:p text:style-name="P7">the teacher; the professor</text:p>
          </table:table-cell>
          <table:table-cell table:style-name="Table1.C411" office:value-type="string">
            <text:p text:style-name="P6">la profesora</text:p>
          </table:table-cell>
        </table:table-row>
        <table:table-row>
          <table:table-cell table:style-name="Table1.A412" office:value-type="string">
            <text:p text:style-name="P4">411</text:p>
          </table:table-cell>
          <table:table-cell table:style-name="Table1.B412" office:value-type="string">
            <text:p text:style-name="P7">the teacher</text:p>
          </table:table-cell>
          <table:table-cell table:style-name="Table1.C412" office:value-type="string">
            <text:p text:style-name="P6">la maestra</text:p>
          </table:table-cell>
        </table:table-row>
        <table:table-row>
          <table:table-cell table:style-name="Table1.A413" office:value-type="string">
            <text:p text:style-name="P4">412</text:p>
          </table:table-cell>
          <table:table-cell table:style-name="Table1.B413" office:value-type="string">
            <text:p text:style-name="P3">the television</text:p>
          </table:table-cell>
          <table:table-cell table:style-name="Table1.C413" office:value-type="string">
            <text:p text:style-name="P6">la televisión</text:p>
          </table:table-cell>
        </table:table-row>
        <table:table-row>
          <table:table-cell table:style-name="Table1.A414" office:value-type="string">
            <text:p text:style-name="P4">413</text:p>
          </table:table-cell>
          <table:table-cell table:style-name="Table1.B414" office:value-type="string">
            <text:p text:style-name="P3">the tendon</text:p>
          </table:table-cell>
          <table:table-cell table:style-name="Table1.C414" office:value-type="string">
            <text:p text:style-name="P6">el tendón</text:p>
          </table:table-cell>
        </table:table-row>
        <table:table-row>
          <table:table-cell table:style-name="Table1.A415" office:value-type="string">
            <text:p text:style-name="P4">414</text:p>
          </table:table-cell>
          <table:table-cell table:style-name="Table1.B415" office:value-type="string">
            <text:p text:style-name="P3">the theater</text:p>
          </table:table-cell>
          <table:table-cell table:style-name="Table1.C415" office:value-type="string">
            <text:p text:style-name="P6">el teatro</text:p>
          </table:table-cell>
        </table:table-row>
        <table:table-row>
          <table:table-cell table:style-name="Table1.A416" office:value-type="string">
            <text:p text:style-name="P4">415</text:p>
          </table:table-cell>
          <table:table-cell table:style-name="Table1.B416" office:value-type="string">
            <text:p text:style-name="P3">the thigh</text:p>
          </table:table-cell>
          <table:table-cell table:style-name="Table1.C416" office:value-type="string">
            <text:p text:style-name="P6">el muslo</text:p>
          </table:table-cell>
        </table:table-row>
        <table:table-row>
          <table:table-cell table:style-name="Table1.A417" office:value-type="string">
            <text:p text:style-name="P4">416</text:p>
          </table:table-cell>
          <table:table-cell table:style-name="Table1.B417" office:value-type="string">
            <text:p text:style-name="P3">the thing</text:p>
          </table:table-cell>
          <table:table-cell table:style-name="Table1.C417" office:value-type="string">
            <text:p text:style-name="P6">la cosa</text:p>
          </table:table-cell>
        </table:table-row>
        <table:table-row>
          <table:table-cell table:style-name="Table1.A418" office:value-type="string">
            <text:p text:style-name="P4">417</text:p>
          </table:table-cell>
          <table:table-cell table:style-name="Table1.B418" office:value-type="string">
            <text:p text:style-name="P3">the thorax</text:p>
          </table:table-cell>
          <table:table-cell table:style-name="Table1.C418" office:value-type="string">
            <text:p text:style-name="P6">el torax</text:p>
          </table:table-cell>
        </table:table-row>
        <table:table-row>
          <table:table-cell table:style-name="Table1.A419" office:value-type="string">
            <text:p text:style-name="P4">418</text:p>
          </table:table-cell>
          <table:table-cell table:style-name="Table1.B419" office:value-type="string">
            <text:p text:style-name="P3">the throat</text:p>
          </table:table-cell>
          <table:table-cell table:style-name="Table1.C419" office:value-type="string">
            <text:p text:style-name="P6">la garganta</text:p>
          </table:table-cell>
        </table:table-row>
        <table:table-row>
          <table:table-cell table:style-name="Table1.A420" office:value-type="string">
            <text:p text:style-name="P4">419</text:p>
          </table:table-cell>
          <table:table-cell table:style-name="Table1.B420" office:value-type="string">
            <text:p text:style-name="P3">the thumb</text:p>
          </table:table-cell>
          <table:table-cell table:style-name="Table1.C420" office:value-type="string">
            <text:p text:style-name="P6">el pulgar</text:p>
          </table:table-cell>
        </table:table-row>
        <table:table-row>
          <table:table-cell table:style-name="Table1.A421" office:value-type="string">
            <text:p text:style-name="P4">420</text:p>
          </table:table-cell>
          <table:table-cell table:style-name="Table1.B421" office:value-type="string">
            <text:p text:style-name="P3">the tie</text:p>
          </table:table-cell>
          <table:table-cell table:style-name="Table1.C421" office:value-type="string">
            <text:p text:style-name="P6">la corbata</text:p>
          </table:table-cell>
        </table:table-row>
        <table:table-row>
          <table:table-cell table:style-name="Table1.A422" office:value-type="string">
            <text:p text:style-name="P4">421</text:p>
          </table:table-cell>
          <table:table-cell table:style-name="Table1.B422" office:value-type="string">
            <text:p text:style-name="P3">the time<text:span text:style-name="T4">Duration</text:span></text:p>
          </table:table-cell>
          <table:table-cell table:style-name="Table1.C422" office:value-type="string">
            <text:p text:style-name="P6">el tiempo</text:p>
          </table:table-cell>
        </table:table-row>
        <table:table-row>
          <table:table-cell table:style-name="Table1.A423" office:value-type="string">
            <text:p text:style-name="P4">422</text:p>
          </table:table-cell>
          <table:table-cell table:style-name="Table1.B423" office:value-type="string">
            <text:p text:style-name="P3">the time<text:span text:style-name="T4">instance</text:span></text:p>
          </table:table-cell>
          <table:table-cell table:style-name="Table1.C423" office:value-type="string">
            <text:p text:style-name="P6">la vez</text:p>
          </table:table-cell>
        </table:table-row>
        <table:table-row>
          <table:table-cell table:style-name="Table1.A424" office:value-type="string">
            <text:p text:style-name="P4">423</text:p>
          </table:table-cell>
          <table:table-cell table:style-name="Table1.B424" office:value-type="string">
            <text:p text:style-name="P3">the tongue; the language</text:p>
          </table:table-cell>
          <table:table-cell table:style-name="Table1.C424" office:value-type="string">
            <text:p text:style-name="P6">la lengua</text:p>
          </table:table-cell>
        </table:table-row>
        <table:table-row>
          <table:table-cell table:style-name="Table1.A425" office:value-type="string">
            <text:p text:style-name="P4">424</text:p>
          </table:table-cell>
          <table:table-cell table:style-name="Table1.B425" office:value-type="string">
            <text:p text:style-name="P3">the tooth</text:p>
          </table:table-cell>
          <table:table-cell table:style-name="Table1.C425" office:value-type="string">
            <text:p text:style-name="P6">el diente</text:p>
          </table:table-cell>
        </table:table-row>
        <table:table-row>
          <table:table-cell table:style-name="Table1.A426" office:value-type="string">
            <text:p text:style-name="P4">425</text:p>
          </table:table-cell>
          <table:table-cell table:style-name="Table1.B426" office:value-type="string">
            <text:p text:style-name="P3">the train</text:p>
          </table:table-cell>
          <table:table-cell table:style-name="Table1.C426" office:value-type="string">
            <text:p text:style-name="P6">el tren</text:p>
          </table:table-cell>
        </table:table-row>
        <table:table-row>
          <table:table-cell table:style-name="Table1.A427" office:value-type="string">
            <text:p text:style-name="P4">426</text:p>
          </table:table-cell>
          <table:table-cell table:style-name="Table1.B427" office:value-type="string">
            <text:p text:style-name="P3">the truth</text:p>
          </table:table-cell>
          <table:table-cell table:style-name="Table1.C427" office:value-type="string">
            <text:p text:style-name="P6">la verdad</text:p>
          </table:table-cell>
        </table:table-row>
        <table:table-row>
          <table:table-cell table:style-name="Table1.A428" office:value-type="string">
            <text:p text:style-name="P4">427</text:p>
          </table:table-cell>
          <table:table-cell table:style-name="Table1.B428" office:value-type="string">
            <text:p text:style-name="P3">the uncle</text:p>
          </table:table-cell>
          <table:table-cell table:style-name="Table1.C428" office:value-type="string">
            <text:p text:style-name="P6">el tío</text:p>
          </table:table-cell>
        </table:table-row>
        <table:table-row>
          <table:table-cell table:style-name="Table1.A429" office:value-type="string">
            <text:p text:style-name="P4">428</text:p>
          </table:table-cell>
          <table:table-cell table:style-name="Table1.B429" office:value-type="string">
            <text:p text:style-name="P3">the uterus, the womb</text:p>
          </table:table-cell>
          <table:table-cell table:style-name="Table1.C429" office:value-type="string">
            <text:p text:style-name="P6">el útero</text:p>
          </table:table-cell>
        </table:table-row>
        <table:table-row>
          <table:table-cell table:style-name="Table1.A430" office:value-type="string">
            <text:p text:style-name="P4">429</text:p>
          </table:table-cell>
          <table:table-cell table:style-name="Table1.B430" office:value-type="string">
            <text:p text:style-name="P3">the vein</text:p>
          </table:table-cell>
          <table:table-cell table:style-name="Table1.C430" office:value-type="string">
            <text:p text:style-name="P6">la vena</text:p>
          </table:table-cell>
        </table:table-row>
        <table:table-row>
          <table:table-cell table:style-name="Table1.A431" office:value-type="string">
            <text:p text:style-name="P4">430</text:p>
          </table:table-cell>
          <table:table-cell table:style-name="Table1.B431" office:value-type="string">
            <text:p text:style-name="P3">the village, the town; the people</text:p>
          </table:table-cell>
          <table:table-cell table:style-name="Table1.C431" office:value-type="string">
            <text:p text:style-name="P6">el pueblo</text:p>
          </table:table-cell>
        </table:table-row>
        <table:table-row>
          <table:table-cell table:style-name="Table1.A432" office:value-type="string">
            <text:p text:style-name="P4">431</text:p>
          </table:table-cell>
          <table:table-cell table:style-name="Table1.B432" office:value-type="string">
            <text:p text:style-name="P3">the waist</text:p>
          </table:table-cell>
          <table:table-cell table:style-name="Table1.C432" office:value-type="string">
            <text:p text:style-name="P6">la cintura</text:p>
          </table:table-cell>
        </table:table-row>
        <table:table-row>
          <table:table-cell table:style-name="Table1.A433" office:value-type="string">
            <text:p text:style-name="P4">432</text:p>
          </table:table-cell>
          <table:table-cell table:style-name="Table1.B433" office:value-type="string">
            <text:p text:style-name="P3">the wall</text:p>
          </table:table-cell>
          <table:table-cell table:style-name="Table1.C433" office:value-type="string">
            <text:p text:style-name="P6">la pared</text:p>
          </table:table-cell>
        </table:table-row>
        <table:table-row>
          <table:table-cell table:style-name="Table1.A434" office:value-type="string">
            <text:p text:style-name="P4">433</text:p>
          </table:table-cell>
          <table:table-cell table:style-name="Table1.B434" office:value-type="string">
            <text:p text:style-name="P3">the war</text:p>
          </table:table-cell>
          <table:table-cell table:style-name="Table1.C434" office:value-type="string">
            <text:p text:style-name="P6">la guerra</text:p>
          </table:table-cell>
        </table:table-row>
        <table:table-row>
          <table:table-cell table:style-name="Table1.A435" office:value-type="string">
            <text:p text:style-name="P4">434</text:p>
          </table:table-cell>
          <table:table-cell table:style-name="Table1.B435" office:value-type="string">
            <text:p text:style-name="P3">the water</text:p>
          </table:table-cell>
          <table:table-cell table:style-name="Table1.C435" office:value-type="string">
            <text:p text:style-name="P6">el agua</text:p>
          </table:table-cell>
        </table:table-row>
        <table:table-row>
          <table:table-cell table:style-name="Table1.A436" office:value-type="string">
            <text:p text:style-name="P4">435</text:p>
          </table:table-cell>
          <table:table-cell table:style-name="Table1.B436" office:value-type="string">
            <text:p text:style-name="P3">the week</text:p>
          </table:table-cell>
          <table:table-cell table:style-name="Table1.C436" office:value-type="string">
            <text:p text:style-name="P6">la semana</text:p>
          </table:table-cell>
        </table:table-row>
        <table:table-row>
          <table:table-cell table:style-name="Table1.A437" office:value-type="string">
            <text:p text:style-name="P4">436</text:p>
          </table:table-cell>
          <table:table-cell table:style-name="Table1.B437" office:value-type="string">
            <text:p text:style-name="P3">the wife</text:p>
          </table:table-cell>
          <table:table-cell table:style-name="Table1.C437" office:value-type="string">
            <text:p text:style-name="P6">la esposa</text:p>
          </table:table-cell>
        </table:table-row>
        <table:table-row>
          <table:table-cell table:style-name="Table1.A438" office:value-type="string">
            <text:p text:style-name="P4">437</text:p>
          </table:table-cell>
          <table:table-cell table:style-name="Table1.B438" office:value-type="string">
            <text:p text:style-name="P3">the wine</text:p>
          </table:table-cell>
          <table:table-cell table:style-name="Table1.C438" office:value-type="string">
            <text:p text:style-name="P6">el vino</text:p>
          </table:table-cell>
        </table:table-row>
        <table:table-row>
          <table:table-cell table:style-name="Table1.A439" office:value-type="string">
            <text:p text:style-name="P4">438</text:p>
          </table:table-cell>
          <table:table-cell table:style-name="Table1.B439" office:value-type="string">
            <text:p text:style-name="P3">the woman</text:p>
          </table:table-cell>
          <table:table-cell table:style-name="Table1.C439" office:value-type="string">
            <text:p text:style-name="P6">la mujer</text:p>
          </table:table-cell>
        </table:table-row>
        <table:table-row>
          <table:table-cell table:style-name="Table1.A440" office:value-type="string">
            <text:p text:style-name="P4">439</text:p>
          </table:table-cell>
          <table:table-cell table:style-name="Table1.B440" office:value-type="string">
            <text:p text:style-name="P3">the word</text:p>
          </table:table-cell>
          <table:table-cell table:style-name="Table1.C440" office:value-type="string">
            <text:p text:style-name="P6">la palabra</text:p>
          </table:table-cell>
        </table:table-row>
        <table:table-row>
          <table:table-cell table:style-name="Table1.A441" office:value-type="string">
            <text:p text:style-name="P4">440</text:p>
          </table:table-cell>
          <table:table-cell table:style-name="Table1.B441" office:value-type="string">
            <text:p text:style-name="P3">the world</text:p>
          </table:table-cell>
          <table:table-cell table:style-name="Table1.C441" office:value-type="string">
            <text:p text:style-name="P6">el mundo</text:p>
          </table:table-cell>
        </table:table-row>
        <text:soft-page-break/>
        <table:table-row>
          <table:table-cell table:style-name="Table1.A442" office:value-type="string">
            <text:p text:style-name="P4">441</text:p>
          </table:table-cell>
          <table:table-cell table:style-name="Table1.B442" office:value-type="string">
            <text:p text:style-name="P3">the writer</text:p>
          </table:table-cell>
          <table:table-cell table:style-name="Table1.C442" office:value-type="string">
            <text:p text:style-name="P6">el escritor</text:p>
          </table:table-cell>
        </table:table-row>
        <table:table-row>
          <table:table-cell table:style-name="Table1.A443" office:value-type="string">
            <text:p text:style-name="P4">442</text:p>
          </table:table-cell>
          <table:table-cell table:style-name="Table1.B443" office:value-type="string">
            <text:p text:style-name="P7">the writer</text:p>
          </table:table-cell>
          <table:table-cell table:style-name="Table1.C443" office:value-type="string">
            <text:p text:style-name="P6">la escritora</text:p>
          </table:table-cell>
        </table:table-row>
        <table:table-row>
          <table:table-cell table:style-name="Table1.A444" office:value-type="string">
            <text:p text:style-name="P4">443</text:p>
          </table:table-cell>
          <table:table-cell table:style-name="Table1.B444" office:value-type="string">
            <text:p text:style-name="P3">the year</text:p>
          </table:table-cell>
          <table:table-cell table:style-name="Table1.C444" office:value-type="string">
            <text:p text:style-name="P6">el año</text:p>
          </table:table-cell>
        </table:table-row>
        <table:table-row>
          <table:table-cell table:style-name="Table1.A445" office:value-type="string">
            <text:p text:style-name="P4">444</text:p>
          </table:table-cell>
          <table:table-cell table:style-name="Table1.B445" office:value-type="string">
            <text:p text:style-name="P3">theirs, yours</text:p>
          </table:table-cell>
          <table:table-cell table:style-name="Table1.C445" office:value-type="string">
            <text:p text:style-name="P6">suyo</text:p>
          </table:table-cell>
        </table:table-row>
        <table:table-row>
          <table:table-cell table:style-name="Table1.A446" office:value-type="string">
            <text:p text:style-name="P4">445</text:p>
          </table:table-cell>
          <table:table-cell table:style-name="Table1.B446" office:value-type="string">
            <text:p text:style-name="P3">there is; there are</text:p>
          </table:table-cell>
          <table:table-cell table:style-name="Table1.C446" office:value-type="string">
            <text:p text:style-name="P6">hay</text:p>
          </table:table-cell>
        </table:table-row>
        <table:table-row>
          <table:table-cell table:style-name="Table1.A447" office:value-type="string">
            <text:p text:style-name="P4">446</text:p>
          </table:table-cell>
          <table:table-cell table:style-name="Table1.B447" office:value-type="string">
            <text:p text:style-name="P3">there<text:span text:style-name="T4">far away</text:span></text:p>
          </table:table-cell>
          <table:table-cell table:style-name="Table1.C447" office:value-type="string">
            <text:p text:style-name="P6">allá</text:p>
          </table:table-cell>
        </table:table-row>
        <table:table-row>
          <table:table-cell table:style-name="Table1.A448" office:value-type="string">
            <text:p text:style-name="P4">447</text:p>
          </table:table-cell>
          <table:table-cell table:style-name="Table1.B448" office:value-type="string">
            <text:p text:style-name="P3">there<text:span text:style-name="T4">farther away</text:span></text:p>
          </table:table-cell>
          <table:table-cell table:style-name="Table1.C448" office:value-type="string">
            <text:p text:style-name="P6">allí</text:p>
          </table:table-cell>
        </table:table-row>
        <table:table-row>
          <table:table-cell table:style-name="Table1.A449" office:value-type="string">
            <text:p text:style-name="P4">448</text:p>
          </table:table-cell>
          <table:table-cell table:style-name="Table1.B449" office:value-type="string">
            <text:p text:style-name="P3">there<text:span text:style-name="T4">nearby</text:span></text:p>
          </table:table-cell>
          <table:table-cell table:style-name="Table1.C449" office:value-type="string">
            <text:p text:style-name="P6">ahí</text:p>
          </table:table-cell>
        </table:table-row>
        <table:table-row>
          <table:table-cell table:style-name="Table1.A450" office:value-type="string">
            <text:p text:style-name="P4">449</text:p>
          </table:table-cell>
          <table:table-cell table:style-name="Table1.B450" office:value-type="string">
            <text:p text:style-name="P3">they</text:p>
          </table:table-cell>
          <table:table-cell table:style-name="Table1.C450" office:value-type="string">
            <text:p text:style-name="P6">ellos</text:p>
          </table:table-cell>
        </table:table-row>
        <table:table-row>
          <table:table-cell table:style-name="Table1.A451" office:value-type="string">
            <text:p text:style-name="P4">450</text:p>
          </table:table-cell>
          <table:table-cell table:style-name="Table1.B451" office:value-type="string">
            <text:p text:style-name="P7">they</text:p>
          </table:table-cell>
          <table:table-cell table:style-name="Table1.C451" office:value-type="string">
            <text:p text:style-name="P6">ellas</text:p>
          </table:table-cell>
        </table:table-row>
        <table:table-row>
          <table:table-cell table:style-name="Table1.A452" office:value-type="string">
            <text:p text:style-name="P4">451</text:p>
          </table:table-cell>
          <table:table-cell table:style-name="Table1.B452" office:value-type="string">
            <text:p text:style-name="P3">thirteen</text:p>
          </table:table-cell>
          <table:table-cell table:style-name="Table1.C452" office:value-type="string">
            <text:p text:style-name="P6">trece</text:p>
          </table:table-cell>
        </table:table-row>
        <table:table-row>
          <table:table-cell table:style-name="Table1.A453" office:value-type="string">
            <text:p text:style-name="P4">452</text:p>
          </table:table-cell>
          <table:table-cell table:style-name="Table1.B453" office:value-type="string">
            <text:p text:style-name="P3">thirty</text:p>
          </table:table-cell>
          <table:table-cell table:style-name="Table1.C453" office:value-type="string">
            <text:p text:style-name="P6">treinta</text:p>
          </table:table-cell>
        </table:table-row>
        <table:table-row>
          <table:table-cell table:style-name="Table1.A454" office:value-type="string">
            <text:p text:style-name="P4">453</text:p>
          </table:table-cell>
          <table:table-cell table:style-name="Table1.B454" office:value-type="string">
            <text:p text:style-name="P3">this; this one</text:p>
          </table:table-cell>
          <table:table-cell table:style-name="Table1.C454" office:value-type="string">
            <text:p text:style-name="P6">esto</text:p>
          </table:table-cell>
        </table:table-row>
        <table:table-row>
          <table:table-cell table:style-name="Table1.A455" office:value-type="string">
            <text:p text:style-name="P4">454</text:p>
          </table:table-cell>
          <table:table-cell table:style-name="Table1.B455" office:value-type="string">
            <text:p text:style-name="P3">though, even though, although</text:p>
          </table:table-cell>
          <table:table-cell table:style-name="Table1.C455" office:value-type="string">
            <text:p text:style-name="P6">aunque</text:p>
          </table:table-cell>
        </table:table-row>
        <table:table-row>
          <table:table-cell table:style-name="Table1.A456" office:value-type="string">
            <text:p text:style-name="P4">455</text:p>
          </table:table-cell>
          <table:table-cell table:style-name="Table1.B456" office:value-type="string">
            <text:p text:style-name="P3">three</text:p>
          </table:table-cell>
          <table:table-cell table:style-name="Table1.C456" office:value-type="string">
            <text:p text:style-name="P6">tres</text:p>
          </table:table-cell>
        </table:table-row>
        <table:table-row>
          <table:table-cell table:style-name="Table1.A457" office:value-type="string">
            <text:p text:style-name="P4">456</text:p>
          </table:table-cell>
          <table:table-cell table:style-name="Table1.B457" office:value-type="string">
            <text:p text:style-name="P3">three hundred</text:p>
          </table:table-cell>
          <table:table-cell table:style-name="Table1.C457" office:value-type="string">
            <text:p text:style-name="P6">trescientos</text:p>
          </table:table-cell>
        </table:table-row>
        <table:table-row>
          <table:table-cell table:style-name="Table1.A458" office:value-type="string">
            <text:p text:style-name="P4">457</text:p>
          </table:table-cell>
          <table:table-cell table:style-name="Table1.B458" office:value-type="string">
            <text:p text:style-name="P3">Thursday</text:p>
          </table:table-cell>
          <table:table-cell table:style-name="Table1.C458" office:value-type="string">
            <text:p text:style-name="P6">el jueves</text:p>
          </table:table-cell>
        </table:table-row>
        <table:table-row>
          <table:table-cell table:style-name="Table1.A459" office:value-type="string">
            <text:p text:style-name="P4">458</text:p>
          </table:table-cell>
          <table:table-cell table:style-name="Table1.B459" office:value-type="string">
            <text:p text:style-name="P3">to arrive</text:p>
          </table:table-cell>
          <table:table-cell table:style-name="Table1.C459" office:value-type="string">
            <text:p text:style-name="P6">llegar</text:p>
          </table:table-cell>
        </table:table-row>
        <table:table-row>
          <table:table-cell table:style-name="Table1.A460" office:value-type="string">
            <text:p text:style-name="P4">459</text:p>
          </table:table-cell>
          <table:table-cell table:style-name="Table1.B460" office:value-type="string">
            <text:p text:style-name="P3">to ask</text:p>
          </table:table-cell>
          <table:table-cell table:style-name="Table1.C460" office:value-type="string">
            <text:p text:style-name="P6">preguntar</text:p>
          </table:table-cell>
        </table:table-row>
        <table:table-row>
          <table:table-cell table:style-name="Table1.A461" office:value-type="string">
            <text:p text:style-name="P4">460</text:p>
          </table:table-cell>
          <table:table-cell table:style-name="Table1.B461" office:value-type="string">
            <text:p text:style-name="P3">to ask for; to demand; to order</text:p>
          </table:table-cell>
          <table:table-cell table:style-name="Table1.C461" office:value-type="string">
            <text:p text:style-name="P6">pedir</text:p>
          </table:table-cell>
        </table:table-row>
        <table:table-row>
          <table:table-cell table:style-name="Table1.A462" office:value-type="string">
            <text:p text:style-name="P4">461</text:p>
          </table:table-cell>
          <table:table-cell table:style-name="Table1.B462" office:value-type="string">
            <text:p text:style-name="P3">to be</text:p>
          </table:table-cell>
          <table:table-cell table:style-name="Table1.C462" office:value-type="string">
            <text:p text:style-name="P6">estar</text:p>
          </table:table-cell>
        </table:table-row>
        <table:table-row>
          <table:table-cell table:style-name="Table1.A463" office:value-type="string">
            <text:p text:style-name="P4">462</text:p>
          </table:table-cell>
          <table:table-cell table:style-name="Table1.B463" office:value-type="string">
            <text:p text:style-name="P3">to be</text:p>
          </table:table-cell>
          <table:table-cell table:style-name="Table1.C463" office:value-type="string">
            <text:p text:style-name="P6">ser</text:p>
          </table:table-cell>
        </table:table-row>
        <table:table-row>
          <table:table-cell table:style-name="Table1.A464" office:value-type="string">
            <text:p text:style-name="P4">463</text:p>
          </table:table-cell>
          <table:table-cell table:style-name="Table1.B464" office:value-type="string">
            <text:p text:style-name="P3">to be afraid</text:p>
          </table:table-cell>
          <table:table-cell table:style-name="Table1.C464" office:value-type="string">
            <text:p text:style-name="P6">tener miedo</text:p>
          </table:table-cell>
        </table:table-row>
        <table:table-row>
          <table:table-cell table:style-name="Table1.A465" office:value-type="string">
            <text:p text:style-name="P4">464</text:p>
          </table:table-cell>
          <table:table-cell table:style-name="Table1.B465" office:value-type="string">
            <text:p text:style-name="P3">to be hungry</text:p>
          </table:table-cell>
          <table:table-cell table:style-name="Table1.C465" office:value-type="string">
            <text:p text:style-name="P6">tener hambre</text:p>
          </table:table-cell>
        </table:table-row>
        <table:table-row>
          <table:table-cell table:style-name="Table1.A466" office:value-type="string">
            <text:p text:style-name="P4">465</text:p>
          </table:table-cell>
          <table:table-cell table:style-name="Table1.B466" office:value-type="string">
            <text:p text:style-name="P3">to be left; to stay, to remain</text:p>
          </table:table-cell>
          <table:table-cell table:style-name="Table1.C466" office:value-type="string">
            <text:p text:style-name="P6">quedar</text:p>
          </table:table-cell>
        </table:table-row>
        <table:table-row>
          <table:table-cell table:style-name="Table1.A467" office:value-type="string">
            <text:p text:style-name="P4">466</text:p>
          </table:table-cell>
          <table:table-cell table:style-name="Table1.B467" office:value-type="string">
            <text:p text:style-name="P3">to be worth, to cost</text:p>
          </table:table-cell>
          <table:table-cell table:style-name="Table1.C467" office:value-type="string">
            <text:p text:style-name="P6">valer</text:p>
          </table:table-cell>
        </table:table-row>
        <table:table-row>
          <table:table-cell table:style-name="Table1.A468" office:value-type="string">
            <text:p text:style-name="P4">467</text:p>
          </table:table-cell>
          <table:table-cell table:style-name="Table1.B468" office:value-type="string">
            <text:p text:style-name="P3">to believe</text:p>
          </table:table-cell>
          <table:table-cell table:style-name="Table1.C468" office:value-type="string">
            <text:p text:style-name="P6">creer</text:p>
          </table:table-cell>
        </table:table-row>
        <table:table-row>
          <table:table-cell table:style-name="Table1.A469" office:value-type="string">
            <text:p text:style-name="P4">468</text:p>
          </table:table-cell>
          <table:table-cell table:style-name="Table1.B469" office:value-type="string">
            <text:p text:style-name="P3">to buy</text:p>
          </table:table-cell>
          <table:table-cell table:style-name="Table1.C469" office:value-type="string">
            <text:p text:style-name="P6">comprar</text:p>
          </table:table-cell>
        </table:table-row>
        <table:table-row>
          <table:table-cell table:style-name="Table1.A470" office:value-type="string">
            <text:p text:style-name="P4">469</text:p>
          </table:table-cell>
          <table:table-cell table:style-name="Table1.B470" office:value-type="string">
            <text:p text:style-name="P3">to come</text:p>
          </table:table-cell>
          <table:table-cell table:style-name="Table1.C470" office:value-type="string">
            <text:p text:style-name="P6">venir</text:p>
          </table:table-cell>
        </table:table-row>
        <table:table-row>
          <table:table-cell table:style-name="Table1.A471" office:value-type="string">
            <text:p text:style-name="P4">470</text:p>
          </table:table-cell>
          <table:table-cell table:style-name="Table1.B471" office:value-type="string">
            <text:p text:style-name="P3">to connect</text:p>
          </table:table-cell>
          <table:table-cell table:style-name="Table1.C471" office:value-type="string">
            <text:p text:style-name="P6">conectar</text:p>
          </table:table-cell>
        </table:table-row>
        <table:table-row>
          <table:table-cell table:style-name="Table1.A472" office:value-type="string">
            <text:p text:style-name="P4">471</text:p>
          </table:table-cell>
          <table:table-cell table:style-name="Table1.B472" office:value-type="string">
            <text:p text:style-name="P3">to cook</text:p>
          </table:table-cell>
          <table:table-cell table:style-name="Table1.C472" office:value-type="string">
            <text:p text:style-name="P6">cocinar</text:p>
          </table:table-cell>
        </table:table-row>
        <table:table-row>
          <table:table-cell table:style-name="Table1.A473" office:value-type="string">
            <text:p text:style-name="P4">472</text:p>
          </table:table-cell>
          <table:table-cell table:style-name="Table1.B473" office:value-type="string">
            <text:p text:style-name="P3">to dance</text:p>
          </table:table-cell>
          <table:table-cell table:style-name="Table1.C473" office:value-type="string">
            <text:p text:style-name="P6">bailar</text:p>
          </table:table-cell>
        </table:table-row>
        <table:table-row>
          <table:table-cell table:style-name="Table1.A474" office:value-type="string">
            <text:p text:style-name="P4">473</text:p>
          </table:table-cell>
          <table:table-cell table:style-name="Table1.B474" office:value-type="string">
            <text:p text:style-name="P3">to do, to make</text:p>
          </table:table-cell>
          <table:table-cell table:style-name="Table1.C474" office:value-type="string">
            <text:p text:style-name="P6">hacer</text:p>
          </table:table-cell>
        </table:table-row>
        <table:table-row>
          <table:table-cell table:style-name="Table1.A475" office:value-type="string">
            <text:p text:style-name="P4">474</text:p>
          </table:table-cell>
          <table:table-cell table:style-name="Table1.B475" office:value-type="string">
            <text:p text:style-name="P3">to drink</text:p>
          </table:table-cell>
          <table:table-cell table:style-name="Table1.C475" office:value-type="string">
            <text:p text:style-name="P6">beber</text:p>
          </table:table-cell>
        </table:table-row>
        <table:table-row>
          <table:table-cell table:style-name="Table1.A476" office:value-type="string">
            <text:p text:style-name="P4">475</text:p>
          </table:table-cell>
          <table:table-cell table:style-name="Table1.B476" office:value-type="string">
            <text:p text:style-name="P3">to eat</text:p>
          </table:table-cell>
          <table:table-cell table:style-name="Table1.C476" office:value-type="string">
            <text:p text:style-name="P6">comer</text:p>
          </table:table-cell>
        </table:table-row>
        <table:table-row>
          <table:table-cell table:style-name="Table1.A477" office:value-type="string">
            <text:p text:style-name="P4">476</text:p>
          </table:table-cell>
          <table:table-cell table:style-name="Table1.B477" office:value-type="string">
            <text:p text:style-name="P3">to follow; to continue</text:p>
          </table:table-cell>
          <table:table-cell table:style-name="Table1.C477" office:value-type="string">
            <text:p text:style-name="P6">seguir</text:p>
          </table:table-cell>
        </table:table-row>
        <table:table-row>
          <table:table-cell table:style-name="Table1.A478" office:value-type="string">
            <text:p text:style-name="P4">477</text:p>
          </table:table-cell>
          <table:table-cell table:style-name="Table1.B478" office:value-type="string">
            <text:p text:style-name="P3">to forget</text:p>
          </table:table-cell>
          <table:table-cell table:style-name="Table1.C478" office:value-type="string">
            <text:p text:style-name="P6">olvidar</text:p>
          </table:table-cell>
        </table:table-row>
        <table:table-row>
          <table:table-cell table:style-name="Table1.A479" office:value-type="string">
            <text:p text:style-name="P4">478</text:p>
          </table:table-cell>
          <table:table-cell table:style-name="Table1.B479" office:value-type="string">
            <text:p text:style-name="P3">to get; to obtain, to achieve</text:p>
          </table:table-cell>
          <table:table-cell table:style-name="Table1.C479" office:value-type="string">
            <text:p text:style-name="P6">conseguir</text:p>
          </table:table-cell>
        </table:table-row>
        <table:table-row>
          <table:table-cell table:style-name="Table1.A480" office:value-type="string">
            <text:p text:style-name="P4">479</text:p>
          </table:table-cell>
          <table:table-cell table:style-name="Table1.B480" office:value-type="string">
            <text:p text:style-name="P3">to go</text:p>
          </table:table-cell>
          <table:table-cell table:style-name="Table1.C480" office:value-type="string">
            <text:p text:style-name="P6">ir</text:p>
          </table:table-cell>
        </table:table-row>
        <table:table-row>
          <table:table-cell table:style-name="Table1.A481" office:value-type="string">
            <text:p text:style-name="P4">480</text:p>
          </table:table-cell>
          <table:table-cell table:style-name="Table1.B481" office:value-type="string">
            <text:p text:style-name="P3">to have</text:p>
          </table:table-cell>
          <table:table-cell table:style-name="Table1.C481" office:value-type="string">
            <text:p text:style-name="P6">tener</text:p>
          </table:table-cell>
        </table:table-row>
        <table:table-row>
          <table:table-cell table:style-name="Table1.A482" office:value-type="string">
            <text:p text:style-name="P4">481</text:p>
          </table:table-cell>
          <table:table-cell table:style-name="Table1.B482" office:value-type="string">
            <text:p text:style-name="P3">to have to</text:p>
          </table:table-cell>
          <table:table-cell table:style-name="Table1.C482" office:value-type="string">
            <text:p text:style-name="P6">tener que</text:p>
          </table:table-cell>
        </table:table-row>
        <table:table-row>
          <table:table-cell table:style-name="Table1.A483" office:value-type="string">
            <text:p text:style-name="P4">482</text:p>
          </table:table-cell>
          <table:table-cell table:style-name="Table1.B483" office:value-type="string">
            <text:p text:style-name="P3">to kick</text:p>
          </table:table-cell>
          <table:table-cell table:style-name="Table1.C483" office:value-type="string">
            <text:p text:style-name="P6">patear</text:p>
          </table:table-cell>
        </table:table-row>
        <table:table-row>
          <table:table-cell table:style-name="Table1.A484" office:value-type="string">
            <text:p text:style-name="P4">483</text:p>
          </table:table-cell>
          <table:table-cell table:style-name="Table1.B484" office:value-type="string">
            <text:p text:style-name="P3">to learn</text:p>
          </table:table-cell>
          <table:table-cell table:style-name="Table1.C484" office:value-type="string">
            <text:p text:style-name="P6">aprender</text:p>
          </table:table-cell>
        </table:table-row>
        <table:table-row>
          <table:table-cell table:style-name="Table1.A485" office:value-type="string">
            <text:p text:style-name="P4">484</text:p>
          </table:table-cell>
          <table:table-cell table:style-name="Table1.B485" office:value-type="string">
            <text:p text:style-name="P3">to leave, to go out</text:p>
          </table:table-cell>
          <table:table-cell table:style-name="Table1.C485" office:value-type="string">
            <text:p text:style-name="P6">salir</text:p>
          </table:table-cell>
        </table:table-row>
        <table:table-row>
          <table:table-cell table:style-name="Table1.A486" office:value-type="string">
            <text:p text:style-name="P4">485</text:p>
          </table:table-cell>
          <table:table-cell table:style-name="Table1.B486" office:value-type="string">
            <text:p text:style-name="P3">to live</text:p>
          </table:table-cell>
          <table:table-cell table:style-name="Table1.C486" office:value-type="string">
            <text:p text:style-name="P6">vivir</text:p>
          </table:table-cell>
        </table:table-row>
        <table:table-row>
          <table:table-cell table:style-name="Table1.A487" office:value-type="string">
            <text:p text:style-name="P4">486</text:p>
          </table:table-cell>
          <table:table-cell table:style-name="Table1.B487" office:value-type="string">
            <text:p text:style-name="P3">to look; to look at</text:p>
          </table:table-cell>
          <table:table-cell table:style-name="Table1.C487" office:value-type="string">
            <text:p text:style-name="P6">mirar</text:p>
          </table:table-cell>
        </table:table-row>
        <table:table-row>
          <table:table-cell table:style-name="Table1.A488" office:value-type="string">
            <text:p text:style-name="P4">487</text:p>
          </table:table-cell>
          <table:table-cell table:style-name="Table1.B488" office:value-type="string">
            <text:p text:style-name="P3">to need, to require</text:p>
          </table:table-cell>
          <table:table-cell table:style-name="Table1.C488" office:value-type="string">
            <text:p text:style-name="P6">necesitar</text:p>
          </table:table-cell>
        </table:table-row>
        <table:table-row>
          <table:table-cell table:style-name="Table1.A489" office:value-type="string">
            <text:p text:style-name="P4">488</text:p>
          </table:table-cell>
          <table:table-cell table:style-name="Table1.B489" office:value-type="string">
            <text:p text:style-name="P3">to open</text:p>
          </table:table-cell>
          <table:table-cell table:style-name="Table1.C489" office:value-type="string">
            <text:p text:style-name="P6">abrir</text:p>
          </table:table-cell>
        </table:table-row>
        <table:table-row>
          <table:table-cell table:style-name="Table1.A490" office:value-type="string">
            <text:p text:style-name="P4">489</text:p>
          </table:table-cell>
          <table:table-cell table:style-name="Table1.B490" office:value-type="string">
            <text:p text:style-name="P3">to practice</text:p>
          </table:table-cell>
          <table:table-cell table:style-name="Table1.C490" office:value-type="string">
            <text:p text:style-name="P6">practicar</text:p>
          </table:table-cell>
        </table:table-row>
        <table:table-row>
          <table:table-cell table:style-name="Table1.A491" office:value-type="string">
            <text:p text:style-name="P4">490</text:p>
          </table:table-cell>
          <table:table-cell table:style-name="Table1.B491" office:value-type="string">
            <text:p text:style-name="P3">to put</text:p>
          </table:table-cell>
          <table:table-cell table:style-name="Table1.C491" office:value-type="string">
            <text:p text:style-name="P6">poner</text:p>
          </table:table-cell>
        </table:table-row>
        <table:table-row>
          <table:table-cell table:style-name="Table1.A492" office:value-type="string">
            <text:p text:style-name="P4">491</text:p>
          </table:table-cell>
          <table:table-cell table:style-name="Table1.B492" office:value-type="string">
            <text:p text:style-name="P3">to read</text:p>
          </table:table-cell>
          <table:table-cell table:style-name="Table1.C492" office:value-type="string">
            <text:p text:style-name="P6">leer</text:p>
          </table:table-cell>
        </table:table-row>
        <table:table-row>
          <table:table-cell table:style-name="Table1.A493" office:value-type="string">
            <text:p text:style-name="P4">492</text:p>
          </table:table-cell>
          <table:table-cell table:style-name="Table1.B493" office:value-type="string">
            <text:p text:style-name="P3">to repeat</text:p>
          </table:table-cell>
          <table:table-cell table:style-name="Table1.C493" office:value-type="string">
            <text:p text:style-name="P6">repetir</text:p>
          </table:table-cell>
        </table:table-row>
        <table:table-row>
          <table:table-cell table:style-name="Table1.A494" office:value-type="string">
            <text:p text:style-name="P4">493</text:p>
          </table:table-cell>
          <table:table-cell table:style-name="Table1.B494" office:value-type="string">
            <text:p text:style-name="P3">to say; to tell</text:p>
          </table:table-cell>
          <table:table-cell table:style-name="Table1.C494" office:value-type="string">
            <text:p text:style-name="P6">decir</text:p>
          </table:table-cell>
        </table:table-row>
        <table:table-row>
          <table:table-cell table:style-name="Table1.A495" office:value-type="string">
            <text:p text:style-name="P4">494</text:p>
          </table:table-cell>
          <table:table-cell table:style-name="Table1.B495" office:value-type="string">
            <text:p text:style-name="P3">to search, to look for</text:p>
          </table:table-cell>
          <table:table-cell table:style-name="Table1.C495" office:value-type="string">
            <text:p text:style-name="P6">buscar</text:p>
          </table:table-cell>
        </table:table-row>
        <table:table-row>
          <table:table-cell table:style-name="Table1.A496" office:value-type="string">
            <text:p text:style-name="P4">495</text:p>
          </table:table-cell>
          <table:table-cell table:style-name="Table1.B496" office:value-type="string">
            <text:p text:style-name="P3">to serve</text:p>
          </table:table-cell>
          <table:table-cell table:style-name="Table1.C496" office:value-type="string">
            <text:p text:style-name="P6">servir</text:p>
          </table:table-cell>
        </table:table-row>
        <table:table-row>
          <table:table-cell table:style-name="Table1.A497" office:value-type="string">
            <text:p text:style-name="P4">496</text:p>
          </table:table-cell>
          <table:table-cell table:style-name="Table1.B497" office:value-type="string">
            <text:p text:style-name="P3">to share</text:p>
          </table:table-cell>
          <table:table-cell table:style-name="Table1.C497" office:value-type="string">
            <text:p text:style-name="P6">compartir</text:p>
          </table:table-cell>
        </table:table-row>
        <table:table-row>
          <table:table-cell table:style-name="Table1.A498" office:value-type="string">
            <text:p text:style-name="P4">497</text:p>
          </table:table-cell>
          <table:table-cell table:style-name="Table1.B498" office:value-type="string">
            <text:p text:style-name="P3">to speak, to talk</text:p>
          </table:table-cell>
          <table:table-cell table:style-name="Table1.C498" office:value-type="string">
            <text:p text:style-name="P6">hablar</text:p>
          </table:table-cell>
        </table:table-row>
        <table:table-row>
          <table:table-cell table:style-name="Table1.A499" office:value-type="string">
            <text:p text:style-name="P4">498</text:p>
          </table:table-cell>
          <table:table-cell table:style-name="Table1.B499" office:value-type="string">
            <text:p text:style-name="P3">to spin; to turn; to rotate, to revolve</text:p>
          </table:table-cell>
          <table:table-cell table:style-name="Table1.C499" office:value-type="string">
            <text:p text:style-name="P6">girar</text:p>
          </table:table-cell>
        </table:table-row>
        <table:table-row>
          <table:table-cell table:style-name="Table1.A500" office:value-type="string">
            <text:p text:style-name="P4">499</text:p>
          </table:table-cell>
          <table:table-cell table:style-name="Table1.B500" office:value-type="string">
            <text:p text:style-name="P3">to study</text:p>
          </table:table-cell>
          <table:table-cell table:style-name="Table1.C500" office:value-type="string">
            <text:p text:style-name="P6">estudiar</text:p>
          </table:table-cell>
        </table:table-row>
        <table:table-row>
          <table:table-cell table:style-name="Table1.A501" office:value-type="string">
            <text:p text:style-name="P4">500</text:p>
          </table:table-cell>
          <table:table-cell table:style-name="Table1.B501" office:value-type="string">
            <text:p text:style-name="P3">to suppose</text:p>
          </table:table-cell>
          <table:table-cell table:style-name="Table1.C501" office:value-type="string">
            <text:p text:style-name="P6">suponer</text:p>
          </table:table-cell>
        </table:table-row>
        <table:table-row>
          <table:table-cell table:style-name="Table1.A502" office:value-type="string">
            <text:p text:style-name="P4">501</text:p>
          </table:table-cell>
          <table:table-cell table:style-name="Table1.B502" office:value-type="string">
            <text:p text:style-name="P3">to take; to carry; to wear<text:span text:style-name="T4">clothes</text:span></text:p>
          </table:table-cell>
          <table:table-cell table:style-name="Table1.C502" office:value-type="string">
            <text:p text:style-name="P6">llevar</text:p>
          </table:table-cell>
        </table:table-row>
        <table:table-row>
          <table:table-cell table:style-name="Table1.A503" office:value-type="string">
            <text:p text:style-name="P4">502</text:p>
          </table:table-cell>
          <table:table-cell table:style-name="Table1.B503" office:value-type="string">
            <text:p text:style-name="P3">to travel</text:p>
          </table:table-cell>
          <table:table-cell table:style-name="Table1.C503" office:value-type="string">
            <text:p text:style-name="P6">viajar</text:p>
          </table:table-cell>
        </table:table-row>
        <table:table-row>
          <table:table-cell table:style-name="Table1.A504" office:value-type="string">
            <text:p text:style-name="P4">503</text:p>
          </table:table-cell>
          <table:table-cell table:style-name="Table1.B504" office:value-type="string">
            <text:p text:style-name="P3">to treat</text:p>
          </table:table-cell>
          <table:table-cell table:style-name="Table1.C504" office:value-type="string">
            <text:p text:style-name="P6">tratar</text:p>
          </table:table-cell>
        </table:table-row>
        <table:table-row>
          <table:table-cell table:style-name="Table1.A505" office:value-type="string">
            <text:p text:style-name="P4">504</text:p>
          </table:table-cell>
          <table:table-cell table:style-name="Table1.B505" office:value-type="string">
            <text:p text:style-name="P3">to understand</text:p>
          </table:table-cell>
          <table:table-cell table:style-name="Table1.C505" office:value-type="string">
            <text:p text:style-name="P6">comprender</text:p>
          </table:table-cell>
        </table:table-row>
        <table:table-row>
          <table:table-cell table:style-name="Table1.A506" office:value-type="string">
            <text:p text:style-name="P4">505</text:p>
          </table:table-cell>
          <table:table-cell table:style-name="Table1.B506" office:value-type="string">
            <text:p text:style-name="P3">to walk</text:p>
          </table:table-cell>
          <table:table-cell table:style-name="Table1.C506" office:value-type="string">
            <text:p text:style-name="P6">caminar</text:p>
          </table:table-cell>
        </table:table-row>
        <table:table-row>
          <table:table-cell table:style-name="Table1.A507" office:value-type="string">
            <text:p text:style-name="P4">506</text:p>
          </table:table-cell>
          <table:table-cell table:style-name="Table1.B507" office:value-type="string">
            <text:p text:style-name="P3">to work</text:p>
          </table:table-cell>
          <table:table-cell table:style-name="Table1.C507" office:value-type="string">
            <text:p text:style-name="P6">trabajar</text:p>
          </table:table-cell>
        </table:table-row>
        <table:table-row>
          <table:table-cell table:style-name="Table1.A508" office:value-type="string">
            <text:p text:style-name="P4">507</text:p>
          </table:table-cell>
          <table:table-cell table:style-name="Table1.B508" office:value-type="string">
            <text:p text:style-name="P3">to write</text:p>
          </table:table-cell>
          <table:table-cell table:style-name="Table1.C508" office:value-type="string">
            <text:p text:style-name="P6">escribir</text:p>
          </table:table-cell>
        </table:table-row>
        <table:table-row>
          <table:table-cell table:style-name="Table1.A509" office:value-type="string">
            <text:p text:style-name="P4">508</text:p>
          </table:table-cell>
          <table:table-cell table:style-name="Table1.B509" office:value-type="string">
            <text:p text:style-name="P3">to; at</text:p>
          </table:table-cell>
          <table:table-cell table:style-name="Table1.C509" office:value-type="string">
            <text:p text:style-name="P6">a</text:p>
          </table:table-cell>
        </table:table-row>
        <table:table-row>
          <table:table-cell table:style-name="Table1.A510" office:value-type="string">
            <text:p text:style-name="P4">509</text:p>
          </table:table-cell>
          <table:table-cell table:style-name="Table1.B510" office:value-type="string">
            <text:p text:style-name="P3">today</text:p>
          </table:table-cell>
          <table:table-cell table:style-name="Table1.C510" office:value-type="string">
            <text:p text:style-name="P6">hoy</text:p>
          </table:table-cell>
        </table:table-row>
        <table:table-row>
          <table:table-cell table:style-name="Table1.A511" office:value-type="string">
            <text:p text:style-name="P4">510</text:p>
          </table:table-cell>
          <table:table-cell table:style-name="Table1.B511" office:value-type="string">
            <text:p text:style-name="P3">tomorrow</text:p>
          </table:table-cell>
          <table:table-cell table:style-name="Table1.C511" office:value-type="string">
            <text:p text:style-name="P6">mañana</text:p>
          </table:table-cell>
        </table:table-row>
        <table:table-row>
          <table:table-cell table:style-name="Table1.A512" office:value-type="string">
            <text:p text:style-name="P4">511</text:p>
          </table:table-cell>
          <table:table-cell table:style-name="Table1.B512" office:value-type="string">
            <text:p text:style-name="P3">tonight</text:p>
          </table:table-cell>
          <table:table-cell table:style-name="Table1.C512" office:value-type="string">
            <text:p text:style-name="P6">esta noche</text:p>
          </table:table-cell>
        </table:table-row>
        <table:table-row>
          <table:table-cell table:style-name="Table1.A513" office:value-type="string">
            <text:p text:style-name="P4">512</text:p>
          </table:table-cell>
          <table:table-cell table:style-name="Table1.B513" office:value-type="string">
            <text:p text:style-name="P3">toward, towards</text:p>
          </table:table-cell>
          <table:table-cell table:style-name="Table1.C513" office:value-type="string">
            <text:p text:style-name="P6">hacia</text:p>
          </table:table-cell>
        </table:table-row>
        <table:table-row>
          <table:table-cell table:style-name="Table1.A514" office:value-type="string">
            <text:p text:style-name="P4">513</text:p>
          </table:table-cell>
          <table:table-cell table:style-name="Table1.B514" office:value-type="string">
            <text:p text:style-name="P3">Tuesday</text:p>
          </table:table-cell>
          <table:table-cell table:style-name="Table1.C514" office:value-type="string">
            <text:p text:style-name="P6">el martes</text:p>
          </table:table-cell>
        </table:table-row>
        <table:table-row>
          <table:table-cell table:style-name="Table1.A515" office:value-type="string">
            <text:p text:style-name="P4">514</text:p>
          </table:table-cell>
          <table:table-cell table:style-name="Table1.B515" office:value-type="string">
            <text:p text:style-name="P3">twelve</text:p>
          </table:table-cell>
          <table:table-cell table:style-name="Table1.C515" office:value-type="string">
            <text:p text:style-name="P6">doce</text:p>
          </table:table-cell>
        </table:table-row>
        <table:table-row>
          <table:table-cell table:style-name="Table1.A516" office:value-type="string">
            <text:p text:style-name="P4">515</text:p>
          </table:table-cell>
          <table:table-cell table:style-name="Table1.B516" office:value-type="string">
            <text:p text:style-name="P3">twenty</text:p>
          </table:table-cell>
          <table:table-cell table:style-name="Table1.C516" office:value-type="string">
            <text:p text:style-name="P6">veinte</text:p>
          </table:table-cell>
        </table:table-row>
        <table:table-row>
          <table:table-cell table:style-name="Table1.A517" office:value-type="string">
            <text:p text:style-name="P4">516</text:p>
          </table:table-cell>
          <table:table-cell table:style-name="Table1.B517" office:value-type="string">
            <text:p text:style-name="P3">twenty-eight</text:p>
          </table:table-cell>
          <table:table-cell table:style-name="Table1.C517" office:value-type="string">
            <text:p text:style-name="P6">veintiocho</text:p>
          </table:table-cell>
        </table:table-row>
        <table:table-row>
          <table:table-cell table:style-name="Table1.A518" office:value-type="string">
            <text:p text:style-name="P4">517</text:p>
          </table:table-cell>
          <table:table-cell table:style-name="Table1.B518" office:value-type="string">
            <text:p text:style-name="P3">twenty-five</text:p>
          </table:table-cell>
          <table:table-cell table:style-name="Table1.C518" office:value-type="string">
            <text:p text:style-name="P6">veinticinco</text:p>
          </table:table-cell>
        </table:table-row>
        <table:table-row>
          <table:table-cell table:style-name="Table1.A519" office:value-type="string">
            <text:p text:style-name="P4">518</text:p>
          </table:table-cell>
          <table:table-cell table:style-name="Table1.B519" office:value-type="string">
            <text:p text:style-name="P3">twenty-four</text:p>
          </table:table-cell>
          <table:table-cell table:style-name="Table1.C519" office:value-type="string">
            <text:p text:style-name="P6">veinticuatro</text:p>
          </table:table-cell>
        </table:table-row>
        <table:table-row>
          <table:table-cell table:style-name="Table1.A520" office:value-type="string">
            <text:p text:style-name="P4">519</text:p>
          </table:table-cell>
          <table:table-cell table:style-name="Table1.B520" office:value-type="string">
            <text:p text:style-name="P3">twenty-nine</text:p>
          </table:table-cell>
          <table:table-cell table:style-name="Table1.C520" office:value-type="string">
            <text:p text:style-name="P6">veintinueve</text:p>
          </table:table-cell>
        </table:table-row>
        <table:table-row>
          <table:table-cell table:style-name="Table1.A521" office:value-type="string">
            <text:p text:style-name="P4">520</text:p>
          </table:table-cell>
          <table:table-cell table:style-name="Table1.B521" office:value-type="string">
            <text:p text:style-name="P3">twenty-one</text:p>
          </table:table-cell>
          <table:table-cell table:style-name="Table1.C521" office:value-type="string">
            <text:p text:style-name="P6">veintiuno</text:p>
          </table:table-cell>
        </table:table-row>
        <table:table-row>
          <table:table-cell table:style-name="Table1.A522" office:value-type="string">
            <text:p text:style-name="P4">521</text:p>
          </table:table-cell>
          <table:table-cell table:style-name="Table1.B522" office:value-type="string">
            <text:p text:style-name="P3">twenty-seven</text:p>
          </table:table-cell>
          <table:table-cell table:style-name="Table1.C522" office:value-type="string">
            <text:p text:style-name="P6">veintisiete</text:p>
          </table:table-cell>
        </table:table-row>
        <table:table-row>
          <table:table-cell table:style-name="Table1.A523" office:value-type="string">
            <text:p text:style-name="P4">522</text:p>
          </table:table-cell>
          <table:table-cell table:style-name="Table1.B523" office:value-type="string">
            <text:p text:style-name="P3">twenty-six</text:p>
          </table:table-cell>
          <table:table-cell table:style-name="Table1.C523" office:value-type="string">
            <text:p text:style-name="P6">veintiséis</text:p>
          </table:table-cell>
        </table:table-row>
        <table:table-row>
          <table:table-cell table:style-name="Table1.A524" office:value-type="string">
            <text:p text:style-name="P4">523</text:p>
          </table:table-cell>
          <table:table-cell table:style-name="Table1.B524" office:value-type="string">
            <text:p text:style-name="P3">twenty-three</text:p>
          </table:table-cell>
          <table:table-cell table:style-name="Table1.C524" office:value-type="string">
            <text:p text:style-name="P6">veintitrés</text:p>
          </table:table-cell>
        </table:table-row>
        <table:table-row>
          <table:table-cell table:style-name="Table1.A525" office:value-type="string">
            <text:p text:style-name="P4">524</text:p>
          </table:table-cell>
          <table:table-cell table:style-name="Table1.B525" office:value-type="string">
            <text:p text:style-name="P3">twenty-two</text:p>
          </table:table-cell>
          <table:table-cell table:style-name="Table1.C525" office:value-type="string">
            <text:p text:style-name="P6">veintidós</text:p>
          </table:table-cell>
        </table:table-row>
        <table:table-row>
          <table:table-cell table:style-name="Table1.A526" office:value-type="string">
            <text:p text:style-name="P4">525</text:p>
          </table:table-cell>
          <table:table-cell table:style-name="Table1.B526" office:value-type="string">
            <text:p text:style-name="P3">two</text:p>
          </table:table-cell>
          <table:table-cell table:style-name="Table1.C526" office:value-type="string">
            <text:p text:style-name="P6">dos</text:p>
          </table:table-cell>
        </table:table-row>
        <table:table-row>
          <table:table-cell table:style-name="Table1.A527" office:value-type="string">
            <text:p text:style-name="P4">526</text:p>
          </table:table-cell>
          <table:table-cell table:style-name="Table1.B527" office:value-type="string">
            <text:p text:style-name="P3">two hundred</text:p>
          </table:table-cell>
          <table:table-cell table:style-name="Table1.C527" office:value-type="string">
            <text:p text:style-name="P6">doscientos</text:p>
          </table:table-cell>
        </table:table-row>
        <table:table-row>
          <table:table-cell table:style-name="Table1.A528" office:value-type="string">
            <text:p text:style-name="P4">527</text:p>
          </table:table-cell>
          <table:table-cell table:style-name="Table1.B528" office:value-type="string">
            <text:p text:style-name="P3">ugly</text:p>
          </table:table-cell>
          <table:table-cell table:style-name="Table1.C528" office:value-type="string">
            <text:p text:style-name="P6">feo</text:p>
          </table:table-cell>
        </table:table-row>
        <text:soft-page-break/>
        <table:table-row>
          <table:table-cell table:style-name="Table1.A529" office:value-type="string">
            <text:p text:style-name="P4">528</text:p>
          </table:table-cell>
          <table:table-cell table:style-name="Table1.B529" office:value-type="string">
            <text:p text:style-name="P3">under, beneath</text:p>
          </table:table-cell>
          <table:table-cell table:style-name="Table1.C529" office:value-type="string">
            <text:p text:style-name="P6">bajo</text:p>
          </table:table-cell>
        </table:table-row>
        <table:table-row>
          <table:table-cell table:style-name="Table1.A530" office:value-type="string">
            <text:p text:style-name="P4">529</text:p>
          </table:table-cell>
          <table:table-cell table:style-name="Table1.B530" office:value-type="string">
            <text:p text:style-name="P3">until, till</text:p>
          </table:table-cell>
          <table:table-cell table:style-name="Table1.C530" office:value-type="string">
            <text:p text:style-name="P6">hasta</text:p>
          </table:table-cell>
        </table:table-row>
        <table:table-row>
          <table:table-cell table:style-name="Table1.A531" office:value-type="string">
            <text:p text:style-name="P4">530</text:p>
          </table:table-cell>
          <table:table-cell table:style-name="Table1.B531" office:value-type="string">
            <text:p text:style-name="P3">very</text:p>
          </table:table-cell>
          <table:table-cell table:style-name="Table1.C531" office:value-type="string">
            <text:p text:style-name="P6">muy</text:p>
          </table:table-cell>
        </table:table-row>
        <table:table-row>
          <table:table-cell table:style-name="Table1.A532" office:value-type="string">
            <text:p text:style-name="P4">531</text:p>
          </table:table-cell>
          <table:table-cell table:style-name="Table1.B532" office:value-type="string">
            <text:p text:style-name="P3">violet</text:p>
          </table:table-cell>
          <table:table-cell table:style-name="Table1.C532" office:value-type="string">
            <text:p text:style-name="P6">violeta</text:p>
          </table:table-cell>
        </table:table-row>
        <table:table-row>
          <table:table-cell table:style-name="Table1.A533" office:value-type="string">
            <text:p text:style-name="P4">532</text:p>
          </table:table-cell>
          <table:table-cell table:style-name="Table1.B533" office:value-type="string">
            <text:p text:style-name="P3">we</text:p>
          </table:table-cell>
          <table:table-cell table:style-name="Table1.C533" office:value-type="string">
            <text:p text:style-name="P6">nosotros</text:p>
          </table:table-cell>
        </table:table-row>
        <table:table-row>
          <table:table-cell table:style-name="Table1.A534" office:value-type="string">
            <text:p text:style-name="P4">533</text:p>
          </table:table-cell>
          <table:table-cell table:style-name="Table1.B534" office:value-type="string">
            <text:p text:style-name="P7">we</text:p>
          </table:table-cell>
          <table:table-cell table:style-name="Table1.C534" office:value-type="string">
            <text:p text:style-name="P6">nosotras</text:p>
          </table:table-cell>
        </table:table-row>
        <table:table-row>
          <table:table-cell table:style-name="Table1.A535" office:value-type="string">
            <text:p text:style-name="P4">534</text:p>
          </table:table-cell>
          <table:table-cell table:style-name="Table1.B535" office:value-type="string">
            <text:p text:style-name="P3">Wednesday</text:p>
          </table:table-cell>
          <table:table-cell table:style-name="Table1.C535" office:value-type="string">
            <text:p text:style-name="P6">el miércoles</text:p>
          </table:table-cell>
        </table:table-row>
        <table:table-row>
          <table:table-cell table:style-name="Table1.A536" office:value-type="string">
            <text:p text:style-name="P4">535</text:p>
          </table:table-cell>
          <table:table-cell table:style-name="Table1.B536" office:value-type="string">
            <text:p text:style-name="P3">well; fine</text:p>
          </table:table-cell>
          <table:table-cell table:style-name="Table1.C536" office:value-type="string">
            <text:p text:style-name="P6">bien</text:p>
          </table:table-cell>
        </table:table-row>
        <table:table-row>
          <table:table-cell table:style-name="Table1.A537" office:value-type="string">
            <text:p text:style-name="P4">536</text:p>
          </table:table-cell>
          <table:table-cell table:style-name="Table1.B537" office:value-type="string">
            <text:p text:style-name="P3">What ...!; How ...!</text:p>
          </table:table-cell>
          <table:table-cell table:style-name="Table1.C537" office:value-type="string">
            <text:p text:style-name="P6">¡Qué ...!</text:p>
          </table:table-cell>
        </table:table-row>
        <table:table-row>
          <table:table-cell table:style-name="Table1.A538" office:value-type="string">
            <text:p text:style-name="P4">537</text:p>
          </table:table-cell>
          <table:table-cell table:style-name="Table1.B538" office:value-type="string">
            <text:p text:style-name="P3">What a shame!, What a pity!</text:p>
          </table:table-cell>
          <table:table-cell table:style-name="Table1.C538" office:value-type="string">
            <text:p text:style-name="P6">¡Qué lástima!</text:p>
          </table:table-cell>
        </table:table-row>
        <table:table-row>
          <table:table-cell table:style-name="Table1.A539" office:value-type="string">
            <text:p text:style-name="P4">538</text:p>
          </table:table-cell>
          <table:table-cell table:style-name="Table1.B539" office:value-type="string">
            <text:p text:style-name="P3">What?; Which?</text:p>
          </table:table-cell>
          <table:table-cell table:style-name="Table1.C539" office:value-type="string">
            <text:p text:style-name="P6">¿Qué?</text:p>
          </table:table-cell>
        </table:table-row>
        <table:table-row>
          <table:table-cell table:style-name="Table1.A540" office:value-type="string">
            <text:p text:style-name="P4">539</text:p>
          </table:table-cell>
          <table:table-cell table:style-name="Table1.B540" office:value-type="string">
            <text:p text:style-name="P3">when</text:p>
          </table:table-cell>
          <table:table-cell table:style-name="Table1.C540" office:value-type="string">
            <text:p text:style-name="P6">cuando</text:p>
          </table:table-cell>
        </table:table-row>
        <table:table-row>
          <table:table-cell table:style-name="Table1.A541" office:value-type="string">
            <text:p text:style-name="P4">540</text:p>
          </table:table-cell>
          <table:table-cell table:style-name="Table1.B541" office:value-type="string">
            <text:p text:style-name="P3">When?</text:p>
          </table:table-cell>
          <table:table-cell table:style-name="Table1.C541" office:value-type="string">
            <text:p text:style-name="P6">¿Cuándo?</text:p>
          </table:table-cell>
        </table:table-row>
        <table:table-row>
          <table:table-cell table:style-name="Table1.A542" office:value-type="string">
            <text:p text:style-name="P4">541</text:p>
          </table:table-cell>
          <table:table-cell table:style-name="Table1.B542" office:value-type="string">
            <text:p text:style-name="P3">Where to?</text:p>
          </table:table-cell>
          <table:table-cell table:style-name="Table1.C542" office:value-type="string">
            <text:p text:style-name="P6">¿Adónde?</text:p>
          </table:table-cell>
        </table:table-row>
        <table:table-row>
          <table:table-cell table:style-name="Table1.A543" office:value-type="string">
            <text:p text:style-name="P4">542</text:p>
          </table:table-cell>
          <table:table-cell table:style-name="Table1.B543" office:value-type="string">
            <text:p text:style-name="P3">Where?</text:p>
          </table:table-cell>
          <table:table-cell table:style-name="Table1.C543" office:value-type="string">
            <text:p text:style-name="P6">¿Dónde?</text:p>
          </table:table-cell>
        </table:table-row>
        <table:table-row>
          <table:table-cell table:style-name="Table1.A544" office:value-type="string">
            <text:p text:style-name="P4">543</text:p>
          </table:table-cell>
          <table:table-cell table:style-name="Table1.B544" office:value-type="string">
            <text:p text:style-name="P3">Which?; What?</text:p>
          </table:table-cell>
          <table:table-cell table:style-name="Table1.C544" office:value-type="string">
            <text:p text:style-name="P6">¿Cuál?</text:p>
          </table:table-cell>
        </table:table-row>
        <table:table-row>
          <table:table-cell table:style-name="Table1.A545" office:value-type="string">
            <text:p text:style-name="P4">544</text:p>
          </table:table-cell>
          <table:table-cell table:style-name="Table1.B545" office:value-type="string">
            <text:p text:style-name="P3">while</text:p>
          </table:table-cell>
          <table:table-cell table:style-name="Table1.C545" office:value-type="string">
            <text:p text:style-name="P6">mientras</text:p>
          </table:table-cell>
        </table:table-row>
        <table:table-row>
          <table:table-cell table:style-name="Table1.A546" office:value-type="string">
            <text:p text:style-name="P4">545</text:p>
          </table:table-cell>
          <table:table-cell table:style-name="Table1.B546" office:value-type="string">
            <text:p text:style-name="P3">white</text:p>
          </table:table-cell>
          <table:table-cell table:style-name="Table1.C546" office:value-type="string">
            <text:p text:style-name="P6">blanco</text:p>
          </table:table-cell>
        </table:table-row>
        <table:table-row>
          <table:table-cell table:style-name="Table1.A547" office:value-type="string">
            <text:p text:style-name="P4">546</text:p>
          </table:table-cell>
          <table:table-cell table:style-name="Table1.B547" office:value-type="string">
            <text:p text:style-name="P3">Who?</text:p>
          </table:table-cell>
          <table:table-cell table:style-name="Table1.C547" office:value-type="string">
            <text:p text:style-name="P6">¿Quién?</text:p>
          </table:table-cell>
        </table:table-row>
        <table:table-row>
          <table:table-cell table:style-name="Table1.A548" office:value-type="string">
            <text:p text:style-name="P4">547</text:p>
          </table:table-cell>
          <table:table-cell table:style-name="Table1.B548" office:value-type="string">
            <text:p text:style-name="P3">Why?</text:p>
          </table:table-cell>
          <table:table-cell table:style-name="Table1.C548" office:value-type="string">
            <text:p text:style-name="P6">¿Por qué?</text:p>
          </table:table-cell>
        </table:table-row>
        <table:table-row>
          <table:table-cell table:style-name="Table1.A549" office:value-type="string">
            <text:p text:style-name="P4">548</text:p>
          </table:table-cell>
          <table:table-cell table:style-name="Table1.B549" office:value-type="string">
            <text:p text:style-name="P3">with</text:p>
          </table:table-cell>
          <table:table-cell table:style-name="Table1.C549" office:value-type="string">
            <text:p text:style-name="P6">con</text:p>
          </table:table-cell>
        </table:table-row>
        <table:table-row>
          <table:table-cell table:style-name="Table1.A550" office:value-type="string">
            <text:p text:style-name="P4">549</text:p>
          </table:table-cell>
          <table:table-cell table:style-name="Table1.B550" office:value-type="string">
            <text:p text:style-name="P3">without</text:p>
          </table:table-cell>
          <table:table-cell table:style-name="Table1.C550" office:value-type="string">
            <text:p text:style-name="P6">sin</text:p>
          </table:table-cell>
        </table:table-row>
        <table:table-row>
          <table:table-cell table:style-name="Table1.A551" office:value-type="string">
            <text:p text:style-name="P4">550</text:p>
          </table:table-cell>
          <table:table-cell table:style-name="Table1.B551" office:value-type="string">
            <text:p text:style-name="P3">yellow</text:p>
          </table:table-cell>
          <table:table-cell table:style-name="Table1.C551" office:value-type="string">
            <text:p text:style-name="P6">amarillo</text:p>
          </table:table-cell>
        </table:table-row>
        <table:table-row>
          <table:table-cell table:style-name="Table1.A552" office:value-type="string">
            <text:p text:style-name="P4">551</text:p>
          </table:table-cell>
          <table:table-cell table:style-name="Table1.B552" office:value-type="string">
            <text:p text:style-name="P3">yes</text:p>
          </table:table-cell>
          <table:table-cell table:style-name="Table1.C552" office:value-type="string">
            <text:p text:style-name="P6">sí</text:p>
          </table:table-cell>
        </table:table-row>
        <table:table-row>
          <table:table-cell table:style-name="Table1.A553" office:value-type="string">
            <text:p text:style-name="P4">552</text:p>
          </table:table-cell>
          <table:table-cell table:style-name="Table1.B553" office:value-type="string">
            <text:p text:style-name="P3">yesterday</text:p>
          </table:table-cell>
          <table:table-cell table:style-name="Table1.C553" office:value-type="string">
            <text:p text:style-name="P6">ayer</text:p>
          </table:table-cell>
        </table:table-row>
        <table:table-row>
          <table:table-cell table:style-name="Table1.A554" office:value-type="string">
            <text:p text:style-name="P4">553</text:p>
          </table:table-cell>
          <table:table-cell table:style-name="Table1.B554" office:value-type="string">
            <text:p text:style-name="P3">you</text:p>
          </table:table-cell>
          <table:table-cell table:style-name="Table1.C554" office:value-type="string">
            <text:p text:style-name="P6">ustedes</text:p>
          </table:table-cell>
        </table:table-row>
        <table:table-row>
          <table:table-cell table:style-name="Table1.A555" office:value-type="string">
            <text:p text:style-name="P4">554</text:p>
          </table:table-cell>
          <table:table-cell table:style-name="Table1.B555" office:value-type="string">
            <text:p text:style-name="P3">you</text:p>
          </table:table-cell>
          <table:table-cell table:style-name="Table1.C555" office:value-type="string">
            <text:p text:style-name="P6">vosotros</text:p>
          </table:table-cell>
        </table:table-row>
        <table:table-row>
          <table:table-cell table:style-name="Table1.A556" office:value-type="string">
            <text:p text:style-name="P4">555</text:p>
          </table:table-cell>
          <table:table-cell table:style-name="Table1.B556" office:value-type="string">
            <text:p text:style-name="P3">you</text:p>
          </table:table-cell>
          <table:table-cell table:style-name="Table1.C556" office:value-type="string">
            <text:p text:style-name="P6">tú</text:p>
          </table:table-cell>
        </table:table-row>
        <table:table-row>
          <table:table-cell table:style-name="Table1.A557" office:value-type="string">
            <text:p text:style-name="P4">556</text:p>
          </table:table-cell>
          <table:table-cell table:style-name="Table1.B557" office:value-type="string">
            <text:p text:style-name="P3">you</text:p>
          </table:table-cell>
          <table:table-cell table:style-name="Table1.C557" office:value-type="string">
            <text:p text:style-name="P6">usted</text:p>
          </table:table-cell>
        </table:table-row>
        <table:table-row>
          <table:table-cell table:style-name="Table1.A558" office:value-type="string">
            <text:p text:style-name="P4">557</text:p>
          </table:table-cell>
          <table:table-cell table:style-name="Table1.B558" office:value-type="string">
            <text:p text:style-name="P7">you</text:p>
          </table:table-cell>
          <table:table-cell table:style-name="Table1.C558" office:value-type="string">
            <text:p text:style-name="P6">vosotras</text:p>
          </table:table-cell>
        </table:table-row>
        <table:table-row>
          <table:table-cell table:style-name="Table1.A559" office:value-type="string">
            <text:p text:style-name="P4">558</text:p>
          </table:table-cell>
          <table:table-cell table:style-name="Table1.B559" office:value-type="string">
            <text:p text:style-name="P3">young</text:p>
          </table:table-cell>
          <table:table-cell table:style-name="Table1.C559" office:value-type="string">
            <text:p text:style-name="P6">joven</text:p>
          </table:table-cell>
        </table:table-row>
        <table:table-row>
          <table:table-cell table:style-name="Table1.A560" office:value-type="string">
            <text:p text:style-name="P4">559</text:p>
          </table:table-cell>
          <table:table-cell table:style-name="Table1.B560" office:value-type="string">
            <text:p text:style-name="P3">your</text:p>
          </table:table-cell>
          <table:table-cell table:style-name="Table1.C560" office:value-type="string">
            <text:p text:style-name="P6">tu</text:p>
          </table:table-cell>
        </table:table-row>
        <table:table-row>
          <table:table-cell table:style-name="Table1.A561" office:value-type="string">
            <text:p text:style-name="P4">560</text:p>
          </table:table-cell>
          <table:table-cell table:style-name="Table1.B561" office:value-type="string">
            <text:p text:style-name="P3">your</text:p>
          </table:table-cell>
          <table:table-cell table:style-name="Table1.C561" office:value-type="string">
            <text:p text:style-name="P6">vuestro</text:p>
          </table:table-cell>
        </table:table-row>
        <table:table-row>
          <table:table-cell table:style-name="Table1.A562" office:value-type="string">
            <text:p text:style-name="P4">561</text:p>
          </table:table-cell>
          <table:table-cell table:style-name="Table1.B562" office:value-type="string">
            <text:p text:style-name="P3">your; his; her; it's; their</text:p>
          </table:table-cell>
          <table:table-cell table:style-name="Table1.C562" office:value-type="string">
            <text:p text:style-name="P6">su</text:p>
          </table:table-cell>
        </table:table-row>
        <table:table-row>
          <table:table-cell table:style-name="Table1.A563" office:value-type="string">
            <text:p text:style-name="P4">562</text:p>
          </table:table-cell>
          <table:table-cell table:style-name="Table1.B563" office:value-type="string">
            <text:p text:style-name="P3">yours<text:span text:style-name="T4">informal</text:span></text:p>
          </table:table-cell>
          <table:table-cell table:style-name="Table1.C563" office:value-type="string">
            <text:p text:style-name="P6">tuyo</text:p>
          </table:table-cell>
        </table:table-row>
        <table:table-row>
          <table:table-cell table:style-name="Table1.A564" office:value-type="string">
            <text:p text:style-name="P4">563</text:p>
          </table:table-cell>
          <table:table-cell table:style-name="Table1.B564" office:value-type="string">
            <text:p text:style-name="P3">yours<text:span text:style-name="T4">informal</text:span></text:p>
          </table:table-cell>
          <table:table-cell table:style-name="Table1.C564" office:value-type="string">
            <text:p text:style-name="P6">vuestro</text:p>
          </table:table-cell>
        </table:table-row>
        <table:table-row>
          <table:table-cell table:style-name="Table1.A565" office:value-type="string">
            <text:p text:style-name="P4">564</text:p>
          </table:table-cell>
          <table:table-cell table:style-name="Table1.B565" office:value-type="string">
            <text:p text:style-name="P3">zero</text:p>
          </table:table-cell>
          <table:table-cell table:style-name="Table1.C565" office:value-type="string">
            <text:p text:style-name="P6">cer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05in">
          <style:column style:rel-width="4819*" fo:start-indent="0in" fo:end-indent="0.0252in"/>
          <style:column style:rel-width="4819*" fo:start-indent="0.0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2:51:46.558419866</meta:creation-date>
    <dc:date>2018-06-08T04:59:49.734430227</dc:date>
    <meta:editing-duration>PT10M24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7" meta:paragraph-count="1695" meta:word-count="2749" meta:character-count="12568" meta:non-whitespace-character-count="11514"/>
  </office:meta>
</office:document-meta>
</file>